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84" calcext:value-type="float">
            <text:p>2684</text:p>
          </table:table-cell>
          <table:table-cell/>
          <table:table-cell table:formula="of:=AVERAGE([.A1:.A1000])" office:value-type="float" office:value="89.252" calcext:value-type="float">
            <text:p>89.252</text:p>
          </table:table-cell>
          <table:table-cell table:formula="of:=AVERAGE([.B1:.B1000])" office:value-type="float" office:value="7000.95" calcext:value-type="float">
            <text:p>7000.95</text:p>
          </table:table-cell>
          <table:table-cell/>
          <table:table-cell office:value-type="string" calcext:value-type="string">
            <text:p>Numsln=91</text:p>
          </table:table-cell>
          <table:table-cell/>
          <table:table-cell table:formula="of:=[.B1]/[.A1]" office:value-type="float" office:value="78.9411764705882" calcext:value-type="float">
            <text:p>78.94117647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653" calcext:value-type="float">
            <text:p>8653</text:p>
          </table:table-cell>
          <table:table-cell table:number-columns-repeated="6"/>
          <table:table-cell table:formula="of:=[.B2]/[.A2]" office:value-type="float" office:value="77.954954954955" calcext:value-type="float">
            <text:p>77.9549549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50" calcext:value-type="float">
            <text:p>7050</text:p>
          </table:table-cell>
          <table:table-cell table:number-columns-repeated="6"/>
          <table:table-cell table:formula="of:=[.B3]/[.A3]" office:value-type="float" office:value="78.3333333333333" calcext:value-type="float">
            <text:p>78.33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92" calcext:value-type="float">
            <text:p>4792</text:p>
          </table:table-cell>
          <table:table-cell table:number-columns-repeated="6"/>
          <table:table-cell table:formula="of:=[.B4]/[.A4]" office:value-type="float" office:value="78.5573770491803" calcext:value-type="float">
            <text:p>78.557377049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533" calcext:value-type="float">
            <text:p>9533</text:p>
          </table:table-cell>
          <table:table-cell table:number-columns-repeated="6"/>
          <table:table-cell table:formula="of:=[.B5]/[.A5]" office:value-type="float" office:value="78.7851239669422" calcext:value-type="float">
            <text:p>78.78512396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37" calcext:value-type="float">
            <text:p>2437</text:p>
          </table:table-cell>
          <table:table-cell table:number-columns-repeated="6"/>
          <table:table-cell table:formula="of:=[.B6]/[.A6]" office:value-type="float" office:value="78.6129032258065" calcext:value-type="float">
            <text:p>78.61290322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3" calcext:value-type="float">
            <text:p>543</text:p>
          </table:table-cell>
          <table:table-cell table:number-columns-repeated="6"/>
          <table:table-cell table:formula="of:=[.B7]/[.A7]" office:value-type="float" office:value="77.5714285714286" calcext:value-type="float">
            <text:p>77.57142857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12" calcext:value-type="float">
            <text:p>1812</text:p>
          </table:table-cell>
          <table:table-cell table:number-columns-repeated="6"/>
          <table:table-cell table:formula="of:=[.B8]/[.A8]" office:value-type="float" office:value="78.7826086956522" calcext:value-type="float">
            <text:p>78.78260869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81" calcext:value-type="float">
            <text:p>3781</text:p>
          </table:table-cell>
          <table:table-cell table:number-columns-repeated="6"/>
          <table:table-cell table:formula="of:=[.B9]/[.A9]" office:value-type="float" office:value="78.7708333333333" calcext:value-type="float">
            <text:p>78.7708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88" calcext:value-type="float">
            <text:p>1188</text:p>
          </table:table-cell>
          <table:table-cell table:number-columns-repeated="6"/>
          <table:table-cell table:formula="of:=[.B10]/[.A10]"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31" calcext:value-type="float">
            <text:p>2131</text:p>
          </table:table-cell>
          <table:table-cell table:number-columns-repeated="6"/>
          <table:table-cell table:formula="of:=[.B11]/[.A11]" office:value-type="float" office:value="78.9259259259259" calcext:value-type="float">
            <text:p>78.92592592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04" calcext:value-type="float">
            <text:p>5104</text:p>
          </table:table-cell>
          <table:table-cell table:number-columns-repeated="6"/>
          <table:table-cell table:formula="of:=[.B12]/[.A12]" office:value-type="float" office:value="78.5230769230769" calcext:value-type="float">
            <text:p>78.52307692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10" calcext:value-type="float">
            <text:p>4010</text:p>
          </table:table-cell>
          <table:table-cell table:number-columns-repeated="6"/>
          <table:table-cell table:formula="of:=[.B13]/[.A13]" office:value-type="float" office:value="78.6274509803922" calcext:value-type="float">
            <text:p>78.62745098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59" calcext:value-type="float">
            <text:p>7359</text:p>
          </table:table-cell>
          <table:table-cell table:number-columns-repeated="6"/>
          <table:table-cell table:formula="of:=[.B14]/[.A14]" office:value-type="float" office:value="78.2872340425532" calcext:value-type="float">
            <text:p>78.28723404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51" calcext:value-type="float">
            <text:p>6851</text:p>
          </table:table-cell>
          <table:table-cell table:number-columns-repeated="6"/>
          <table:table-cell table:formula="of:=[.B15]/[.A15]" office:value-type="float" office:value="78.7471264367816" calcext:value-type="float">
            <text:p>78.74712643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7" calcext:value-type="float">
            <text:p>1107</text:p>
          </table:table-cell>
          <table:table-cell table:number-columns-repeated="6"/>
          <table:table-cell table:formula="of:=[.B16]/[.A16]" office:value-type="float" office:value="79.0714285714286" calcext:value-type="float">
            <text:p>79.07142857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54" calcext:value-type="float">
            <text:p>2854</text:p>
          </table:table-cell>
          <table:table-cell table:number-columns-repeated="6"/>
          <table:table-cell table:formula="of:=[.B17]/[.A17]" office:value-type="float" office:value="79.2777777777778" calcext:value-type="float">
            <text:p>79.2777777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4" calcext:value-type="float">
            <text:p>644</text:p>
          </table:table-cell>
          <table:table-cell table:number-columns-repeated="6"/>
          <table:table-cell table:formula="of:=[.B18]/[.A18]"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736" calcext:value-type="float">
            <text:p>26736</text:p>
          </table:table-cell>
          <table:table-cell table:number-columns-repeated="6"/>
          <table:table-cell table:formula="of:=[.B19]/[.A19]" office:value-type="float" office:value="78.6352941176471" calcext:value-type="float">
            <text:p>78.63529411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84" calcext:value-type="float">
            <text:p>2284</text:p>
          </table:table-cell>
          <table:table-cell table:number-columns-repeated="6"/>
          <table:table-cell table:formula="of:=[.B20]/[.A20]" office:value-type="float" office:value="78.7586206896552" calcext:value-type="float">
            <text:p>78.75862068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30" calcext:value-type="float">
            <text:p>3530</text:p>
          </table:table-cell>
          <table:table-cell table:number-columns-repeated="6"/>
          <table:table-cell table:formula="of:=[.B21]/[.A21]" office:value-type="float" office:value="78.4444444444444" calcext:value-type="float">
            <text:p>78.4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7" calcext:value-type="float">
            <text:p>1097</text:p>
          </table:table-cell>
          <table:table-cell table:number-columns-repeated="6"/>
          <table:table-cell table:formula="of:=[.B22]/[.A22]" office:value-type="float" office:value="78.3571428571429" calcext:value-type="float">
            <text:p>78.35714285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00" calcext:value-type="float">
            <text:p>3700</text:p>
          </table:table-cell>
          <table:table-cell table:number-columns-repeated="6"/>
          <table:table-cell table:formula="of:=[.B23]/[.A23]" office:value-type="float" office:value="78.7234042553192" calcext:value-type="float">
            <text:p>78.72340425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28" calcext:value-type="float">
            <text:p>1428</text:p>
          </table:table-cell>
          <table:table-cell table:number-columns-repeated="6"/>
          <table:table-cell table:formula="of:=[.B24]/[.A24]" office:value-type="float" office:value="79.3333333333333" calcext:value-type="float">
            <text:p>79.33333333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311" calcext:value-type="float">
            <text:p>17311</text:p>
          </table:table-cell>
          <table:table-cell table:number-columns-repeated="6"/>
          <table:table-cell table:formula="of:=[.B25]/[.A25]" office:value-type="float" office:value="78.6863636363636" calcext:value-type="float">
            <text:p>78.68636363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64" calcext:value-type="float">
            <text:p>2864</text:p>
          </table:table-cell>
          <table:table-cell table:number-columns-repeated="6"/>
          <table:table-cell table:formula="of:=[.B26]/[.A26]" office:value-type="float" office:value="77.4054054054054" calcext:value-type="float">
            <text:p>77.405405405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219" calcext:value-type="float">
            <text:p>18219</text:p>
          </table:table-cell>
          <table:table-cell table:number-columns-repeated="6"/>
          <table:table-cell table:formula="of:=[.B27]/[.A27]" office:value-type="float" office:value="78.1931330472103" calcext:value-type="float">
            <text:p>78.19313304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51" calcext:value-type="float">
            <text:p>2751</text:p>
          </table:table-cell>
          <table:table-cell table:number-columns-repeated="6"/>
          <table:table-cell table:formula="of:=[.B28]/[.A28]"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574" calcext:value-type="float">
            <text:p>11574</text:p>
          </table:table-cell>
          <table:table-cell table:number-columns-repeated="6"/>
          <table:table-cell table:formula="of:=[.B29]/[.A29]" office:value-type="float" office:value="78.734693877551" calcext:value-type="float">
            <text:p>78.7346938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21" calcext:value-type="float">
            <text:p>7821</text:p>
          </table:table-cell>
          <table:table-cell table:number-columns-repeated="6"/>
          <table:table-cell table:formula="of:=[.B30]/[.A30]" office:value-type="float" office:value="78.21" calcext:value-type="float">
            <text:p>78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179</text:p>
          </table:table-cell>
          <table:table-cell table:number-columns-repeated="6"/>
          <table:table-cell table:formula="of:=[.B31]/[.A31]"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555" calcext:value-type="float">
            <text:p>9555</text:p>
          </table:table-cell>
          <table:table-cell table:number-columns-repeated="6"/>
          <table:table-cell table:formula="of:=[.B32]/[.A32]" office:value-type="float" office:value="78.3196721311475" calcext:value-type="float">
            <text:p>78.31967213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279" calcext:value-type="float">
            <text:p>6279</text:p>
          </table:table-cell>
          <table:table-cell table:number-columns-repeated="6"/>
          <table:table-cell table:formula="of:=[.B33]/[.A33]" office:value-type="float" office:value="79.4810126582279" calcext:value-type="float">
            <text:p>79.48101265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7" calcext:value-type="float">
            <text:p>867</text:p>
          </table:table-cell>
          <table:table-cell table:number-columns-repeated="6"/>
          <table:table-cell table:formula="of:=[.B34]/[.A34]" office:value-type="float" office:value="78.8181818181818" calcext:value-type="float">
            <text:p>78.818181818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05" calcext:value-type="float">
            <text:p>9205</text:p>
          </table:table-cell>
          <table:table-cell table:number-columns-repeated="6"/>
          <table:table-cell table:formula="of:=[.B35]/[.A35]" office:value-type="float" office:value="78.0084745762712" calcext:value-type="float">
            <text:p>78.0084745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table:number-columns-repeated="6"/>
          <table:table-cell table:formula="of:=[.B36]/[.A36]" office:value-type="float" office:value="78.25" calcext:value-type="float">
            <text:p>78.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5" calcext:value-type="float">
            <text:p>2505</text:p>
          </table:table-cell>
          <table:table-cell table:number-columns-repeated="6"/>
          <table:table-cell table:formula="of:=[.B37]/[.A37]" office:value-type="float" office:value="78.28125" calcext:value-type="float">
            <text:p>78.28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9" calcext:value-type="float">
            <text:p>549</text:p>
          </table:table-cell>
          <table:table-cell table:number-columns-repeated="6"/>
          <table:table-cell table:formula="of:=[.B38]/[.A38]" office:value-type="float" office:value="78.4285714285714" calcext:value-type="float">
            <text:p>78.42857142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56" calcext:value-type="float">
            <text:p>4456</text:p>
          </table:table-cell>
          <table:table-cell table:number-columns-repeated="6"/>
          <table:table-cell table:formula="of:=[.B39]/[.A39]" office:value-type="float" office:value="78.1754385964912" calcext:value-type="float">
            <text:p>78.175438596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83" calcext:value-type="float">
            <text:p>5983</text:p>
          </table:table-cell>
          <table:table-cell table:number-columns-repeated="6"/>
          <table:table-cell table:formula="of:=[.B40]/[.A40]" office:value-type="float" office:value="78.7236842105263" calcext:value-type="float">
            <text:p>78.72368421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48" calcext:value-type="float">
            <text:p>5748</text:p>
          </table:table-cell>
          <table:table-cell table:number-columns-repeated="6"/>
          <table:table-cell table:formula="of:=[.B41]/[.A41]" office:value-type="float" office:value="78.7397260273973" calcext:value-type="float">
            <text:p>78.7397260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table:number-columns-repeated="6"/>
          <table:table-cell table:formula="of:=[.B42]/[.A4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40" calcext:value-type="float">
            <text:p>1340</text:p>
          </table:table-cell>
          <table:table-cell table:number-columns-repeated="6"/>
          <table:table-cell table:formula="of:=[.B43]/[.A43]" office:value-type="float" office:value="78.8235294117647" calcext:value-type="float">
            <text:p>78.82352941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502" calcext:value-type="float">
            <text:p>13502</text:p>
          </table:table-cell>
          <table:table-cell table:number-columns-repeated="6"/>
          <table:table-cell table:formula="of:=[.B44]/[.A44]" office:value-type="float" office:value="78.0462427745665" calcext:value-type="float">
            <text:p>78.04624277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25" calcext:value-type="float">
            <text:p>5625</text:p>
          </table:table-cell>
          <table:table-cell table:number-columns-repeated="6"/>
          <table:table-cell table:formula="of:=[.B45]/[.A45]" office:value-type="float" office:value="78.125" calcext:value-type="float">
            <text:p>78.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10" calcext:value-type="float">
            <text:p>5110</text:p>
          </table:table-cell>
          <table:table-cell table:number-columns-repeated="6"/>
          <table:table-cell table:formula="of:=[.B46]/[.A46]" office:value-type="float" office:value="78.6153846153846" calcext:value-type="float">
            <text:p>78.61538461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3" calcext:value-type="float">
            <text:p>863</text:p>
          </table:table-cell>
          <table:table-cell table:number-columns-repeated="6"/>
          <table:table-cell table:formula="of:=[.B47]/[.A47]" office:value-type="float" office:value="78.4545454545455" calcext:value-type="float">
            <text:p>78.45454545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86" calcext:value-type="float">
            <text:p>1786</text:p>
          </table:table-cell>
          <table:table-cell table:number-columns-repeated="6"/>
          <table:table-cell table:formula="of:=[.B48]/[.A48]" office:value-type="float" office:value="77.6521739130435" calcext:value-type="float">
            <text:p>77.65217391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3808" calcext:value-type="float">
            <text:p>23808</text:p>
          </table:table-cell>
          <table:table-cell table:number-columns-repeated="6"/>
          <table:table-cell table:formula="of:=[.B49]/[.A49]" office:value-type="float" office:value="78.5742574257426" calcext:value-type="float">
            <text:p>78.574257425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479" calcext:value-type="float">
            <text:p>15479</text:p>
          </table:table-cell>
          <table:table-cell table:number-columns-repeated="6"/>
          <table:table-cell table:formula="of:=[.B50]/[.A50]" office:value-type="float" office:value="78.5736040609137" calcext:value-type="float">
            <text:p>78.57360406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81" calcext:value-type="float">
            <text:p>3081</text:p>
          </table:table-cell>
          <table:table-cell table:number-columns-repeated="6"/>
          <table:table-cell table:formula="of:=[.B51]/[.A51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8" calcext:value-type="float">
            <text:p>638</text:p>
          </table:table-cell>
          <table:table-cell table:number-columns-repeated="6"/>
          <table:table-cell table:formula="of:=[.B52]/[.A52]" office:value-type="float" office:value="79.75" calcext:value-type="float">
            <text:p>79.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82" calcext:value-type="float">
            <text:p>9482</text:p>
          </table:table-cell>
          <table:table-cell table:number-columns-repeated="6"/>
          <table:table-cell table:formula="of:=[.B53]/[.A53]" office:value-type="float" office:value="78.3636363636364" calcext:value-type="float">
            <text:p>78.36363636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56" calcext:value-type="float">
            <text:p>2656</text:p>
          </table:table-cell>
          <table:table-cell table:number-columns-repeated="6"/>
          <table:table-cell table:formula="of:=[.B54]/[.A54]" office:value-type="float" office:value="78.1176470588235" calcext:value-type="float">
            <text:p>78.11764705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20" calcext:value-type="float">
            <text:p>4220</text:p>
          </table:table-cell>
          <table:table-cell table:number-columns-repeated="6"/>
          <table:table-cell table:formula="of:=[.B55]/[.A55]" office:value-type="float" office:value="78.1481481481482" calcext:value-type="float">
            <text:p>78.14814814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25" calcext:value-type="float">
            <text:p>4125</text:p>
          </table:table-cell>
          <table:table-cell table:number-columns-repeated="6"/>
          <table:table-cell table:formula="of:=[.B56]/[.A56]" office:value-type="float" office:value="77.8301886792453" calcext:value-type="float">
            <text:p>77.83018867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49" calcext:value-type="float">
            <text:p>3149</text:p>
          </table:table-cell>
          <table:table-cell table:number-columns-repeated="6"/>
          <table:table-cell table:formula="of:=[.B57]/[.A57]" office:value-type="float" office:value="78.725" calcext:value-type="float">
            <text:p>78.7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58" calcext:value-type="float">
            <text:p>2358</text:p>
          </table:table-cell>
          <table:table-cell table:number-columns-repeated="6"/>
          <table:table-cell table:formula="of:=[.B58]/[.A58]"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16" calcext:value-type="float">
            <text:p>2116</text:p>
          </table:table-cell>
          <table:table-cell table:number-columns-repeated="6"/>
          <table:table-cell table:formula="of:=[.B59]/[.A59]" office:value-type="float" office:value="78.3703703703704" calcext:value-type="float">
            <text:p>78.37037037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552" calcext:value-type="float">
            <text:p>7552</text:p>
          </table:table-cell>
          <table:table-cell table:number-columns-repeated="6"/>
          <table:table-cell table:formula="of:=[.B60]/[.A60]" office:value-type="float" office:value="78.6666666666667" calcext:value-type="float">
            <text:p>78.6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72" calcext:value-type="float">
            <text:p>5572</text:p>
          </table:table-cell>
          <table:table-cell table:number-columns-repeated="6"/>
          <table:table-cell table:formula="of:=[.B61]/[.A61]" office:value-type="float" office:value="78.4788732394366" calcext:value-type="float">
            <text:p>78.47887323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</text:p>
          </table:table-cell>
          <table:table-cell table:number-columns-repeated="6"/>
          <table:table-cell table:formula="of:=[.B62]/[.A62]" office:value-type="float" office:value="79.16" calcext:value-type="float">
            <text:p>79.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44" calcext:value-type="float">
            <text:p>7844</text:p>
          </table:table-cell>
          <table:table-cell table:number-columns-repeated="6"/>
          <table:table-cell table:formula="of:=[.B63]/[.A63]" office:value-type="float" office:value="78.44" calcext:value-type="float">
            <text:p>78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table:formula="of:=[.B64]/[.A64]"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6" calcext:value-type="float">
            <text:p>1716</text:p>
          </table:table-cell>
          <table:table-cell table:number-columns-repeated="6"/>
          <table:table-cell table:formula="of:=[.B65]/[.A65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147" calcext:value-type="float">
            <text:p>6147</text:p>
          </table:table-cell>
          <table:table-cell table:number-columns-repeated="6"/>
          <table:table-cell table:formula="of:=[.B66]/[.A66]" office:value-type="float" office:value="78.8076923076923" calcext:value-type="float">
            <text:p>78.8076923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1" calcext:value-type="float">
            <text:p>771</text:p>
          </table:table-cell>
          <table:table-cell table:number-columns-repeated="6"/>
          <table:table-cell table:formula="of:=[.B67]/[.A67]" office:value-type="float" office:value="77.1" calcext:value-type="float">
            <text:p>77.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445" calcext:value-type="float">
            <text:p>13445</text:p>
          </table:table-cell>
          <table:table-cell table:number-columns-repeated="6"/>
          <table:table-cell table:formula="of:=[.B68]/[.A68]" office:value-type="float" office:value="78.6257309941521" calcext:value-type="float">
            <text:p>78.625730994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960" calcext:value-type="float">
            <text:p>15960</text:p>
          </table:table-cell>
          <table:table-cell table:number-columns-repeated="6"/>
          <table:table-cell table:formula="of:=[.B69]/[.A69]" office:value-type="float" office:value="77.8536585365854" calcext:value-type="float">
            <text:p>77.853658536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4943" calcext:value-type="float">
            <text:p>34943</text:p>
          </table:table-cell>
          <table:table-cell table:number-columns-repeated="6"/>
          <table:table-cell table:formula="of:=[.B70]/[.A70]" office:value-type="float" office:value="78.17225950783" calcext:value-type="float">
            <text:p>78.17225950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722" calcext:value-type="float">
            <text:p>7722</text:p>
          </table:table-cell>
          <table:table-cell table:number-columns-repeated="6"/>
          <table:table-cell table:formula="of:=[.B71]/[.A71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31" calcext:value-type="float">
            <text:p>9431</text:p>
          </table:table-cell>
          <table:table-cell table:number-columns-repeated="6"/>
          <table:table-cell table:formula="of:=[.B72]/[.A72]" office:value-type="float" office:value="78.5916666666667" calcext:value-type="float">
            <text:p>78.591666666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672" calcext:value-type="float">
            <text:p>16672</text:p>
          </table:table-cell>
          <table:table-cell table:number-columns-repeated="6"/>
          <table:table-cell table:formula="of:=[.B73]/[.A73]" office:value-type="float" office:value="78.6415094339623" calcext:value-type="float">
            <text:p>78.6415094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5" calcext:value-type="float">
            <text:p>475</text:p>
          </table:table-cell>
          <table:table-cell table:number-columns-repeated="6"/>
          <table:table-cell table:formula="of:=[.B74]/[.A74]" office:value-type="float" office:value="79.1666666666667" calcext:value-type="float">
            <text:p>79.16666666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603" calcext:value-type="float">
            <text:p>9603</text:p>
          </table:table-cell>
          <table:table-cell table:number-columns-repeated="6"/>
          <table:table-cell table:formula="of:=[.B75]/[.A75]" office:value-type="float" office:value="78.0731707317073" calcext:value-type="float">
            <text:p>78.07317073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37" calcext:value-type="float">
            <text:p>2737</text:p>
          </table:table-cell>
          <table:table-cell table:number-columns-repeated="6"/>
          <table:table-cell table:formula="of:=[.B76]/[.A76]"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824" calcext:value-type="float">
            <text:p>8824</text:p>
          </table:table-cell>
          <table:table-cell table:number-columns-repeated="6"/>
          <table:table-cell table:formula="of:=[.B77]/[.A77]" office:value-type="float" office:value="78.0884955752213" calcext:value-type="float">
            <text:p>78.08849557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4" calcext:value-type="float">
            <text:p>464</text:p>
          </table:table-cell>
          <table:table-cell table:number-columns-repeated="6"/>
          <table:table-cell table:formula="of:=[.B78]/[.A78]" office:value-type="float" office:value="77.3333333333333" calcext:value-type="float">
            <text:p>77.33333333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025" calcext:value-type="float">
            <text:p>11025</text:p>
          </table:table-cell>
          <table:table-cell table:number-columns-repeated="6"/>
          <table:table-cell table:formula="of:=[.B79]/[.A79]" office:value-type="float" office:value="78.1914893617021" calcext:value-type="float">
            <text:p>78.19148936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26" calcext:value-type="float">
            <text:p>5026</text:p>
          </table:table-cell>
          <table:table-cell table:number-columns-repeated="6"/>
          <table:table-cell table:formula="of:=[.B80]/[.A80]" office:value-type="float" office:value="77.3230769230769" calcext:value-type="float">
            <text:p>77.32307692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74" calcext:value-type="float">
            <text:p>2974</text:p>
          </table:table-cell>
          <table:table-cell table:number-columns-repeated="6"/>
          <table:table-cell table:formula="of:=[.B81]/[.A81]" office:value-type="float" office:value="78.2631578947368" calcext:value-type="float">
            <text:p>78.263157894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14" calcext:value-type="float">
            <text:p>14414</text:p>
          </table:table-cell>
          <table:table-cell table:number-columns-repeated="6"/>
          <table:table-cell table:formula="of:=[.B82]/[.A82]" office:value-type="float" office:value="78.7650273224044" calcext:value-type="float">
            <text:p>78.76502732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61" calcext:value-type="float">
            <text:p>5961</text:p>
          </table:table-cell>
          <table:table-cell table:number-columns-repeated="6"/>
          <table:table-cell table:formula="of:=[.B83]/[.A83]" office:value-type="float" office:value="78.4342105263158" calcext:value-type="float">
            <text:p>78.43421052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47" calcext:value-type="float">
            <text:p>1347</text:p>
          </table:table-cell>
          <table:table-cell table:number-columns-repeated="6"/>
          <table:table-cell table:formula="of:=[.B84]/[.A84]" office:value-type="float" office:value="79.2352941176471" calcext:value-type="float">
            <text:p>79.23529411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164" calcext:value-type="float">
            <text:p>7164</text:p>
          </table:table-cell>
          <table:table-cell table:number-columns-repeated="6"/>
          <table:table-cell table:formula="of:=[.B85]/[.A85]" office:value-type="float" office:value="77.8695652173913" calcext:value-type="float">
            <text:p>77.86956521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number-columns-repeated="6"/>
          <table:table-cell table:formula="of:=[.B86]/[.A86]" office:value-type="float" office:value="77.8333333333333" calcext:value-type="float">
            <text:p>77.8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7" calcext:value-type="float">
            <text:p>947</text:p>
          </table:table-cell>
          <table:table-cell table:number-columns-repeated="6"/>
          <table:table-cell table:formula="of:=[.B87]/[.A87]" office:value-type="float" office:value="78.9166666666667" calcext:value-type="float">
            <text:p>78.916666666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200" calcext:value-type="float">
            <text:p>10200</text:p>
          </table:table-cell>
          <table:table-cell table:number-columns-repeated="6"/>
          <table:table-cell table:formula="of:=[.B88]/[.A88]" office:value-type="float" office:value="77.8625954198473" calcext:value-type="float">
            <text:p>77.86259541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32" calcext:value-type="float">
            <text:p>4432</text:p>
          </table:table-cell>
          <table:table-cell table:number-columns-repeated="6"/>
          <table:table-cell table:formula="of:=[.B89]/[.A89]" office:value-type="float" office:value="79.1428571428571" calcext:value-type="float">
            <text:p>79.14285714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15" calcext:value-type="float">
            <text:p>5215</text:p>
          </table:table-cell>
          <table:table-cell table:number-columns-repeated="6"/>
          <table:table-cell table:formula="of:=[.B90]/[.A90]" office:value-type="float" office:value="79.0151515151515" calcext:value-type="float">
            <text:p>79.01515151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38" calcext:value-type="float">
            <text:p>5738</text:p>
          </table:table-cell>
          <table:table-cell table:number-columns-repeated="6"/>
          <table:table-cell table:formula="of:=[.B91]/[.A91]" office:value-type="float" office:value="78.6027397260274" calcext:value-type="float">
            <text:p>78.6027397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26" calcext:value-type="float">
            <text:p>2526</text:p>
          </table:table-cell>
          <table:table-cell table:number-columns-repeated="6"/>
          <table:table-cell table:formula="of:=[.B92]/[.A92]" office:value-type="float" office:value="78.9375" calcext:value-type="float">
            <text:p>78.93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30" calcext:value-type="float">
            <text:p>2730</text:p>
          </table:table-cell>
          <table:table-cell table:number-columns-repeated="6"/>
          <table:table-cell table:formula="of:=[.B93]/[.A93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398" calcext:value-type="float">
            <text:p>18398</text:p>
          </table:table-cell>
          <table:table-cell table:number-columns-repeated="6"/>
          <table:table-cell table:formula="of:=[.B94]/[.A94]" office:value-type="float" office:value="78.6239316239316" calcext:value-type="float">
            <text:p>78.62393162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50" calcext:value-type="float">
            <text:p>3850</text:p>
          </table:table-cell>
          <table:table-cell table:number-columns-repeated="6"/>
          <table:table-cell table:formula="of:=[.B95]/[.A95]" office:value-type="float" office:value="78.5714285714286" calcext:value-type="float">
            <text:p>78.57142857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30" calcext:value-type="float">
            <text:p>2330</text:p>
          </table:table-cell>
          <table:table-cell table:number-columns-repeated="6"/>
          <table:table-cell table:formula="of:=[.B96]/[.A96]" office:value-type="float" office:value="77.6666666666667" calcext:value-type="float">
            <text:p>77.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table:formula="of:=[.B97]/[.A97]" office:value-type="float" office:value="78.8888888888889" calcext:value-type="float">
            <text:p>78.888888888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705" calcext:value-type="float">
            <text:p>8705</text:p>
          </table:table-cell>
          <table:table-cell table:number-columns-repeated="6"/>
          <table:table-cell table:formula="of:=[.B98]/[.A98]" office:value-type="float" office:value="78.4234234234234" calcext:value-type="float">
            <text:p>78.423423423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645" calcext:value-type="float">
            <text:p>8645</text:p>
          </table:table-cell>
          <table:table-cell table:number-columns-repeated="6"/>
          <table:table-cell table:formula="of:=[.B99]/[.A99]" office:value-type="float" office:value="78.5909090909091" calcext:value-type="float">
            <text:p>78.590909090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339" calcext:value-type="float">
            <text:p>19339</text:p>
          </table:table-cell>
          <table:table-cell table:number-columns-repeated="6"/>
          <table:table-cell table:formula="of:=[.B100]/[.A100]" office:value-type="float" office:value="78.2955465587045" calcext:value-type="float">
            <text:p>78.295546558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116" calcext:value-type="float">
            <text:p>17116</text:p>
          </table:table-cell>
          <table:table-cell table:number-columns-repeated="6"/>
          <table:table-cell table:formula="of:=[.B101]/[.A101]" office:value-type="float" office:value="78.1552511415525" calcext:value-type="float">
            <text:p>78.15525114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424" calcext:value-type="float">
            <text:p>11424</text:p>
          </table:table-cell>
          <table:table-cell table:number-columns-repeated="6"/>
          <table:table-cell table:formula="of:=[.B102]/[.A102]" office:value-type="float" office:value="78.2465753424657" calcext:value-type="float">
            <text:p>78.24657534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27" calcext:value-type="float">
            <text:p>1727</text:p>
          </table:table-cell>
          <table:table-cell table:number-columns-repeated="6"/>
          <table:table-cell table:formula="of:=[.B103]/[.A103]"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881" calcext:value-type="float">
            <text:p>8881</text:p>
          </table:table-cell>
          <table:table-cell table:number-columns-repeated="6"/>
          <table:table-cell table:formula="of:=[.B104]/[.A104]" office:value-type="float" office:value="78.5929203539823" calcext:value-type="float">
            <text:p>78.5929203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79" calcext:value-type="float">
            <text:p>4279</text:p>
          </table:table-cell>
          <table:table-cell table:number-columns-repeated="6"/>
          <table:table-cell table:formula="of:=[.B105]/[.A105]"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040" calcext:value-type="float">
            <text:p>6040</text:p>
          </table:table-cell>
          <table:table-cell table:number-columns-repeated="6"/>
          <table:table-cell table:formula="of:=[.B106]/[.A106]" office:value-type="float" office:value="78.4415584415584" calcext:value-type="float">
            <text:p>78.4415584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3" calcext:value-type="float">
            <text:p>623</text:p>
          </table:table-cell>
          <table:table-cell table:number-columns-repeated="6"/>
          <table:table-cell table:formula="of:=[.B107]/[.A107]" office:value-type="float" office:value="77.875" calcext:value-type="float">
            <text:p>77.8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9" calcext:value-type="float">
            <text:p>549</text:p>
          </table:table-cell>
          <table:table-cell table:number-columns-repeated="6"/>
          <table:table-cell table:formula="of:=[.B108]/[.A108]" office:value-type="float" office:value="78.4285714285714" calcext:value-type="float">
            <text:p>78.428571428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080" calcext:value-type="float">
            <text:p>13080</text:p>
          </table:table-cell>
          <table:table-cell table:number-columns-repeated="6"/>
          <table:table-cell table:formula="of:=[.B109]/[.A109]" office:value-type="float" office:value="78.3233532934132" calcext:value-type="float">
            <text:p>78.32335329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201" calcext:value-type="float">
            <text:p>7201</text:p>
          </table:table-cell>
          <table:table-cell table:number-columns-repeated="6"/>
          <table:table-cell table:formula="of:=[.B110]/[.A110]" office:value-type="float" office:value="78.2717391304348" calcext:value-type="float">
            <text:p>78.27173913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010" calcext:value-type="float">
            <text:p>8010</text:p>
          </table:table-cell>
          <table:table-cell table:number-columns-repeated="6"/>
          <table:table-cell table:formula="of:=[.B111]/[.A111]" office:value-type="float" office:value="77.7669902912621" calcext:value-type="float">
            <text:p>77.76699029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36" calcext:value-type="float">
            <text:p>5336</text:p>
          </table:table-cell>
          <table:table-cell table:number-columns-repeated="6"/>
          <table:table-cell table:formula="of:=[.B112]/[.A112]" office:value-type="float" office:value="78.4705882352941" calcext:value-type="float">
            <text:p>78.47058823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table:number-columns-repeated="6"/>
          <table:table-cell table:formula="of:=[.B113]/[.A113]" office:value-type="float" office:value="79.3333333333333" calcext:value-type="float">
            <text:p>79.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8" calcext:value-type="float">
            <text:p>478</text:p>
          </table:table-cell>
          <table:table-cell table:number-columns-repeated="6"/>
          <table:table-cell table:formula="of:=[.B114]/[.A114]" office:value-type="float" office:value="79.6666666666667" calcext:value-type="float">
            <text:p>79.6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11" calcext:value-type="float">
            <text:p>3211</text:p>
          </table:table-cell>
          <table:table-cell table:number-columns-repeated="6"/>
          <table:table-cell table:formula="of:=[.B115]/[.A115]" office:value-type="float" office:value="78.3170731707317" calcext:value-type="float">
            <text:p>78.31707317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35" calcext:value-type="float">
            <text:p>3935</text:p>
          </table:table-cell>
          <table:table-cell table:number-columns-repeated="6"/>
          <table:table-cell table:formula="of:=[.B116]/[.A116]" office:value-type="float" office:value="78.7" calcext:value-type="float">
            <text:p>78.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35" calcext:value-type="float">
            <text:p>6435</text:p>
          </table:table-cell>
          <table:table-cell table:number-columns-repeated="6"/>
          <table:table-cell table:formula="of:=[.B117]/[.A117]" office:value-type="float" office:value="78.4756097560976" calcext:value-type="float">
            <text:p>78.47560975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495" calcext:value-type="float">
            <text:p>6495</text:p>
          </table:table-cell>
          <table:table-cell table:number-columns-repeated="6"/>
          <table:table-cell table:formula="of:=[.B118]/[.A118]" office:value-type="float" office:value="78.2530120481928" calcext:value-type="float">
            <text:p>78.25301204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07" calcext:value-type="float">
            <text:p>5507</text:p>
          </table:table-cell>
          <table:table-cell table:number-columns-repeated="6"/>
          <table:table-cell table:formula="of:=[.B119]/[.A119]" office:value-type="float" office:value="78.6714285714286" calcext:value-type="float">
            <text:p>78.671428571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687" calcext:value-type="float">
            <text:p>10687</text:p>
          </table:table-cell>
          <table:table-cell table:number-columns-repeated="6"/>
          <table:table-cell table:formula="of:=[.B120]/[.A120]" office:value-type="float" office:value="78.007299270073" calcext:value-type="float">
            <text:p>78.00729927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2" calcext:value-type="float">
            <text:p>782</text:p>
          </table:table-cell>
          <table:table-cell table:number-columns-repeated="6"/>
          <table:table-cell table:formula="of:=[.B121]/[.A121]"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1" calcext:value-type="float">
            <text:p>1101</text:p>
          </table:table-cell>
          <table:table-cell table:number-columns-repeated="6"/>
          <table:table-cell table:formula="of:=[.B122]/[.A122]" office:value-type="float" office:value="78.6428571428571" calcext:value-type="float">
            <text:p>78.6428571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table:number-columns-repeated="6"/>
          <table:table-cell table:formula="of:=[.B123]/[.A123]" office:value-type="float" office:value="78.1666666666667" calcext:value-type="float">
            <text:p>78.1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" calcext:value-type="float">
            <text:p>714</text:p>
          </table:table-cell>
          <table:table-cell table:number-columns-repeated="6"/>
          <table:table-cell table:formula="of:=[.B124]/[.A124]" office:value-type="float" office:value="79.3333333333333" calcext:value-type="float">
            <text:p>79.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96" calcext:value-type="float">
            <text:p>1196</text:p>
          </table:table-cell>
          <table:table-cell table:number-columns-repeated="6"/>
          <table:table-cell table:formula="of:=[.B125]/[.A125]" office:value-type="float" office:value="79.7333333333333" calcext:value-type="float">
            <text:p>79.7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02" calcext:value-type="float">
            <text:p>1802</text:p>
          </table:table-cell>
          <table:table-cell table:number-columns-repeated="6"/>
          <table:table-cell table:formula="of:=[.B126]/[.A126]" office:value-type="float" office:value="78.3478260869565" calcext:value-type="float">
            <text:p>78.3478260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650" calcext:value-type="float">
            <text:p>15650</text:p>
          </table:table-cell>
          <table:table-cell table:number-columns-repeated="6"/>
          <table:table-cell table:formula="of:=[.B127]/[.A127]" office:value-type="float" office:value="78.643216080402" calcext:value-type="float">
            <text:p>78.64321608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71" calcext:value-type="float">
            <text:p>4371</text:p>
          </table:table-cell>
          <table:table-cell table:number-columns-repeated="6"/>
          <table:table-cell table:formula="of:=[.B128]/[.A128]" office:value-type="float" office:value="78.0535714285714" calcext:value-type="float">
            <text:p>78.05357142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953" calcext:value-type="float">
            <text:p>15953</text:p>
          </table:table-cell>
          <table:table-cell table:number-columns-repeated="6"/>
          <table:table-cell table:formula="of:=[.B129]/[.A129]" office:value-type="float" office:value="78.5862068965517" calcext:value-type="float">
            <text:p>78.58620689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99" calcext:value-type="float">
            <text:p>3399</text:p>
          </table:table-cell>
          <table:table-cell table:number-columns-repeated="6"/>
          <table:table-cell table:formula="of:=[.B130]/[.A130]" office:value-type="float" office:value="79.046511627907" calcext:value-type="float">
            <text:p>79.04651162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122" calcext:value-type="float">
            <text:p>6122</text:p>
          </table:table-cell>
          <table:table-cell table:number-columns-repeated="6"/>
          <table:table-cell table:formula="of:=[.B131]/[.A131]" office:value-type="float" office:value="78.4871794871795" calcext:value-type="float">
            <text:p>78.48717948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00" calcext:value-type="float">
            <text:p>4400</text:p>
          </table:table-cell>
          <table:table-cell table:number-columns-repeated="6"/>
          <table:table-cell table:formula="of:=[.B132]/[.A132]" office:value-type="float" office:value="78.5714285714286" calcext:value-type="float">
            <text:p>78.57142857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864" calcext:value-type="float">
            <text:p>11864</text:p>
          </table:table-cell>
          <table:table-cell table:number-columns-repeated="6"/>
          <table:table-cell table:formula="of:=[.B133]/[.A133]" office:value-type="float" office:value="78.5695364238411" calcext:value-type="float">
            <text:p>78.56953642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505" calcext:value-type="float">
            <text:p>10505</text:p>
          </table:table-cell>
          <table:table-cell table:number-columns-repeated="6"/>
          <table:table-cell table:formula="of:=[.B134]/[.A134]" office:value-type="float" office:value="77.8148148148148" calcext:value-type="float">
            <text:p>77.81481481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22" calcext:value-type="float">
            <text:p>1622</text:p>
          </table:table-cell>
          <table:table-cell table:number-columns-repeated="6"/>
          <table:table-cell table:formula="of:=[.B135]/[.A135]" office:value-type="float" office:value="77.2380952380952" calcext:value-type="float">
            <text:p>77.23809523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4" calcext:value-type="float">
            <text:p>624</text:p>
          </table:table-cell>
          <table:table-cell table:number-columns-repeated="6"/>
          <table:table-cell table:formula="of:=[.B136]/[.A136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87" calcext:value-type="float">
            <text:p>2387</text:p>
          </table:table-cell>
          <table:table-cell table:number-columns-repeated="6"/>
          <table:table-cell table:formula="of:=[.B137]/[.A137]" office:value-type="float" office:value="79.5666666666667" calcext:value-type="float">
            <text:p>79.56666666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633" calcext:value-type="float">
            <text:p>12633</text:p>
          </table:table-cell>
          <table:table-cell table:number-columns-repeated="6"/>
          <table:table-cell table:formula="of:=[.B138]/[.A138]" office:value-type="float" office:value="78.4658385093168" calcext:value-type="float">
            <text:p>78.46583850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table:number-columns-repeated="6"/>
          <table:table-cell table:formula="of:=[.B139]/[.A139]" office:value-type="float" office:value="78.1666666666667" calcext:value-type="float">
            <text:p>78.1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40" calcext:value-type="float">
            <text:p>2840</text:p>
          </table:table-cell>
          <table:table-cell table:number-columns-repeated="6"/>
          <table:table-cell table:formula="of:=[.B140]/[.A140]" office:value-type="float" office:value="78.8888888888889" calcext:value-type="float">
            <text:p>78.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formula="of:=[.B141]/[.A141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3" calcext:value-type="float">
            <text:p>1123</text:p>
          </table:table-cell>
          <table:table-cell table:number-columns-repeated="6"/>
          <table:table-cell table:formula="of:=[.B142]/[.A142]" office:value-type="float" office:value="80.2142857142857" calcext:value-type="float">
            <text:p>80.214285714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1823" calcext:value-type="float">
            <text:p>21823</text:p>
          </table:table-cell>
          <table:table-cell table:number-columns-repeated="6"/>
          <table:table-cell table:formula="of:=[.B143]/[.A143]" office:value-type="float" office:value="78.7833935018051" calcext:value-type="float">
            <text:p>78.78339350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012" calcext:value-type="float">
            <text:p>13012</text:p>
          </table:table-cell>
          <table:table-cell table:number-columns-repeated="6"/>
          <table:table-cell table:formula="of:=[.B144]/[.A144]" office:value-type="float" office:value="78.3855421686747" calcext:value-type="float">
            <text:p>78.38554216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07" calcext:value-type="float">
            <text:p>2107</text:p>
          </table:table-cell>
          <table:table-cell table:number-columns-repeated="6"/>
          <table:table-cell table:formula="of:=[.B145]/[.A145]" office:value-type="float" office:value="78.037037037037" calcext:value-type="float">
            <text:p>78.0370370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6759" calcext:value-type="float">
            <text:p>16759</text:p>
          </table:table-cell>
          <table:table-cell table:number-columns-repeated="6"/>
          <table:table-cell table:formula="of:=[.B146]/[.A146]" office:value-type="float" office:value="78.3130841121495" calcext:value-type="float">
            <text:p>78.313084112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1576" calcext:value-type="float">
            <text:p>21576</text:p>
          </table:table-cell>
          <table:table-cell table:number-columns-repeated="6"/>
          <table:table-cell table:formula="of:=[.B147]/[.A147]" office:value-type="float" office:value="78.7445255474453" calcext:value-type="float">
            <text:p>78.744525547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218" calcext:value-type="float">
            <text:p>14218</text:p>
          </table:table-cell>
          <table:table-cell table:number-columns-repeated="6"/>
          <table:table-cell table:formula="of:=[.B148]/[.A148]" office:value-type="float" office:value="77.6939890710383" calcext:value-type="float">
            <text:p>77.69398907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533" calcext:value-type="float">
            <text:p>10533</text:p>
          </table:table-cell>
          <table:table-cell table:number-columns-repeated="6"/>
          <table:table-cell table:formula="of:=[.B149]/[.A149]" office:value-type="float" office:value="78.0222222222222" calcext:value-type="float">
            <text:p>78.02222222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86" calcext:value-type="float">
            <text:p>5586</text:p>
          </table:table-cell>
          <table:table-cell table:number-columns-repeated="6"/>
          <table:table-cell table:formula="of:=[.B150]/[.A150]" office:value-type="float" office:value="78.6760563380282" calcext:value-type="float">
            <text:p>78.6760563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251" calcext:value-type="float">
            <text:p>12251</text:p>
          </table:table-cell>
          <table:table-cell table:number-columns-repeated="6"/>
          <table:table-cell table:formula="of:=[.B151]/[.A151]" office:value-type="float" office:value="78.5320512820513" calcext:value-type="float">
            <text:p>78.53205128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790" calcext:value-type="float">
            <text:p>5790</text:p>
          </table:table-cell>
          <table:table-cell table:number-columns-repeated="6"/>
          <table:table-cell table:formula="of:=[.B152]/[.A152]" office:value-type="float" office:value="78.2432432432432" calcext:value-type="float">
            <text:p>78.24324324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820" calcext:value-type="float">
            <text:p>5820</text:p>
          </table:table-cell>
          <table:table-cell table:number-columns-repeated="6"/>
          <table:table-cell table:formula="of:=[.B153]/[.A153]" office:value-type="float" office:value="78.6486486486487" calcext:value-type="float">
            <text:p>78.64864864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559" calcext:value-type="float">
            <text:p>6559</text:p>
          </table:table-cell>
          <table:table-cell table:number-columns-repeated="6"/>
          <table:table-cell table:formula="of:=[.B154]/[.A154]" office:value-type="float" office:value="79.0240963855422" calcext:value-type="float">
            <text:p>79.02409638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89" calcext:value-type="float">
            <text:p>1889</text:p>
          </table:table-cell>
          <table:table-cell table:number-columns-repeated="6"/>
          <table:table-cell table:formula="of:=[.B155]/[.A155]" office:value-type="float" office:value="78.7083333333333" calcext:value-type="float">
            <text:p>78.708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48" calcext:value-type="float">
            <text:p>4148</text:p>
          </table:table-cell>
          <table:table-cell table:number-columns-repeated="6"/>
          <table:table-cell table:formula="of:=[.B156]/[.A156]" office:value-type="float" office:value="78.2641509433962" calcext:value-type="float">
            <text:p>78.26415094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2" calcext:value-type="float">
            <text:p>1362</text:p>
          </table:table-cell>
          <table:table-cell table:number-columns-repeated="6"/>
          <table:table-cell table:formula="of:=[.B157]/[.A157]" office:value-type="float" office:value="80.1176470588235" calcext:value-type="float">
            <text:p>80.11764705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4" calcext:value-type="float">
            <text:p>1014</text:p>
          </table:table-cell>
          <table:table-cell table:number-columns-repeated="6"/>
          <table:table-cell table:formula="of:=[.B158]/[.A158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635" calcext:value-type="float">
            <text:p>4635</text:p>
          </table:table-cell>
          <table:table-cell table:number-columns-repeated="6"/>
          <table:table-cell table:formula="of:=[.B159]/[.A159]" office:value-type="float" office:value="78.5593220338983" calcext:value-type="float">
            <text:p>78.55932203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526" calcext:value-type="float">
            <text:p>11526</text:p>
          </table:table-cell>
          <table:table-cell table:number-columns-repeated="6"/>
          <table:table-cell table:formula="of:=[.B160]/[.A160]" office:value-type="float" office:value="78.4081632653061" calcext:value-type="float">
            <text:p>78.40816326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78" calcext:value-type="float">
            <text:p>2878</text:p>
          </table:table-cell>
          <table:table-cell table:number-columns-repeated="6"/>
          <table:table-cell table:formula="of:=[.B161]/[.A161]" office:value-type="float" office:value="77.7837837837838" calcext:value-type="float">
            <text:p>77.78378378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44" calcext:value-type="float">
            <text:p>9344</text:p>
          </table:table-cell>
          <table:table-cell table:number-columns-repeated="6"/>
          <table:table-cell table:formula="of:=[.B162]/[.A162]" office:value-type="float" office:value="78.5210084033614" calcext:value-type="float">
            <text:p>78.52100840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253" calcext:value-type="float">
            <text:p>11253</text:p>
          </table:table-cell>
          <table:table-cell table:number-columns-repeated="6"/>
          <table:table-cell table:formula="of:=[.B163]/[.A163]" office:value-type="float" office:value="78.6923076923077" calcext:value-type="float">
            <text:p>78.69230769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906" calcext:value-type="float">
            <text:p>7906</text:p>
          </table:table-cell>
          <table:table-cell table:number-columns-repeated="6"/>
          <table:table-cell table:formula="of:=[.B164]/[.A164]" office:value-type="float" office:value="78.2772277227723" calcext:value-type="float">
            <text:p>78.277227722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4188" calcext:value-type="float">
            <text:p>24188</text:p>
          </table:table-cell>
          <table:table-cell table:number-columns-repeated="6"/>
          <table:table-cell table:formula="of:=[.B165]/[.A165]" office:value-type="float" office:value="78.7882736156352" calcext:value-type="float">
            <text:p>78.788273615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4189" calcext:value-type="float">
            <text:p>44189</text:p>
          </table:table-cell>
          <table:table-cell table:number-columns-repeated="6"/>
          <table:table-cell table:formula="of:=[.B166]/[.A166]" office:value-type="float" office:value="78.4884547069272" calcext:value-type="float">
            <text:p>78.48845470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71" calcext:value-type="float">
            <text:p>1471</text:p>
          </table:table-cell>
          <table:table-cell table:number-columns-repeated="6"/>
          <table:table-cell table:formula="of:=[.B167]/[.A167]" office:value-type="float" office:value="77.4210526315789" calcext:value-type="float">
            <text:p>77.42105263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696" calcext:value-type="float">
            <text:p>8696</text:p>
          </table:table-cell>
          <table:table-cell table:number-columns-repeated="6"/>
          <table:table-cell table:formula="of:=[.B168]/[.A168]" office:value-type="float" office:value="78.3423423423424" calcext:value-type="float">
            <text:p>78.34234234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704" calcext:value-type="float">
            <text:p>8704</text:p>
          </table:table-cell>
          <table:table-cell table:number-columns-repeated="6"/>
          <table:table-cell table:formula="of:=[.B169]/[.A169]" office:value-type="float" office:value="78.4144144144144" calcext:value-type="float">
            <text:p>78.41441441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6" calcext:value-type="float">
            <text:p>706</text:p>
          </table:table-cell>
          <table:table-cell table:number-columns-repeated="6"/>
          <table:table-cell table:formula="of:=[.B170]/[.A170]" office:value-type="float" office:value="78.4444444444444" calcext:value-type="float">
            <text:p>78.44444444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584" calcext:value-type="float">
            <text:p>23584</text:p>
          </table:table-cell>
          <table:table-cell table:number-columns-repeated="6"/>
          <table:table-cell table:formula="of:=[.B171]/[.A171]" office:value-type="float" office:value="78.6133333333333" calcext:value-type="float">
            <text:p>78.613333333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7189" calcext:value-type="float">
            <text:p>47189</text:p>
          </table:table-cell>
          <table:table-cell table:number-columns-repeated="6"/>
          <table:table-cell table:formula="of:=[.B172]/[.A172]" office:value-type="float" office:value="78.9113712374582" calcext:value-type="float">
            <text:p>78.91137123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48" calcext:value-type="float">
            <text:p>5548</text:p>
          </table:table-cell>
          <table:table-cell table:number-columns-repeated="6"/>
          <table:table-cell table:formula="of:=[.B173]/[.A173]" office:value-type="float" office:value="79.2571428571429" calcext:value-type="float">
            <text:p>79.2571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number-columns-repeated="6"/>
          <table:table-cell table:formula="of:=[.B174]/[.A174]"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43" calcext:value-type="float">
            <text:p>4543</text:p>
          </table:table-cell>
          <table:table-cell table:number-columns-repeated="6"/>
          <table:table-cell table:formula="of:=[.B175]/[.A175]" office:value-type="float" office:value="78.3275862068966" calcext:value-type="float">
            <text:p>78.32758620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2" calcext:value-type="float">
            <text:p>782</text:p>
          </table:table-cell>
          <table:table-cell table:number-columns-repeated="6"/>
          <table:table-cell table:formula="of:=[.B176]/[.A176]"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66" calcext:value-type="float">
            <text:p>3866</text:p>
          </table:table-cell>
          <table:table-cell table:number-columns-repeated="6"/>
          <table:table-cell table:formula="of:=[.B177]/[.A177]" office:value-type="float" office:value="78.8979591836735" calcext:value-type="float">
            <text:p>78.897959183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441" calcext:value-type="float">
            <text:p>15441</text:p>
          </table:table-cell>
          <table:table-cell table:number-columns-repeated="6"/>
          <table:table-cell table:formula="of:=[.B178]/[.A178]" office:value-type="float" office:value="78.3807106598985" calcext:value-type="float">
            <text:p>78.38071065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66" calcext:value-type="float">
            <text:p>3966</text:p>
          </table:table-cell>
          <table:table-cell table:number-columns-repeated="6"/>
          <table:table-cell table:formula="of:=[.B179]/[.A179]" office:value-type="float" office:value="79.32" calcext:value-type="float">
            <text:p>79.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331" calcext:value-type="float">
            <text:p>11331</text:p>
          </table:table-cell>
          <table:table-cell table:number-columns-repeated="6"/>
          <table:table-cell table:formula="of:=[.B180]/[.A180]" office:value-type="float" office:value="78.6875" calcext:value-type="float">
            <text:p>78.68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17" calcext:value-type="float">
            <text:p>1817</text:p>
          </table:table-cell>
          <table:table-cell table:number-columns-repeated="6"/>
          <table:table-cell table:formula="of:=[.B181]/[.A181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89" calcext:value-type="float">
            <text:p>2489</text:p>
          </table:table-cell>
          <table:table-cell table:number-columns-repeated="6"/>
          <table:table-cell table:formula="of:=[.B182]/[.A182]" office:value-type="float" office:value="77.78125" calcext:value-type="float">
            <text:p>77.781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23" calcext:value-type="float">
            <text:p>5623</text:p>
          </table:table-cell>
          <table:table-cell table:number-columns-repeated="6"/>
          <table:table-cell table:formula="of:=[.B183]/[.A183]" office:value-type="float" office:value="78.0972222222222" calcext:value-type="float">
            <text:p>78.09722222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75" calcext:value-type="float">
            <text:p>5175</text:p>
          </table:table-cell>
          <table:table-cell table:number-columns-repeated="6"/>
          <table:table-cell table:formula="of:=[.B184]/[.A184]" office:value-type="float" office:value="78.4090909090909" calcext:value-type="float">
            <text:p>78.40909090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2" calcext:value-type="float">
            <text:p>782</text:p>
          </table:table-cell>
          <table:table-cell table:number-columns-repeated="6"/>
          <table:table-cell table:formula="of:=[.B185]/[.A185]"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43" calcext:value-type="float">
            <text:p>2043</text:p>
          </table:table-cell>
          <table:table-cell table:number-columns-repeated="6"/>
          <table:table-cell table:formula="of:=[.B186]/[.A186]" office:value-type="float" office:value="78.5769230769231" calcext:value-type="float">
            <text:p>78.57692307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408" calcext:value-type="float">
            <text:p>11408</text:p>
          </table:table-cell>
          <table:table-cell table:number-columns-repeated="6"/>
          <table:table-cell table:formula="of:=[.B187]/[.A187]" office:value-type="float" office:value="78.6758620689655" calcext:value-type="float">
            <text:p>78.6758620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69" calcext:value-type="float">
            <text:p>5669</text:p>
          </table:table-cell>
          <table:table-cell table:number-columns-repeated="6"/>
          <table:table-cell table:formula="of:=[.B188]/[.A188]" office:value-type="float" office:value="78.7361111111111" calcext:value-type="float">
            <text:p>78.73611111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10" calcext:value-type="float">
            <text:p>1910</text:p>
          </table:table-cell>
          <table:table-cell table:number-columns-repeated="6"/>
          <table:table-cell table:formula="of:=[.B189]/[.A189]" office:value-type="float" office:value="79.5833333333333" calcext:value-type="float">
            <text:p>79.58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6" calcext:value-type="float">
            <text:p>626</text:p>
          </table:table-cell>
          <table:table-cell table:number-columns-repeated="6"/>
          <table:table-cell table:formula="of:=[.B190]/[.A190]" office:value-type="float" office:value="78.25" calcext:value-type="float">
            <text:p>78.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2876" calcext:value-type="float">
            <text:p>22876</text:p>
          </table:table-cell>
          <table:table-cell table:number-columns-repeated="6"/>
          <table:table-cell table:formula="of:=[.B191]/[.A191]" office:value-type="float" office:value="78.3424657534247" calcext:value-type="float">
            <text:p>78.3424657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6"/>
          <table:table-cell table:formula="of:=[.B192]/[.A192]"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284" calcext:value-type="float">
            <text:p>8284</text:p>
          </table:table-cell>
          <table:table-cell table:number-columns-repeated="6"/>
          <table:table-cell table:formula="of:=[.B193]/[.A193]" office:value-type="float" office:value="78.1509433962264" calcext:value-type="float">
            <text:p>78.150943396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692" calcext:value-type="float">
            <text:p>18692</text:p>
          </table:table-cell>
          <table:table-cell table:number-columns-repeated="6"/>
          <table:table-cell table:formula="of:=[.B194]/[.A194]" office:value-type="float" office:value="77.8833333333333" calcext:value-type="float">
            <text:p>77.88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64" calcext:value-type="float">
            <text:p>2364</text:p>
          </table:table-cell>
          <table:table-cell table:number-columns-repeated="6"/>
          <table:table-cell table:formula="of:=[.B195]/[.A195]" office:value-type="float" office:value="78.8" calcext:value-type="float">
            <text:p>78.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232" calcext:value-type="float">
            <text:p>6232</text:p>
          </table:table-cell>
          <table:table-cell table:number-columns-repeated="6"/>
          <table:table-cell table:formula="of:=[.B196]/[.A196]" office:value-type="float" office:value="78.8860759493671" calcext:value-type="float">
            <text:p>78.88607594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49" calcext:value-type="float">
            <text:p>4949</text:p>
          </table:table-cell>
          <table:table-cell table:number-columns-repeated="6"/>
          <table:table-cell table:formula="of:=[.B197]/[.A197]" office:value-type="float" office:value="78.5555555555556" calcext:value-type="float">
            <text:p>78.55555555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68" calcext:value-type="float">
            <text:p>3468</text:p>
          </table:table-cell>
          <table:table-cell table:number-columns-repeated="6"/>
          <table:table-cell table:formula="of:=[.B198]/[.A198]" office:value-type="float" office:value="78.8181818181818" calcext:value-type="float">
            <text:p>78.81818181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78" calcext:value-type="float">
            <text:p>5178</text:p>
          </table:table-cell>
          <table:table-cell table:number-columns-repeated="6"/>
          <table:table-cell table:formula="of:=[.B199]/[.A199]" office:value-type="float" office:value="78.4545454545455" calcext:value-type="float">
            <text:p>78.45454545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65" calcext:value-type="float">
            <text:p>4365</text:p>
          </table:table-cell>
          <table:table-cell table:number-columns-repeated="6"/>
          <table:table-cell table:formula="of:=[.B200]/[.A200]" office:value-type="float" office:value="77.9464285714286" calcext:value-type="float">
            <text:p>77.94642857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72" calcext:value-type="float">
            <text:p>1572</text:p>
          </table:table-cell>
          <table:table-cell table:number-columns-repeated="6"/>
          <table:table-cell table:formula="of:=[.B201]/[.A201]"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01" calcext:value-type="float">
            <text:p>3601</text:p>
          </table:table-cell>
          <table:table-cell table:number-columns-repeated="6"/>
          <table:table-cell table:formula="of:=[.B202]/[.A202]" office:value-type="float" office:value="78.2826086956522" calcext:value-type="float">
            <text:p>78.282608695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9960" calcext:value-type="float">
            <text:p>49960</text:p>
          </table:table-cell>
          <table:table-cell table:number-columns-repeated="6"/>
          <table:table-cell table:formula="of:=[.B203]/[.A203]" office:value-type="float" office:value="78.5534591194969" calcext:value-type="float">
            <text:p>78.55345911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94" calcext:value-type="float">
            <text:p>5994</text:p>
          </table:table-cell>
          <table:table-cell table:number-columns-repeated="6"/>
          <table:table-cell table:formula="of:=[.B204]/[.A204]" office:value-type="float" office:value="77.8441558441559" calcext:value-type="float">
            <text:p>77.84415584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504" calcext:value-type="float">
            <text:p>7504</text:p>
          </table:table-cell>
          <table:table-cell table:number-columns-repeated="6"/>
          <table:table-cell table:formula="of:=[.B205]/[.A205]" office:value-type="float" office:value="78.9894736842105" calcext:value-type="float">
            <text:p>78.98947368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637" calcext:value-type="float">
            <text:p>6637</text:p>
          </table:table-cell>
          <table:table-cell table:number-columns-repeated="6"/>
          <table:table-cell table:formula="of:=[.B206]/[.A206]" office:value-type="float" office:value="79.0119047619048" calcext:value-type="float">
            <text:p>79.01190476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08" calcext:value-type="float">
            <text:p>3408</text:p>
          </table:table-cell>
          <table:table-cell table:number-columns-repeated="6"/>
          <table:table-cell table:formula="of:=[.B207]/[.A207]" office:value-type="float" office:value="79.2558139534884" calcext:value-type="float">
            <text:p>79.25581395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77" calcext:value-type="float">
            <text:p>6777</text:p>
          </table:table-cell>
          <table:table-cell table:number-columns-repeated="6"/>
          <table:table-cell table:formula="of:=[.B208]/[.A208]" office:value-type="float" office:value="78.8023255813954" calcext:value-type="float">
            <text:p>78.802325581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677" calcext:value-type="float">
            <text:p>10677</text:p>
          </table:table-cell>
          <table:table-cell table:number-columns-repeated="6"/>
          <table:table-cell table:formula="of:=[.B209]/[.A209]" office:value-type="float" office:value="79.0888888888889" calcext:value-type="float">
            <text:p>79.08888888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76" calcext:value-type="float">
            <text:p>2376</text:p>
          </table:table-cell>
          <table:table-cell table:number-columns-repeated="6"/>
          <table:table-cell table:formula="of:=[.B210]/[.A210]"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04" calcext:value-type="float">
            <text:p>3304</text:p>
          </table:table-cell>
          <table:table-cell table:number-columns-repeated="6"/>
          <table:table-cell table:formula="of:=[.B211]/[.A211]" office:value-type="float" office:value="78.6666666666667" calcext:value-type="float">
            <text:p>78.666666666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570" calcext:value-type="float">
            <text:p>18570</text:p>
          </table:table-cell>
          <table:table-cell table:number-columns-repeated="6"/>
          <table:table-cell table:formula="of:=[.B212]/[.A212]" office:value-type="float" office:value="78.3544303797468" calcext:value-type="float">
            <text:p>78.35443037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66" calcext:value-type="float">
            <text:p>4766</text:p>
          </table:table-cell>
          <table:table-cell table:number-columns-repeated="6"/>
          <table:table-cell table:formula="of:=[.B213]/[.A213]" office:value-type="float" office:value="78.1311475409836" calcext:value-type="float">
            <text:p>78.1311475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32" calcext:value-type="float">
            <text:p>4132</text:p>
          </table:table-cell>
          <table:table-cell table:number-columns-repeated="6"/>
          <table:table-cell table:formula="of:=[.B214]/[.A214]" office:value-type="float" office:value="79.4615384615385" calcext:value-type="float">
            <text:p>79.46153846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64" calcext:value-type="float">
            <text:p>1964</text:p>
          </table:table-cell>
          <table:table-cell table:number-columns-repeated="6"/>
          <table:table-cell table:formula="of:=[.B215]/[.A215]" office:value-type="float" office:value="78.56" calcext:value-type="float">
            <text:p>78.5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358" calcext:value-type="float">
            <text:p>14358</text:p>
          </table:table-cell>
          <table:table-cell table:number-columns-repeated="6"/>
          <table:table-cell table:formula="of:=[.B216]/[.A216]" office:value-type="float" office:value="78.4590163934426" calcext:value-type="float">
            <text:p>78.45901639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152" calcext:value-type="float">
            <text:p>7152</text:p>
          </table:table-cell>
          <table:table-cell table:number-columns-repeated="6"/>
          <table:table-cell table:formula="of:=[.B217]/[.A217]" office:value-type="float" office:value="78.5934065934066" calcext:value-type="float">
            <text:p>78.59340659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2" calcext:value-type="float">
            <text:p>622</text:p>
          </table:table-cell>
          <table:table-cell table:number-columns-repeated="6"/>
          <table:table-cell table:formula="of:=[.B218]/[.A218]" office:value-type="float" office:value="77.75" calcext:value-type="float">
            <text:p>77.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890" calcext:value-type="float">
            <text:p>8890</text:p>
          </table:table-cell>
          <table:table-cell table:number-columns-repeated="6"/>
          <table:table-cell table:formula="of:=[.B219]/[.A219]" office:value-type="float" office:value="78.6725663716814" calcext:value-type="float">
            <text:p>78.67256637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09" calcext:value-type="float">
            <text:p>3809</text:p>
          </table:table-cell>
          <table:table-cell table:number-columns-repeated="6"/>
          <table:table-cell table:formula="of:=[.B220]/[.A220]" office:value-type="float" office:value="77.734693877551" calcext:value-type="float">
            <text:p>77.73469387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88" calcext:value-type="float">
            <text:p>2988</text:p>
          </table:table-cell>
          <table:table-cell table:number-columns-repeated="6"/>
          <table:table-cell table:formula="of:=[.B221]/[.A221]" office:value-type="float" office:value="78.6315789473684" calcext:value-type="float">
            <text:p>78.63157894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02" calcext:value-type="float">
            <text:p>4802</text:p>
          </table:table-cell>
          <table:table-cell table:number-columns-repeated="6"/>
          <table:table-cell table:formula="of:=[.B222]/[.A222]" office:value-type="float" office:value="78.7213114754098" calcext:value-type="float">
            <text:p>78.72131147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50" calcext:value-type="float">
            <text:p>1350</text:p>
          </table:table-cell>
          <table:table-cell table:number-columns-repeated="6"/>
          <table:table-cell table:formula="of:=[.B223]/[.A223]" office:value-type="float" office:value="79.4117647058823" calcext:value-type="float">
            <text:p>79.41176470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9" calcext:value-type="float">
            <text:p>549</text:p>
          </table:table-cell>
          <table:table-cell table:number-columns-repeated="6"/>
          <table:table-cell table:formula="of:=[.B224]/[.A224]" office:value-type="float" office:value="78.4285714285714" calcext:value-type="float">
            <text:p>78.42857142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787" calcext:value-type="float">
            <text:p>8787</text:p>
          </table:table-cell>
          <table:table-cell table:number-columns-repeated="6"/>
          <table:table-cell table:formula="of:=[.B225]/[.A225]" office:value-type="float" office:value="78.4553571428571" calcext:value-type="float">
            <text:p>78.45535714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794" calcext:value-type="float">
            <text:p>5794</text:p>
          </table:table-cell>
          <table:table-cell table:number-columns-repeated="6"/>
          <table:table-cell table:formula="of:=[.B226]/[.A226]" office:value-type="float" office:value="78.2972972972973" calcext:value-type="float">
            <text:p>78.29729729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4" calcext:value-type="float">
            <text:p>994</text:p>
          </table:table-cell>
          <table:table-cell table:number-columns-repeated="6"/>
          <table:table-cell table:formula="of:=[.B227]/[.A227]" office:value-type="float" office:value="76.4615384615385" calcext:value-type="float">
            <text:p>76.46153846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16" calcext:value-type="float">
            <text:p>2316</text:p>
          </table:table-cell>
          <table:table-cell table:number-columns-repeated="6"/>
          <table:table-cell table:formula="of:=[.B228]/[.A228]"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9" calcext:value-type="float">
            <text:p>1089</text:p>
          </table:table-cell>
          <table:table-cell table:number-columns-repeated="6"/>
          <table:table-cell table:formula="of:=[.B229]/[.A229]" office:value-type="float" office:value="77.7857142857143" calcext:value-type="float">
            <text:p>77.78571428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table:formula="of:=[.B230]/[.A230]" office:value-type="float" office:value="77.4444444444444" calcext:value-type="float">
            <text:p>77.44444444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919" calcext:value-type="float">
            <text:p>13919</text:p>
          </table:table-cell>
          <table:table-cell table:number-columns-repeated="6"/>
          <table:table-cell table:formula="of:=[.B231]/[.A231]" office:value-type="float" office:value="79.0852272727273" calcext:value-type="float">
            <text:p>79.085227272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064" calcext:value-type="float">
            <text:p>8064</text:p>
          </table:table-cell>
          <table:table-cell table:number-columns-repeated="6"/>
          <table:table-cell table:formula="of:=[.B232]/[.A232]" office:value-type="float" office:value="78.2912621359223" calcext:value-type="float">
            <text:p>78.29126213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8" calcext:value-type="float">
            <text:p>878</text:p>
          </table:table-cell>
          <table:table-cell table:number-columns-repeated="6"/>
          <table:table-cell table:formula="of:=[.B233]/[.A233]" office:value-type="float" office:value="79.8181818181818" calcext:value-type="float">
            <text:p>79.81818181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4" calcext:value-type="float">
            <text:p>994</text:p>
          </table:table-cell>
          <table:table-cell table:number-columns-repeated="6"/>
          <table:table-cell table:formula="of:=[.B234]/[.A234]" office:value-type="float" office:value="76.4615384615385" calcext:value-type="float">
            <text:p>76.46153846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01" calcext:value-type="float">
            <text:p>1901</text:p>
          </table:table-cell>
          <table:table-cell table:number-columns-repeated="6"/>
          <table:table-cell table:formula="of:=[.B235]/[.A235]" office:value-type="float" office:value="79.2083333333333" calcext:value-type="float">
            <text:p>79.208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table:formula="of:=[.B236]/[.A236]" office:value-type="float" office:value="79.75" calcext:value-type="float">
            <text:p>79.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35" calcext:value-type="float">
            <text:p>3235</text:p>
          </table:table-cell>
          <table:table-cell table:number-columns-repeated="6"/>
          <table:table-cell table:formula="of:=[.B237]/[.A237]" office:value-type="float" office:value="78.9024390243903" calcext:value-type="float">
            <text:p>78.90243902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89" calcext:value-type="float">
            <text:p>2589</text:p>
          </table:table-cell>
          <table:table-cell table:number-columns-repeated="6"/>
          <table:table-cell table:formula="of:=[.B238]/[.A238]" office:value-type="float" office:value="78.4545454545455" calcext:value-type="float">
            <text:p>78.45454545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81" calcext:value-type="float">
            <text:p>4881</text:p>
          </table:table-cell>
          <table:table-cell table:number-columns-repeated="6"/>
          <table:table-cell table:formula="of:=[.B239]/[.A239]" office:value-type="float" office:value="77.4761904761905" calcext:value-type="float">
            <text:p>77.47619047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168" calcext:value-type="float">
            <text:p>8168</text:p>
          </table:table-cell>
          <table:table-cell table:number-columns-repeated="6"/>
          <table:table-cell table:formula="of:=[.B240]/[.A240]" office:value-type="float" office:value="78.5384615384615" calcext:value-type="float">
            <text:p>78.53846153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09" calcext:value-type="float">
            <text:p>1809</text:p>
          </table:table-cell>
          <table:table-cell table:number-columns-repeated="6"/>
          <table:table-cell table:formula="of:=[.B241]/[.A241]" office:value-type="float" office:value="78.6521739130435" calcext:value-type="float">
            <text:p>78.65217391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7002" calcext:value-type="float">
            <text:p>27002</text:p>
          </table:table-cell>
          <table:table-cell table:number-columns-repeated="6"/>
          <table:table-cell table:formula="of:=[.B242]/[.A242]" office:value-type="float" office:value="78.953216374269" calcext:value-type="float">
            <text:p>78.95321637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94" calcext:value-type="float">
            <text:p>4094</text:p>
          </table:table-cell>
          <table:table-cell table:number-columns-repeated="6"/>
          <table:table-cell table:formula="of:=[.B243]/[.A243]" office:value-type="float" office:value="78.7307692307692" calcext:value-type="float">
            <text:p>78.73076923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72" calcext:value-type="float">
            <text:p>1572</text:p>
          </table:table-cell>
          <table:table-cell table:number-columns-repeated="6"/>
          <table:table-cell table:formula="of:=[.B244]/[.A244]"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39" calcext:value-type="float">
            <text:p>1039</text:p>
          </table:table-cell>
          <table:table-cell table:number-columns-repeated="6"/>
          <table:table-cell table:formula="of:=[.B245]/[.A245]" office:value-type="float" office:value="79.9230769230769" calcext:value-type="float">
            <text:p>79.92307692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517" calcext:value-type="float">
            <text:p>7517</text:p>
          </table:table-cell>
          <table:table-cell table:number-columns-repeated="6"/>
          <table:table-cell table:formula="of:=[.B246]/[.A246]" office:value-type="float" office:value="78.3020833333333" calcext:value-type="float">
            <text:p>78.30208333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417" calcext:value-type="float">
            <text:p>10417</text:p>
          </table:table-cell>
          <table:table-cell table:number-columns-repeated="6"/>
          <table:table-cell table:formula="of:=[.B247]/[.A247]" office:value-type="float" office:value="78.9166666666667" calcext:value-type="float">
            <text:p>78.9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table:formula="of:=[.B248]/[.A248]" office:value-type="float" office:value="78.8888888888889" calcext:value-type="float">
            <text:p>78.88888888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98" calcext:value-type="float">
            <text:p>4098</text:p>
          </table:table-cell>
          <table:table-cell table:number-columns-repeated="6"/>
          <table:table-cell table:formula="of:=[.B249]/[.A249]" office:value-type="float" office:value="77.3207547169811" calcext:value-type="float">
            <text:p>77.3207547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04" calcext:value-type="float">
            <text:p>5104</text:p>
          </table:table-cell>
          <table:table-cell table:number-columns-repeated="6"/>
          <table:table-cell table:formula="of:=[.B250]/[.A250]" office:value-type="float" office:value="78.5230769230769" calcext:value-type="float">
            <text:p>78.52307692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85" calcext:value-type="float">
            <text:p>4885</text:p>
          </table:table-cell>
          <table:table-cell table:number-columns-repeated="6"/>
          <table:table-cell table:formula="of:=[.B251]/[.A251]" office:value-type="float" office:value="78.7903225806452" calcext:value-type="float">
            <text:p>78.79032258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408" calcext:value-type="float">
            <text:p>18408</text:p>
          </table:table-cell>
          <table:table-cell table:number-columns-repeated="6"/>
          <table:table-cell table:formula="of:=[.B252]/[.A252]" office:value-type="float" office:value="77.6708860759494" calcext:value-type="float">
            <text:p>77.67088607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49" calcext:value-type="float">
            <text:p>3049</text:p>
          </table:table-cell>
          <table:table-cell table:number-columns-repeated="6"/>
          <table:table-cell table:formula="of:=[.B253]/[.A253]" office:value-type="float" office:value="78.1794871794872" calcext:value-type="float">
            <text:p>78.179487179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1588" calcext:value-type="float">
            <text:p>21588</text:p>
          </table:table-cell>
          <table:table-cell table:number-columns-repeated="6"/>
          <table:table-cell table:formula="of:=[.B254]/[.A254]" office:value-type="float" office:value="77.9350180505415" calcext:value-type="float">
            <text:p>77.93501805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94" calcext:value-type="float">
            <text:p>4894</text:p>
          </table:table-cell>
          <table:table-cell table:number-columns-repeated="6"/>
          <table:table-cell table:formula="of:=[.B255]/[.A255]" office:value-type="float" office:value="77.6825396825397" calcext:value-type="float">
            <text:p>77.68253968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58" calcext:value-type="float">
            <text:p>3458</text:p>
          </table:table-cell>
          <table:table-cell table:number-columns-repeated="6"/>
          <table:table-cell table:formula="of:=[.B256]/[.A256]" office:value-type="float" office:value="78.5909090909091" calcext:value-type="float">
            <text:p>78.59090909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86" calcext:value-type="float">
            <text:p>1486</text:p>
          </table:table-cell>
          <table:table-cell table:number-columns-repeated="6"/>
          <table:table-cell table:formula="of:=[.B257]/[.A257]" office:value-type="float" office:value="78.2105263157895" calcext:value-type="float">
            <text:p>78.21052631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46" calcext:value-type="float">
            <text:p>1746</text:p>
          </table:table-cell>
          <table:table-cell table:number-columns-repeated="6"/>
          <table:table-cell table:formula="of:=[.B258]/[.A258]" office:value-type="float" office:value="79.3636363636364" calcext:value-type="float">
            <text:p>79.363636363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9916" calcext:value-type="float">
            <text:p>19916</text:p>
          </table:table-cell>
          <table:table-cell table:number-columns-repeated="6"/>
          <table:table-cell table:formula="of:=[.B259]/[.A259]" office:value-type="float" office:value="78.7193675889328" calcext:value-type="float">
            <text:p>78.71936758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74" calcext:value-type="float">
            <text:p>2674</text:p>
          </table:table-cell>
          <table:table-cell table:number-columns-repeated="6"/>
          <table:table-cell table:formula="of:=[.B260]/[.A260]" office:value-type="float" office:value="78.6470588235294" calcext:value-type="float">
            <text:p>78.64705882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831" calcext:value-type="float">
            <text:p>9831</text:p>
          </table:table-cell>
          <table:table-cell table:number-columns-repeated="6"/>
          <table:table-cell table:formula="of:=[.B261]/[.A261]" office:value-type="float" office:value="78.648" calcext:value-type="float">
            <text:p>78.6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08" calcext:value-type="float">
            <text:p>2108</text:p>
          </table:table-cell>
          <table:table-cell table:number-columns-repeated="6"/>
          <table:table-cell table:formula="of:=[.B262]/[.A262]" office:value-type="float" office:value="78.0740740740741" calcext:value-type="float">
            <text:p>78.07407407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196" calcext:value-type="float">
            <text:p>20196</text:p>
          </table:table-cell>
          <table:table-cell table:number-columns-repeated="6"/>
          <table:table-cell table:formula="of:=[.B263]/[.A263]"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01" calcext:value-type="float">
            <text:p>4001</text:p>
          </table:table-cell>
          <table:table-cell table:number-columns-repeated="6"/>
          <table:table-cell table:formula="of:=[.B264]/[.A264]" office:value-type="float" office:value="78.4509803921569" calcext:value-type="float">
            <text:p>78.4509803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5" calcext:value-type="float">
            <text:p>625</text:p>
          </table:table-cell>
          <table:table-cell table:number-columns-repeated="6"/>
          <table:table-cell table:formula="of:=[.B265]/[.A265]" office:value-type="float" office:value="78.125" calcext:value-type="float">
            <text:p>78.1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37" calcext:value-type="float">
            <text:p>2737</text:p>
          </table:table-cell>
          <table:table-cell table:number-columns-repeated="6"/>
          <table:table-cell table:formula="of:=[.B266]/[.A266]"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357" calcext:value-type="float">
            <text:p>15357</text:p>
          </table:table-cell>
          <table:table-cell table:number-columns-repeated="6"/>
          <table:table-cell table:formula="of:=[.B267]/[.A267]" office:value-type="float" office:value="78.7538461538462" calcext:value-type="float">
            <text:p>78.75384615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40" calcext:value-type="float">
            <text:p>5240</text:p>
          </table:table-cell>
          <table:table-cell table:number-columns-repeated="6"/>
          <table:table-cell table:formula="of:=[.B268]/[.A268]" office:value-type="float" office:value="78.2089552238806" calcext:value-type="float">
            <text:p>78.20895522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table:formula="of:=[.B269]/[.A269]" office:value-type="float" office:value="79.25" calcext:value-type="float">
            <text:p>79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3" calcext:value-type="float">
            <text:p>793</text:p>
          </table:table-cell>
          <table:table-cell table:number-columns-repeated="6"/>
          <table:table-cell table:formula="of:=[.B270]/[.A270]" office:value-type="float" office:value="79.3" calcext:value-type="float">
            <text:p>79.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74" calcext:value-type="float">
            <text:p>3074</text:p>
          </table:table-cell>
          <table:table-cell table:number-columns-repeated="6"/>
          <table:table-cell table:formula="of:=[.B271]/[.A271]" office:value-type="float" office:value="78.8205128205128" calcext:value-type="float">
            <text:p>78.82051282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941" calcext:value-type="float">
            <text:p>8941</text:p>
          </table:table-cell>
          <table:table-cell table:number-columns-repeated="6"/>
          <table:table-cell table:formula="of:=[.B272]/[.A272]" office:value-type="float" office:value="78.4298245614035" calcext:value-type="float">
            <text:p>78.42982456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19" calcext:value-type="float">
            <text:p>9419</text:p>
          </table:table-cell>
          <table:table-cell table:number-columns-repeated="6"/>
          <table:table-cell table:formula="of:=[.B273]/[.A273]" office:value-type="float" office:value="77.8429752066116" calcext:value-type="float">
            <text:p>77.84297520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53" calcext:value-type="float">
            <text:p>2053</text:p>
          </table:table-cell>
          <table:table-cell table:number-columns-repeated="6"/>
          <table:table-cell table:formula="of:=[.B274]/[.A274]" office:value-type="float" office:value="78.9615384615385" calcext:value-type="float">
            <text:p>78.96153846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627" calcext:value-type="float">
            <text:p>8627</text:p>
          </table:table-cell>
          <table:table-cell table:number-columns-repeated="6"/>
          <table:table-cell table:formula="of:=[.B275]/[.A275]" office:value-type="float" office:value="78.4272727272727" calcext:value-type="float">
            <text:p>78.42727272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30" calcext:value-type="float">
            <text:p>1330</text:p>
          </table:table-cell>
          <table:table-cell table:number-columns-repeated="6"/>
          <table:table-cell table:formula="of:=[.B276]/[.A276]" office:value-type="float" office:value="78.2352941176471" calcext:value-type="float">
            <text:p>78.23529411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47" calcext:value-type="float">
            <text:p>2547</text:p>
          </table:table-cell>
          <table:table-cell table:number-columns-repeated="6"/>
          <table:table-cell table:formula="of:=[.B277]/[.A277]" office:value-type="float" office:value="79.59375" calcext:value-type="float">
            <text:p>79.5937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227" calcext:value-type="float">
            <text:p>11227</text:p>
          </table:table-cell>
          <table:table-cell table:number-columns-repeated="6"/>
          <table:table-cell table:formula="of:=[.B278]/[.A278]" office:value-type="float" office:value="79.0633802816901" calcext:value-type="float">
            <text:p>79.06338028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9" calcext:value-type="float">
            <text:p>949</text:p>
          </table:table-cell>
          <table:table-cell table:number-columns-repeated="6"/>
          <table:table-cell table:formula="of:=[.B279]/[.A279]" office:value-type="float" office:value="79.0833333333333" calcext:value-type="float">
            <text:p>79.08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682" calcext:value-type="float">
            <text:p>4682</text:p>
          </table:table-cell>
          <table:table-cell table:number-columns-repeated="6"/>
          <table:table-cell table:formula="of:=[.B280]/[.A280]" office:value-type="float" office:value="79.3559322033898" calcext:value-type="float">
            <text:p>79.355932203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246" calcext:value-type="float">
            <text:p>13246</text:p>
          </table:table-cell>
          <table:table-cell table:number-columns-repeated="6"/>
          <table:table-cell table:formula="of:=[.B281]/[.A281]" office:value-type="float" office:value="78.8452380952381" calcext:value-type="float">
            <text:p>78.84523809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492" calcext:value-type="float">
            <text:p>15492</text:p>
          </table:table-cell>
          <table:table-cell table:number-columns-repeated="6"/>
          <table:table-cell table:formula="of:=[.B282]/[.A282]" office:value-type="float" office:value="77.8492462311558" calcext:value-type="float">
            <text:p>77.84924623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701" calcext:value-type="float">
            <text:p>7701</text:p>
          </table:table-cell>
          <table:table-cell table:number-columns-repeated="6"/>
          <table:table-cell table:formula="of:=[.B283]/[.A283]" office:value-type="float" office:value="78.5816326530612" calcext:value-type="float">
            <text:p>78.58163265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19" calcext:value-type="float">
            <text:p>3619</text:p>
          </table:table-cell>
          <table:table-cell table:number-columns-repeated="6"/>
          <table:table-cell table:formula="of:=[.B284]/[.A284]" office:value-type="float" office:value="78.6739130434783" calcext:value-type="float">
            <text:p>78.67391304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02" calcext:value-type="float">
            <text:p>13302</text:p>
          </table:table-cell>
          <table:table-cell table:number-columns-repeated="6"/>
          <table:table-cell table:formula="of:=[.B285]/[.A285]" office:value-type="float" office:value="78.2470588235294" calcext:value-type="float">
            <text:p>78.24705882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51" calcext:value-type="float">
            <text:p>3151</text:p>
          </table:table-cell>
          <table:table-cell table:number-columns-repeated="6"/>
          <table:table-cell table:formula="of:=[.B286]/[.A286]" office:value-type="float" office:value="78.775" calcext:value-type="float">
            <text:p>78.7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29" calcext:value-type="float">
            <text:p>5929</text:p>
          </table:table-cell>
          <table:table-cell table:number-columns-repeated="6"/>
          <table:table-cell table:formula="of:=[.B287]/[.A287]" office:value-type="float" office:value="78.0131578947368" calcext:value-type="float">
            <text:p>78.01315789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9" calcext:value-type="float">
            <text:p>879</text:p>
          </table:table-cell>
          <table:table-cell table:number-columns-repeated="6"/>
          <table:table-cell table:formula="of:=[.B288]/[.A288]" office:value-type="float" office:value="79.9090909090909" calcext:value-type="float">
            <text:p>79.90909090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47" calcext:value-type="float">
            <text:p>2347</text:p>
          </table:table-cell>
          <table:table-cell table:number-columns-repeated="6"/>
          <table:table-cell table:formula="of:=[.B289]/[.A289]" office:value-type="float" office:value="78.2333333333333" calcext:value-type="float">
            <text:p>78.2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65" calcext:value-type="float">
            <text:p>4365</text:p>
          </table:table-cell>
          <table:table-cell table:number-columns-repeated="6"/>
          <table:table-cell table:formula="of:=[.B290]/[.A290]" office:value-type="float" office:value="77.9464285714286" calcext:value-type="float">
            <text:p>77.94642857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89" calcext:value-type="float">
            <text:p>2289</text:p>
          </table:table-cell>
          <table:table-cell table:number-columns-repeated="6"/>
          <table:table-cell table:formula="of:=[.B291]/[.A291]" office:value-type="float" office:value="78.9310344827586" calcext:value-type="float">
            <text:p>78.93103448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table:formula="of:=[.B292]/[.A292]" office:value-type="float" office:value="77.7777777777778" calcext:value-type="float">
            <text:p>77.77777777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848" calcext:value-type="float">
            <text:p>5848</text:p>
          </table:table-cell>
          <table:table-cell table:number-columns-repeated="6"/>
          <table:table-cell table:formula="of:=[.B293]/[.A293]" office:value-type="float" office:value="79.027027027027" calcext:value-type="float">
            <text:p>79.0270270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94" calcext:value-type="float">
            <text:p>1694</text:p>
          </table:table-cell>
          <table:table-cell table:number-columns-repeated="6"/>
          <table:table-cell table:formula="of:=[.B294]/[.A294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6" calcext:value-type="float">
            <text:p>1026</text:p>
          </table:table-cell>
          <table:table-cell table:number-columns-repeated="6"/>
          <table:table-cell table:formula="of:=[.B295]/[.A295]" office:value-type="float" office:value="78.9230769230769" calcext:value-type="float">
            <text:p>78.923076923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907" calcext:value-type="float">
            <text:p>12907</text:p>
          </table:table-cell>
          <table:table-cell table:number-columns-repeated="6"/>
          <table:table-cell table:formula="of:=[.B296]/[.A296]" office:value-type="float" office:value="78.2242424242424" calcext:value-type="float">
            <text:p>78.22424242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13" calcext:value-type="float">
            <text:p>3213</text:p>
          </table:table-cell>
          <table:table-cell table:number-columns-repeated="6"/>
          <table:table-cell table:formula="of:=[.B297]/[.A297]" office:value-type="float" office:value="78.3658536585366" calcext:value-type="float">
            <text:p>78.36585365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621" calcext:value-type="float">
            <text:p>7621</text:p>
          </table:table-cell>
          <table:table-cell table:number-columns-repeated="6"/>
          <table:table-cell table:formula="of:=[.B298]/[.A298]" office:value-type="float" office:value="78.5670103092784" calcext:value-type="float">
            <text:p>78.56701030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60" calcext:value-type="float">
            <text:p>3360</text:p>
          </table:table-cell>
          <table:table-cell table:number-columns-repeated="6"/>
          <table:table-cell table:formula="of:=[.B299]/[.A299]" office:value-type="float" office:value="78.1395348837209" calcext:value-type="float">
            <text:p>78.13953488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27" calcext:value-type="float">
            <text:p>4027</text:p>
          </table:table-cell>
          <table:table-cell table:number-columns-repeated="6"/>
          <table:table-cell table:formula="of:=[.B300]/[.A300]" office:value-type="float" office:value="78.9607843137255" calcext:value-type="float">
            <text:p>78.96078431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65" calcext:value-type="float">
            <text:p>9365</text:p>
          </table:table-cell>
          <table:table-cell table:number-columns-repeated="6"/>
          <table:table-cell table:formula="of:=[.B301]/[.A301]" office:value-type="float" office:value="78.6974789915966" calcext:value-type="float">
            <text:p>78.69747899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105" calcext:value-type="float">
            <text:p>12105</text:p>
          </table:table-cell>
          <table:table-cell table:number-columns-repeated="6"/>
          <table:table-cell table:formula="of:=[.B302]/[.A302]" office:value-type="float" office:value="78.0967741935484" calcext:value-type="float">
            <text:p>78.09677419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118" calcext:value-type="float">
            <text:p>10118</text:p>
          </table:table-cell>
          <table:table-cell table:number-columns-repeated="6"/>
          <table:table-cell table:formula="of:=[.B303]/[.A303]" office:value-type="float" office:value="79.046875" calcext:value-type="float">
            <text:p>79.046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21" calcext:value-type="float">
            <text:p>1521</text:p>
          </table:table-cell>
          <table:table-cell table:number-columns-repeated="6"/>
          <table:table-cell table:formula="of:=[.B304]/[.A304]" office:value-type="float" office:value="76.05" calcext:value-type="float">
            <text:p>76.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90" calcext:value-type="float">
            <text:p>4490</text:p>
          </table:table-cell>
          <table:table-cell table:number-columns-repeated="6"/>
          <table:table-cell table:formula="of:=[.B305]/[.A305]" office:value-type="float" office:value="78.7719298245614" calcext:value-type="float">
            <text:p>78.77192982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53" calcext:value-type="float">
            <text:p>2453</text:p>
          </table:table-cell>
          <table:table-cell table:number-columns-repeated="6"/>
          <table:table-cell table:formula="of:=[.B306]/[.A306]" office:value-type="float" office:value="79.1290322580645" calcext:value-type="float">
            <text:p>79.12903225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6" calcext:value-type="float">
            <text:p>1716</text:p>
          </table:table-cell>
          <table:table-cell table:number-columns-repeated="6"/>
          <table:table-cell table:formula="of:=[.B307]/[.A307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78" calcext:value-type="float">
            <text:p>5978</text:p>
          </table:table-cell>
          <table:table-cell table:number-columns-repeated="6"/>
          <table:table-cell table:formula="of:=[.B308]/[.A308]" office:value-type="float" office:value="78.6578947368421" calcext:value-type="float">
            <text:p>78.65789473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333" calcext:value-type="float">
            <text:p>7333</text:p>
          </table:table-cell>
          <table:table-cell table:number-columns-repeated="6"/>
          <table:table-cell table:formula="of:=[.B309]/[.A309]" office:value-type="float" office:value="78.8494623655914" calcext:value-type="float">
            <text:p>78.84946236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59" calcext:value-type="float">
            <text:p>4459</text:p>
          </table:table-cell>
          <table:table-cell table:number-columns-repeated="6"/>
          <table:table-cell table:formula="of:=[.B310]/[.A310]" office:value-type="float" office:value="78.2280701754386" calcext:value-type="float">
            <text:p>78.228070175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3788" calcext:value-type="float">
            <text:p>23788</text:p>
          </table:table-cell>
          <table:table-cell table:number-columns-repeated="6"/>
          <table:table-cell table:formula="of:=[.B311]/[.A311]" office:value-type="float" office:value="78.5082508250825" calcext:value-type="float">
            <text:p>78.50825082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62" calcext:value-type="float">
            <text:p>5562</text:p>
          </table:table-cell>
          <table:table-cell table:number-columns-repeated="6"/>
          <table:table-cell table:formula="of:=[.B312]/[.A312]" office:value-type="float" office:value="79.4571428571429" calcext:value-type="float">
            <text:p>79.45714285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14" calcext:value-type="float">
            <text:p>1414</text:p>
          </table:table-cell>
          <table:table-cell table:number-columns-repeated="6"/>
          <table:table-cell table:formula="of:=[.B313]/[.A313]" office:value-type="float" office:value="78.5555555555556" calcext:value-type="float">
            <text:p>78.55555555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124" calcext:value-type="float">
            <text:p>8124</text:p>
          </table:table-cell>
          <table:table-cell table:number-columns-repeated="6"/>
          <table:table-cell table:formula="of:=[.B314]/[.A314]" office:value-type="float" office:value="78.1153846153846" calcext:value-type="float">
            <text:p>78.11538461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725" calcext:value-type="float">
            <text:p>8725</text:p>
          </table:table-cell>
          <table:table-cell table:number-columns-repeated="6"/>
          <table:table-cell table:formula="of:=[.B315]/[.A315]" office:value-type="float" office:value="78.6036036036036" calcext:value-type="float">
            <text:p>78.60360360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032" calcext:value-type="float">
            <text:p>15032</text:p>
          </table:table-cell>
          <table:table-cell table:number-columns-repeated="6"/>
          <table:table-cell table:formula="of:=[.B316]/[.A316]" office:value-type="float" office:value="78.2916666666667" calcext:value-type="float">
            <text:p>78.291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7" calcext:value-type="float">
            <text:p>1017</text:p>
          </table:table-cell>
          <table:table-cell table:number-columns-repeated="6"/>
          <table:table-cell table:formula="of:=[.B317]/[.A317]" office:value-type="float" office:value="78.2307692307692" calcext:value-type="float">
            <text:p>78.23076923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86" calcext:value-type="float">
            <text:p>2286</text:p>
          </table:table-cell>
          <table:table-cell table:number-columns-repeated="6"/>
          <table:table-cell table:formula="of:=[.B318]/[.A318]" office:value-type="float" office:value="78.8275862068966" calcext:value-type="float">
            <text:p>78.827586206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299" calcext:value-type="float">
            <text:p>10299</text:p>
          </table:table-cell>
          <table:table-cell table:number-columns-repeated="6"/>
          <table:table-cell table:formula="of:=[.B319]/[.A319]" office:value-type="float" office:value="78.618320610687" calcext:value-type="float">
            <text:p>78.61832061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71" calcext:value-type="float">
            <text:p>1671</text:p>
          </table:table-cell>
          <table:table-cell table:number-columns-repeated="6"/>
          <table:table-cell table:formula="of:=[.B320]/[.A320]" office:value-type="float" office:value="79.5714285714286" calcext:value-type="float">
            <text:p>79.57142857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101" calcext:value-type="float">
            <text:p>7101</text:p>
          </table:table-cell>
          <table:table-cell table:number-columns-repeated="6"/>
          <table:table-cell table:formula="of:=[.B321]/[.A321]" office:value-type="float" office:value="78.032967032967" calcext:value-type="float">
            <text:p>78.0329670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24" calcext:value-type="float">
            <text:p>5224</text:p>
          </table:table-cell>
          <table:table-cell table:number-columns-repeated="6"/>
          <table:table-cell table:formula="of:=[.B322]/[.A322]" office:value-type="float" office:value="77.9701492537314" calcext:value-type="float">
            <text:p>77.97014925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86" calcext:value-type="float">
            <text:p>5986</text:p>
          </table:table-cell>
          <table:table-cell table:number-columns-repeated="6"/>
          <table:table-cell table:formula="of:=[.B323]/[.A323]" office:value-type="float" office:value="78.7631578947368" calcext:value-type="float">
            <text:p>78.763157894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3950" calcext:value-type="float">
            <text:p>23950</text:p>
          </table:table-cell>
          <table:table-cell table:number-columns-repeated="6"/>
          <table:table-cell table:formula="of:=[.B324]/[.A324]" office:value-type="float" office:value="78.7828947368421" calcext:value-type="float">
            <text:p>78.78289473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24" calcext:value-type="float">
            <text:p>5924</text:p>
          </table:table-cell>
          <table:table-cell table:number-columns-repeated="6"/>
          <table:table-cell table:formula="of:=[.B325]/[.A325]" office:value-type="float" office:value="78.9866666666667" calcext:value-type="float">
            <text:p>78.98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72" calcext:value-type="float">
            <text:p>1572</text:p>
          </table:table-cell>
          <table:table-cell table:number-columns-repeated="6"/>
          <table:table-cell table:formula="of:=[.B326]/[.A326]"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3" calcext:value-type="float">
            <text:p>543</text:p>
          </table:table-cell>
          <table:table-cell table:number-columns-repeated="6"/>
          <table:table-cell table:formula="of:=[.B327]/[.A327]" office:value-type="float" office:value="77.5714285714286" calcext:value-type="float">
            <text:p>77.571428571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7786" calcext:value-type="float">
            <text:p>17786</text:p>
          </table:table-cell>
          <table:table-cell table:number-columns-repeated="6"/>
          <table:table-cell table:formula="of:=[.B328]/[.A328]" office:value-type="float" office:value="78.352422907489" calcext:value-type="float">
            <text:p>78.35242290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37" calcext:value-type="float">
            <text:p>2037</text:p>
          </table:table-cell>
          <table:table-cell table:number-columns-repeated="6"/>
          <table:table-cell table:formula="of:=[.B329]/[.A329]" office:value-type="float" office:value="78.3461538461538" calcext:value-type="float">
            <text:p>78.346153846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1138" calcext:value-type="float">
            <text:p>21138</text:p>
          </table:table-cell>
          <table:table-cell table:number-columns-repeated="6"/>
          <table:table-cell table:formula="of:=[.B330]/[.A330]" office:value-type="float" office:value="78.5799256505576" calcext:value-type="float">
            <text:p>78.57992565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07" calcext:value-type="float">
            <text:p>2207</text:p>
          </table:table-cell>
          <table:table-cell table:number-columns-repeated="6"/>
          <table:table-cell table:formula="of:=[.B331]/[.A331]" office:value-type="float" office:value="78.8214285714286" calcext:value-type="float">
            <text:p>78.82142857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44" calcext:value-type="float">
            <text:p>3744</text:p>
          </table:table-cell>
          <table:table-cell table:number-columns-repeated="6"/>
          <table:table-cell table:formula="of:=[.B332]/[.A332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735" calcext:value-type="float">
            <text:p>10735</text:p>
          </table:table-cell>
          <table:table-cell table:number-columns-repeated="6"/>
          <table:table-cell table:formula="of:=[.B333]/[.A333]" office:value-type="float" office:value="78.9338235294118" calcext:value-type="float">
            <text:p>78.93382352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623" calcext:value-type="float">
            <text:p>8623</text:p>
          </table:table-cell>
          <table:table-cell table:number-columns-repeated="6"/>
          <table:table-cell table:formula="of:=[.B334]/[.A334]" office:value-type="float" office:value="78.3909090909091" calcext:value-type="float">
            <text:p>78.390909090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57" calcext:value-type="float">
            <text:p>5757</text:p>
          </table:table-cell>
          <table:table-cell table:number-columns-repeated="6"/>
          <table:table-cell table:formula="of:=[.B335]/[.A335]" office:value-type="float" office:value="78.8630136986301" calcext:value-type="float">
            <text:p>78.86301369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88" calcext:value-type="float">
            <text:p>2888</text:p>
          </table:table-cell>
          <table:table-cell table:number-columns-repeated="6"/>
          <table:table-cell table:formula="of:=[.B336]/[.A336]" office:value-type="float" office:value="78.0540540540541" calcext:value-type="float">
            <text:p>78.05405405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259" calcext:value-type="float">
            <text:p>11259</text:p>
          </table:table-cell>
          <table:table-cell table:number-columns-repeated="6"/>
          <table:table-cell table:formula="of:=[.B337]/[.A337]" office:value-type="float" office:value="78.1875" calcext:value-type="float">
            <text:p>78.18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87" calcext:value-type="float">
            <text:p>1887</text:p>
          </table:table-cell>
          <table:table-cell table:number-columns-repeated="6"/>
          <table:table-cell table:formula="of:=[.B338]/[.A338]" office:value-type="float" office:value="78.625" calcext:value-type="float">
            <text:p>78.6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30" calcext:value-type="float">
            <text:p>2830</text:p>
          </table:table-cell>
          <table:table-cell table:number-columns-repeated="6"/>
          <table:table-cell table:formula="of:=[.B339]/[.A339]" office:value-type="float" office:value="78.6111111111111" calcext:value-type="float">
            <text:p>78.61111111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4" calcext:value-type="float">
            <text:p>1404</text:p>
          </table:table-cell>
          <table:table-cell table:number-columns-repeated="6"/>
          <table:table-cell table:formula="of:=[.B340]/[.A340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2" calcext:value-type="float">
            <text:p>942</text:p>
          </table:table-cell>
          <table:table-cell table:number-columns-repeated="6"/>
          <table:table-cell table:formula="of:=[.B341]/[.A341]"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198" calcext:value-type="float">
            <text:p>13198</text:p>
          </table:table-cell>
          <table:table-cell table:number-columns-repeated="6"/>
          <table:table-cell table:formula="of:=[.B342]/[.A342]" office:value-type="float" office:value="78.094674556213" calcext:value-type="float">
            <text:p>78.09467455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42" calcext:value-type="float">
            <text:p>3542</text:p>
          </table:table-cell>
          <table:table-cell table:number-columns-repeated="6"/>
          <table:table-cell table:formula="of:=[.B343]/[.A343]" office:value-type="float" office:value="78.7111111111111" calcext:value-type="float">
            <text:p>78.71111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table:number-columns-repeated="6"/>
          <table:table-cell table:formula="of:=[.B344]/[.A344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9300" calcext:value-type="float">
            <text:p>49300</text:p>
          </table:table-cell>
          <table:table-cell table:number-columns-repeated="6"/>
          <table:table-cell table:formula="of:=[.B345]/[.A345]" office:value-type="float" office:value="78.3783783783784" calcext:value-type="float">
            <text:p>78.378378378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1907" calcext:value-type="float">
            <text:p>21907</text:p>
          </table:table-cell>
          <table:table-cell table:number-columns-repeated="6"/>
          <table:table-cell table:formula="of:=[.B346]/[.A346]" office:value-type="float" office:value="78.5197132616487" calcext:value-type="float">
            <text:p>78.51971326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54" calcext:value-type="float">
            <text:p>7454</text:p>
          </table:table-cell>
          <table:table-cell table:number-columns-repeated="6"/>
          <table:table-cell table:formula="of:=[.B347]/[.A347]" office:value-type="float" office:value="78.4631578947368" calcext:value-type="float">
            <text:p>78.46315789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78" calcext:value-type="float">
            <text:p>3078</text:p>
          </table:table-cell>
          <table:table-cell table:number-columns-repeated="6"/>
          <table:table-cell table:formula="of:=[.B348]/[.A348]" office:value-type="float" office:value="78.9230769230769" calcext:value-type="float">
            <text:p>78.92307692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94" calcext:value-type="float">
            <text:p>6194</text:p>
          </table:table-cell>
          <table:table-cell table:number-columns-repeated="6"/>
          <table:table-cell table:formula="of:=[.B349]/[.A349]" office:value-type="float" office:value="78.4050632911392" calcext:value-type="float">
            <text:p>78.40506329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93" calcext:value-type="float">
            <text:p>1693</text:p>
          </table:table-cell>
          <table:table-cell table:number-columns-repeated="6"/>
          <table:table-cell table:formula="of:=[.B350]/[.A350]" office:value-type="float" office:value="80.6190476190476" calcext:value-type="float">
            <text:p>80.6190476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table:number-columns-repeated="6"/>
          <table:table-cell table:formula="of:=[.B351]/[.A351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963" calcext:value-type="float">
            <text:p>7963</text:p>
          </table:table-cell>
          <table:table-cell table:number-columns-repeated="6"/>
          <table:table-cell table:formula="of:=[.B352]/[.A352]" office:value-type="float" office:value="78.0686274509804" calcext:value-type="float">
            <text:p>78.0686274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93" calcext:value-type="float">
            <text:p>7293</text:p>
          </table:table-cell>
          <table:table-cell table:number-columns-repeated="6"/>
          <table:table-cell table:formula="of:=[.B353]/[.A353]" office:value-type="float" office:value="77.5851063829787" calcext:value-type="float">
            <text:p>77.5851063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60" calcext:value-type="float">
            <text:p>3460</text:p>
          </table:table-cell>
          <table:table-cell table:number-columns-repeated="6"/>
          <table:table-cell table:formula="of:=[.B354]/[.A354]" office:value-type="float" office:value="78.6363636363636" calcext:value-type="float">
            <text:p>78.6363636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6" calcext:value-type="float">
            <text:p>706</text:p>
          </table:table-cell>
          <table:table-cell table:number-columns-repeated="6"/>
          <table:table-cell table:formula="of:=[.B355]/[.A355]" office:value-type="float" office:value="78.4444444444444" calcext:value-type="float">
            <text:p>78.44444444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36" calcext:value-type="float">
            <text:p>4436</text:p>
          </table:table-cell>
          <table:table-cell table:number-columns-repeated="6"/>
          <table:table-cell table:formula="of:=[.B356]/[.A356]" office:value-type="float" office:value="77.8245614035088" calcext:value-type="float">
            <text:p>77.82456140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91" calcext:value-type="float">
            <text:p>1891</text:p>
          </table:table-cell>
          <table:table-cell table:number-columns-repeated="6"/>
          <table:table-cell table:formula="of:=[.B357]/[.A357]" office:value-type="float" office:value="78.7916666666667" calcext:value-type="float">
            <text:p>78.791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57" calcext:value-type="float">
            <text:p>1257</text:p>
          </table:table-cell>
          <table:table-cell table:number-columns-repeated="6"/>
          <table:table-cell table:formula="of:=[.B358]/[.A358]" office:value-type="float" office:value="78.5625" calcext:value-type="float">
            <text:p>78.56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3517" calcext:value-type="float">
            <text:p>23517</text:p>
          </table:table-cell>
          <table:table-cell table:number-columns-repeated="6"/>
          <table:table-cell table:formula="of:=[.B359]/[.A359]" office:value-type="float" office:value="78.1295681063123" calcext:value-type="float">
            <text:p>78.129568106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5036" calcext:value-type="float">
            <text:p>45036</text:p>
          </table:table-cell>
          <table:table-cell table:number-columns-repeated="6"/>
          <table:table-cell table:formula="of:=[.B360]/[.A360]" office:value-type="float" office:value="78.5968586387435" calcext:value-type="float">
            <text:p>78.59685863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22" calcext:value-type="float">
            <text:p>1422</text:p>
          </table:table-cell>
          <table:table-cell table:number-columns-repeated="6"/>
          <table:table-cell table:formula="of:=[.B361]/[.A361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76" calcext:value-type="float">
            <text:p>3276</text:p>
          </table:table-cell>
          <table:table-cell table:number-columns-repeated="6"/>
          <table:table-cell table:formula="of:=[.B362]/[.A362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252" calcext:value-type="float">
            <text:p>18252</text:p>
          </table:table-cell>
          <table:table-cell table:number-columns-repeated="6"/>
          <table:table-cell table:formula="of:=[.B363]/[.A363]" office:value-type="float" office:value="78.6724137931035" calcext:value-type="float">
            <text:p>78.67241379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044" calcext:value-type="float">
            <text:p>9044</text:p>
          </table:table-cell>
          <table:table-cell table:number-columns-repeated="6"/>
          <table:table-cell table:formula="of:=[.B364]/[.A364]" office:value-type="float" office:value="79.3333333333333" calcext:value-type="float">
            <text:p>79.33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92" calcext:value-type="float">
            <text:p>2692</text:p>
          </table:table-cell>
          <table:table-cell table:number-columns-repeated="6"/>
          <table:table-cell table:formula="of:=[.B365]/[.A365]" office:value-type="float" office:value="79.1764705882353" calcext:value-type="float">
            <text:p>79.17647058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14" calcext:value-type="float">
            <text:p>5014</text:p>
          </table:table-cell>
          <table:table-cell table:number-columns-repeated="6"/>
          <table:table-cell table:formula="of:=[.B366]/[.A366]" office:value-type="float" office:value="78.34375" calcext:value-type="float">
            <text:p>78.343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69" calcext:value-type="float">
            <text:p>3969</text:p>
          </table:table-cell>
          <table:table-cell table:number-columns-repeated="6"/>
          <table:table-cell table:formula="of:=[.B367]/[.A367]" office:value-type="float" office:value="77.8235294117647" calcext:value-type="float">
            <text:p>77.82352941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567" calcext:value-type="float">
            <text:p>10567</text:p>
          </table:table-cell>
          <table:table-cell table:number-columns-repeated="6"/>
          <table:table-cell table:formula="of:=[.B368]/[.A368]" office:value-type="float" office:value="78.8582089552239" calcext:value-type="float">
            <text:p>78.85820895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37" calcext:value-type="float">
            <text:p>2137</text:p>
          </table:table-cell>
          <table:table-cell table:number-columns-repeated="6"/>
          <table:table-cell table:formula="of:=[.B369]/[.A369]" office:value-type="float" office:value="79.1481481481482" calcext:value-type="float">
            <text:p>79.14814814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92" calcext:value-type="float">
            <text:p>1492</text:p>
          </table:table-cell>
          <table:table-cell table:number-columns-repeated="6"/>
          <table:table-cell table:formula="of:=[.B370]/[.A370]" office:value-type="float" office:value="78.5263157894737" calcext:value-type="float">
            <text:p>78.52631578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86" calcext:value-type="float">
            <text:p>4086</text:p>
          </table:table-cell>
          <table:table-cell table:number-columns-repeated="6"/>
          <table:table-cell table:formula="of:=[.B371]/[.A371]" office:value-type="float" office:value="78.5769230769231" calcext:value-type="float">
            <text:p>78.576923076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2827" calcext:value-type="float">
            <text:p>22827</text:p>
          </table:table-cell>
          <table:table-cell table:number-columns-repeated="6"/>
          <table:table-cell table:formula="of:=[.B372]/[.A372]" office:value-type="float" office:value="78.1746575342466" calcext:value-type="float">
            <text:p>78.17465753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21" calcext:value-type="float">
            <text:p>1421</text:p>
          </table:table-cell>
          <table:table-cell table:number-columns-repeated="6"/>
          <table:table-cell table:formula="of:=[.B373]/[.A373]" office:value-type="float" office:value="78.9444444444444" calcext:value-type="float">
            <text:p>78.9444444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table:formula="of:=[.B374]/[.A374]" office:value-type="float" office:value="78.5714285714286" calcext:value-type="float">
            <text:p>78.57142857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345" calcext:value-type="float">
            <text:p>9345</text:p>
          </table:table-cell>
          <table:table-cell table:number-columns-repeated="6"/>
          <table:table-cell table:formula="of:=[.B375]/[.A375]" office:value-type="float" office:value="77.875" calcext:value-type="float">
            <text:p>77.87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550" calcext:value-type="float">
            <text:p>11550</text:p>
          </table:table-cell>
          <table:table-cell table:number-columns-repeated="6"/>
          <table:table-cell table:formula="of:=[.B376]/[.A376]" office:value-type="float" office:value="78.5714285714286" calcext:value-type="float">
            <text:p>78.57142857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025" calcext:value-type="float">
            <text:p>11025</text:p>
          </table:table-cell>
          <table:table-cell table:number-columns-repeated="6"/>
          <table:table-cell table:formula="of:=[.B377]/[.A377]"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formula="of:=[.B378]/[.A378]" office:value-type="float" office:value="79.1818181818182" calcext:value-type="float">
            <text:p>79.18181818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76" calcext:value-type="float">
            <text:p>5676</text:p>
          </table:table-cell>
          <table:table-cell table:number-columns-repeated="6"/>
          <table:table-cell table:formula="of:=[.B379]/[.A379]" office:value-type="float" office:value="78.8333333333333" calcext:value-type="float">
            <text:p>78.8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72" calcext:value-type="float">
            <text:p>3272</text:p>
          </table:table-cell>
          <table:table-cell table:number-columns-repeated="6"/>
          <table:table-cell table:formula="of:=[.B380]/[.A380]" office:value-type="float" office:value="77.9047619047619" calcext:value-type="float">
            <text:p>77.90476190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017" calcext:value-type="float">
            <text:p>16017</text:p>
          </table:table-cell>
          <table:table-cell table:number-columns-repeated="6"/>
          <table:table-cell table:formula="of:=[.B381]/[.A381]" office:value-type="float" office:value="78.1317073170732" calcext:value-type="float">
            <text:p>78.13170731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9" calcext:value-type="float">
            <text:p>859</text:p>
          </table:table-cell>
          <table:table-cell table:number-columns-repeated="6"/>
          <table:table-cell table:formula="of:=[.B382]/[.A382]" office:value-type="float" office:value="78.0909090909091" calcext:value-type="float">
            <text:p>78.09090909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56" calcext:value-type="float">
            <text:p>2356</text:p>
          </table:table-cell>
          <table:table-cell table:number-columns-repeated="6"/>
          <table:table-cell table:formula="of:=[.B383]/[.A383]" office:value-type="float" office:value="78.5333333333333" calcext:value-type="float">
            <text:p>78.53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186" calcext:value-type="float">
            <text:p>7186</text:p>
          </table:table-cell>
          <table:table-cell table:number-columns-repeated="6"/>
          <table:table-cell table:formula="of:=[.B384]/[.A384]" office:value-type="float" office:value="78.967032967033" calcext:value-type="float">
            <text:p>78.9670329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table:number-columns-repeated="6"/>
          <table:table-cell table:formula="of:=[.B385]/[.A385]" office:value-type="float" office:value="80.2" calcext:value-type="float">
            <text:p>80.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1949" calcext:value-type="float">
            <text:p>21949</text:p>
          </table:table-cell>
          <table:table-cell table:number-columns-repeated="6"/>
          <table:table-cell table:formula="of:=[.B386]/[.A386]" office:value-type="float" office:value="78.1103202846975" calcext:value-type="float">
            <text:p>78.11032028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12" calcext:value-type="float">
            <text:p>2512</text:p>
          </table:table-cell>
          <table:table-cell table:number-columns-repeated="6"/>
          <table:table-cell table:formula="of:=[.B387]/[.A387]"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69" calcext:value-type="float">
            <text:p>8069</text:p>
          </table:table-cell>
          <table:table-cell table:number-columns-repeated="6"/>
          <table:table-cell table:formula="of:=[.B388]/[.A388]" office:value-type="float" office:value="77.5865384615385" calcext:value-type="float">
            <text:p>77.58653846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table:formula="of:=[.B389]/[.A389]" office:value-type="float" office:value="78.5714285714286" calcext:value-type="float">
            <text:p>78.5714285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7" calcext:value-type="float">
            <text:p>1247</text:p>
          </table:table-cell>
          <table:table-cell table:number-columns-repeated="6"/>
          <table:table-cell table:formula="of:=[.B390]/[.A390]" office:value-type="float" office:value="77.9375" calcext:value-type="float">
            <text:p>77.93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28" calcext:value-type="float">
            <text:p>14528</text:p>
          </table:table-cell>
          <table:table-cell table:number-columns-repeated="6"/>
          <table:table-cell table:formula="of:=[.B391]/[.A391]" office:value-type="float" office:value="78.1075268817204" calcext:value-type="float">
            <text:p>78.10752688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11" calcext:value-type="float">
            <text:p>4011</text:p>
          </table:table-cell>
          <table:table-cell table:number-columns-repeated="6"/>
          <table:table-cell table:formula="of:=[.B392]/[.A392]" office:value-type="float" office:value="78.6470588235294" calcext:value-type="float">
            <text:p>78.64705882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86" calcext:value-type="float">
            <text:p>12886</text:p>
          </table:table-cell>
          <table:table-cell table:number-columns-repeated="6"/>
          <table:table-cell table:formula="of:=[.B393]/[.A393]" office:value-type="float" office:value="78.5731707317073" calcext:value-type="float">
            <text:p>78.57317073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99" calcext:value-type="float">
            <text:p>2199</text:p>
          </table:table-cell>
          <table:table-cell table:number-columns-repeated="6"/>
          <table:table-cell table:formula="of:=[.B394]/[.A394]" office:value-type="float" office:value="78.5357142857143" calcext:value-type="float">
            <text:p>78.53571428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90" calcext:value-type="float">
            <text:p>4190</text:p>
          </table:table-cell>
          <table:table-cell table:number-columns-repeated="6"/>
          <table:table-cell table:formula="of:=[.B395]/[.A395]" office:value-type="float" office:value="77.5925925925926" calcext:value-type="float">
            <text:p>77.59259259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6" calcext:value-type="float">
            <text:p>796</text:p>
          </table:table-cell>
          <table:table-cell table:number-columns-repeated="6"/>
          <table:table-cell table:formula="of:=[.B396]/[.A396]"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260" calcext:value-type="float">
            <text:p>21260</text:p>
          </table:table-cell>
          <table:table-cell table:number-columns-repeated="6"/>
          <table:table-cell table:formula="of:=[.B397]/[.A397]" office:value-type="float" office:value="78.7407407407408" calcext:value-type="float">
            <text:p>78.74074074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97" calcext:value-type="float">
            <text:p>1797</text:p>
          </table:table-cell>
          <table:table-cell table:number-columns-repeated="6"/>
          <table:table-cell table:formula="of:=[.B398]/[.A398]" office:value-type="float" office:value="78.1304347826087" calcext:value-type="float">
            <text:p>78.13043478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3" calcext:value-type="float">
            <text:p>943</text:p>
          </table:table-cell>
          <table:table-cell table:number-columns-repeated="6"/>
          <table:table-cell table:formula="of:=[.B399]/[.A399]" office:value-type="float" office:value="78.5833333333333" calcext:value-type="float">
            <text:p>78.58333333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666" calcext:value-type="float">
            <text:p>8666</text:p>
          </table:table-cell>
          <table:table-cell table:number-columns-repeated="6"/>
          <table:table-cell table:formula="of:=[.B400]/[.A400]" office:value-type="float" office:value="78.0720720720721" calcext:value-type="float">
            <text:p>78.07207207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22" calcext:value-type="float">
            <text:p>3522</text:p>
          </table:table-cell>
          <table:table-cell table:number-columns-repeated="6"/>
          <table:table-cell table:formula="of:=[.B401]/[.A401]" office:value-type="float" office:value="78.2666666666667" calcext:value-type="float">
            <text:p>78.26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31" calcext:value-type="float">
            <text:p>3731</text:p>
          </table:table-cell>
          <table:table-cell table:number-columns-repeated="6"/>
          <table:table-cell table:formula="of:=[.B402]/[.A402]" office:value-type="float" office:value="77.7291666666667" calcext:value-type="float">
            <text:p>77.72916666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151" calcext:value-type="float">
            <text:p>13151</text:p>
          </table:table-cell>
          <table:table-cell table:number-columns-repeated="6"/>
          <table:table-cell table:formula="of:=[.B403]/[.A403]" office:value-type="float" office:value="77.8165680473373" calcext:value-type="float">
            <text:p>77.81656804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59" calcext:value-type="float">
            <text:p>5759</text:p>
          </table:table-cell>
          <table:table-cell table:number-columns-repeated="6"/>
          <table:table-cell table:formula="of:=[.B404]/[.A404]" office:value-type="float" office:value="78.8904109589041" calcext:value-type="float">
            <text:p>78.89041095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77" calcext:value-type="float">
            <text:p>6177</text:p>
          </table:table-cell>
          <table:table-cell table:number-columns-repeated="6"/>
          <table:table-cell table:formula="of:=[.B405]/[.A405]" office:value-type="float" office:value="78.1898734177215" calcext:value-type="float">
            <text:p>78.18987341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08" calcext:value-type="float">
            <text:p>7808</text:p>
          </table:table-cell>
          <table:table-cell table:number-columns-repeated="6"/>
          <table:table-cell table:formula="of:=[.B406]/[.A406]" office:value-type="float" office:value="78.08" calcext:value-type="float">
            <text:p>78.0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343" calcext:value-type="float">
            <text:p>12343</text:p>
          </table:table-cell>
          <table:table-cell table:number-columns-repeated="6"/>
          <table:table-cell table:formula="of:=[.B407]/[.A407]" office:value-type="float" office:value="77.6289308176101" calcext:value-type="float">
            <text:p>77.62893081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3" calcext:value-type="float">
            <text:p>983</text:p>
          </table:table-cell>
          <table:table-cell table:number-columns-repeated="6"/>
          <table:table-cell table:formula="of:=[.B408]/[.A408]" office:value-type="float" office:value="75.6153846153846" calcext:value-type="float">
            <text:p>75.615384615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10" calcext:value-type="float">
            <text:p>9210</text:p>
          </table:table-cell>
          <table:table-cell table:number-columns-repeated="6"/>
          <table:table-cell table:formula="of:=[.B409]/[.A409]" office:value-type="float" office:value="78.0508474576271" calcext:value-type="float">
            <text:p>78.05084745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68" calcext:value-type="float">
            <text:p>1868</text:p>
          </table:table-cell>
          <table:table-cell table:number-columns-repeated="6"/>
          <table:table-cell table:formula="of:=[.B410]/[.A410]" office:value-type="float" office:value="77.8333333333333" calcext:value-type="float">
            <text:p>77.8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9" calcext:value-type="float">
            <text:p>789</text:p>
          </table:table-cell>
          <table:table-cell table:number-columns-repeated="6"/>
          <table:table-cell table:formula="of:=[.B411]/[.A411]"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70" calcext:value-type="float">
            <text:p>1570</text:p>
          </table:table-cell>
          <table:table-cell table:number-columns-repeated="6"/>
          <table:table-cell table:formula="of:=[.B412]/[.A412]"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468" calcext:value-type="float">
            <text:p>8468</text:p>
          </table:table-cell>
          <table:table-cell table:number-columns-repeated="6"/>
          <table:table-cell table:formula="of:=[.B413]/[.A413]" office:value-type="float" office:value="78.4074074074074" calcext:value-type="float">
            <text:p>78.407407407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775" calcext:value-type="float">
            <text:p>14775</text:p>
          </table:table-cell>
          <table:table-cell table:number-columns-repeated="6"/>
          <table:table-cell table:formula="of:=[.B414]/[.A414]" office:value-type="float" office:value="78.5904255319149" calcext:value-type="float">
            <text:p>78.59042553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234" calcext:value-type="float">
            <text:p>15234</text:p>
          </table:table-cell>
          <table:table-cell table:number-columns-repeated="6"/>
          <table:table-cell table:formula="of:=[.B415]/[.A415]" office:value-type="float" office:value="78.1230769230769" calcext:value-type="float">
            <text:p>78.12307692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90" calcext:value-type="float">
            <text:p>3090</text:p>
          </table:table-cell>
          <table:table-cell table:number-columns-repeated="6"/>
          <table:table-cell table:formula="of:=[.B416]/[.A416]" office:value-type="float" office:value="79.2307692307692" calcext:value-type="float">
            <text:p>79.23076923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1" calcext:value-type="float">
            <text:p>1021</text:p>
          </table:table-cell>
          <table:table-cell table:number-columns-repeated="6"/>
          <table:table-cell table:formula="of:=[.B417]/[.A417]" office:value-type="float" office:value="78.5384615384615" calcext:value-type="float">
            <text:p>78.53846153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20" calcext:value-type="float">
            <text:p>1420</text:p>
          </table:table-cell>
          <table:table-cell table:number-columns-repeated="6"/>
          <table:table-cell table:formula="of:=[.B418]/[.A418]" office:value-type="float" office:value="78.8888888888889" calcext:value-type="float">
            <text:p>78.88888888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54" calcext:value-type="float">
            <text:p>1954</text:p>
          </table:table-cell>
          <table:table-cell table:number-columns-repeated="6"/>
          <table:table-cell table:formula="of:=[.B419]/[.A419]" office:value-type="float" office:value="78.16" calcext:value-type="float">
            <text:p>78.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467" calcext:value-type="float">
            <text:p>10467</text:p>
          </table:table-cell>
          <table:table-cell table:number-columns-repeated="6"/>
          <table:table-cell table:formula="of:=[.B420]/[.A420]" office:value-type="float" office:value="78.6992481203008" calcext:value-type="float">
            <text:p>78.69924812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27" calcext:value-type="float">
            <text:p>1427</text:p>
          </table:table-cell>
          <table:table-cell table:number-columns-repeated="6"/>
          <table:table-cell table:formula="of:=[.B421]/[.A421]" office:value-type="float" office:value="79.2777777777778" calcext:value-type="float">
            <text:p>79.27777777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80" calcext:value-type="float">
            <text:p>2980</text:p>
          </table:table-cell>
          <table:table-cell table:number-columns-repeated="6"/>
          <table:table-cell table:formula="of:=[.B422]/[.A422]" office:value-type="float" office:value="78.421052631579" calcext:value-type="float">
            <text:p>78.42105263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39" calcext:value-type="float">
            <text:p>3839</text:p>
          </table:table-cell>
          <table:table-cell table:number-columns-repeated="6"/>
          <table:table-cell table:formula="of:=[.B423]/[.A423]" office:value-type="float" office:value="78.3469387755102" calcext:value-type="float">
            <text:p>78.34693877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71" calcext:value-type="float">
            <text:p>5671</text:p>
          </table:table-cell>
          <table:table-cell table:number-columns-repeated="6"/>
          <table:table-cell table:formula="of:=[.B424]/[.A424]" office:value-type="float" office:value="78.7638888888889" calcext:value-type="float">
            <text:p>78.76388888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83" calcext:value-type="float">
            <text:p>1483</text:p>
          </table:table-cell>
          <table:table-cell table:number-columns-repeated="6"/>
          <table:table-cell table:formula="of:=[.B425]/[.A425]" office:value-type="float" office:value="78.0526315789474" calcext:value-type="float">
            <text:p>78.052631578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862" calcext:value-type="float">
            <text:p>17862</text:p>
          </table:table-cell>
          <table:table-cell table:number-columns-repeated="6"/>
          <table:table-cell table:formula="of:=[.B426]/[.A426]" office:value-type="float" office:value="78.3421052631579" calcext:value-type="float">
            <text:p>78.34210526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56" calcext:value-type="float">
            <text:p>1256</text:p>
          </table:table-cell>
          <table:table-cell table:number-columns-repeated="6"/>
          <table:table-cell table:formula="of:=[.B427]/[.A427]"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179" calcext:value-type="float">
            <text:p>5179</text:p>
          </table:table-cell>
          <table:table-cell table:number-columns-repeated="6"/>
          <table:table-cell table:formula="of:=[.B428]/[.A428]" office:value-type="float" office:value="77.2985074626866" calcext:value-type="float">
            <text:p>77.29850746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31" calcext:value-type="float">
            <text:p>2131</text:p>
          </table:table-cell>
          <table:table-cell table:number-columns-repeated="6"/>
          <table:table-cell table:formula="of:=[.B429]/[.A429]" office:value-type="float" office:value="78.9259259259259" calcext:value-type="float">
            <text:p>78.925925925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422" calcext:value-type="float">
            <text:p>25422</text:p>
          </table:table-cell>
          <table:table-cell table:number-columns-repeated="6"/>
          <table:table-cell table:formula="of:=[.B430]/[.A430]" office:value-type="float" office:value="78.462962962963" calcext:value-type="float">
            <text:p>78.4629629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754" calcext:value-type="float">
            <text:p>11754</text:p>
          </table:table-cell>
          <table:table-cell table:number-columns-repeated="6"/>
          <table:table-cell table:formula="of:=[.B431]/[.A431]" office:value-type="float" office:value="78.36" calcext:value-type="float">
            <text:p>78.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0" calcext:value-type="float">
            <text:p>790</text:p>
          </table:table-cell>
          <table:table-cell table:number-columns-repeated="6"/>
          <table:table-cell table:formula="of:=[.B432]/[.A43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33" calcext:value-type="float">
            <text:p>2333</text:p>
          </table:table-cell>
          <table:table-cell table:number-columns-repeated="6"/>
          <table:table-cell table:formula="of:=[.B433]/[.A433]" office:value-type="float" office:value="77.7666666666667" calcext:value-type="float">
            <text:p>77.76666666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633" calcext:value-type="float">
            <text:p>12633</text:p>
          </table:table-cell>
          <table:table-cell table:number-columns-repeated="6"/>
          <table:table-cell table:formula="of:=[.B434]/[.A434]" office:value-type="float" office:value="78.4658385093168" calcext:value-type="float">
            <text:p>78.465838509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332" calcext:value-type="float">
            <text:p>8332</text:p>
          </table:table-cell>
          <table:table-cell table:number-columns-repeated="6"/>
          <table:table-cell table:formula="of:=[.B435]/[.A435]" office:value-type="float" office:value="78.6037735849057" calcext:value-type="float">
            <text:p>78.60377358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531" calcext:value-type="float">
            <text:p>11531</text:p>
          </table:table-cell>
          <table:table-cell table:number-columns-repeated="6"/>
          <table:table-cell table:formula="of:=[.B436]/[.A436]" office:value-type="float" office:value="78.9794520547945" calcext:value-type="float">
            <text:p>78.97945205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571" calcext:value-type="float">
            <text:p>13571</text:p>
          </table:table-cell>
          <table:table-cell table:number-columns-repeated="6"/>
          <table:table-cell table:formula="of:=[.B437]/[.A437]" office:value-type="float" office:value="78.9011627906977" calcext:value-type="float">
            <text:p>78.90116279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827" calcext:value-type="float">
            <text:p>6827</text:p>
          </table:table-cell>
          <table:table-cell table:number-columns-repeated="6"/>
          <table:table-cell table:formula="of:=[.B438]/[.A438]" office:value-type="float" office:value="77.5795454545455" calcext:value-type="float">
            <text:p>77.57954545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9" calcext:value-type="float">
            <text:p>1019</text:p>
          </table:table-cell>
          <table:table-cell table:number-columns-repeated="6"/>
          <table:table-cell table:formula="of:=[.B439]/[.A439]" office:value-type="float" office:value="78.3846153846154" calcext:value-type="float">
            <text:p>78.38461538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88" calcext:value-type="float">
            <text:p>1788</text:p>
          </table:table-cell>
          <table:table-cell table:number-columns-repeated="6"/>
          <table:table-cell table:formula="of:=[.B440]/[.A440]" office:value-type="float" office:value="77.7391304347826" calcext:value-type="float">
            <text:p>77.73913043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59" calcext:value-type="float">
            <text:p>2459</text:p>
          </table:table-cell>
          <table:table-cell table:number-columns-repeated="6"/>
          <table:table-cell table:formula="of:=[.B441]/[.A441]" office:value-type="float" office:value="76.84375" calcext:value-type="float">
            <text:p>76.843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31" calcext:value-type="float">
            <text:p>6831</text:p>
          </table:table-cell>
          <table:table-cell table:number-columns-repeated="6"/>
          <table:table-cell table:formula="of:=[.B442]/[.A442]" office:value-type="float" office:value="78.5172413793103" calcext:value-type="float">
            <text:p>78.517241379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46" calcext:value-type="float">
            <text:p>14546</text:p>
          </table:table-cell>
          <table:table-cell table:number-columns-repeated="6"/>
          <table:table-cell table:formula="of:=[.B443]/[.A443]" office:value-type="float" office:value="79.054347826087" calcext:value-type="float">
            <text:p>79.05434782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72" calcext:value-type="float">
            <text:p>8072</text:p>
          </table:table-cell>
          <table:table-cell table:number-columns-repeated="6"/>
          <table:table-cell table:formula="of:=[.B444]/[.A444]" office:value-type="float" office:value="77.6153846153846" calcext:value-type="float">
            <text:p>77.61538461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1" calcext:value-type="float">
            <text:p>941</text:p>
          </table:table-cell>
          <table:table-cell table:number-columns-repeated="6"/>
          <table:table-cell table:formula="of:=[.B445]/[.A445]" office:value-type="float" office:value="78.4166666666667" calcext:value-type="float">
            <text:p>78.41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19" calcext:value-type="float">
            <text:p>5019</text:p>
          </table:table-cell>
          <table:table-cell table:number-columns-repeated="6"/>
          <table:table-cell table:formula="of:=[.B446]/[.A446]" office:value-type="float" office:value="78.421875" calcext:value-type="float">
            <text:p>78.4218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022" calcext:value-type="float">
            <text:p>15022</text:p>
          </table:table-cell>
          <table:table-cell table:number-columns-repeated="6"/>
          <table:table-cell table:formula="of:=[.B447]/[.A447]" office:value-type="float" office:value="78.2395833333333" calcext:value-type="float">
            <text:p>78.23958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94" calcext:value-type="float">
            <text:p>3694</text:p>
          </table:table-cell>
          <table:table-cell table:number-columns-repeated="6"/>
          <table:table-cell table:formula="of:=[.B448]/[.A448]" office:value-type="float" office:value="78.5957446808511" calcext:value-type="float">
            <text:p>78.59574468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95" calcext:value-type="float">
            <text:p>4295</text:p>
          </table:table-cell>
          <table:table-cell table:number-columns-repeated="6"/>
          <table:table-cell table:formula="of:=[.B449]/[.A449]" office:value-type="float" office:value="78.0909090909091" calcext:value-type="float">
            <text:p>78.09090909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57" calcext:value-type="float">
            <text:p>1657</text:p>
          </table:table-cell>
          <table:table-cell table:number-columns-repeated="6"/>
          <table:table-cell table:formula="of:=[.B450]/[.A450]" office:value-type="float" office:value="78.9047619047619" calcext:value-type="float">
            <text:p>78.90476190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317" calcext:value-type="float">
            <text:p>17317</text:p>
          </table:table-cell>
          <table:table-cell table:number-columns-repeated="6"/>
          <table:table-cell table:formula="of:=[.B451]/[.A451]" office:value-type="float" office:value="78.7136363636364" calcext:value-type="float">
            <text:p>78.71363636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08" calcext:value-type="float">
            <text:p>2808</text:p>
          </table:table-cell>
          <table:table-cell table:number-columns-repeated="6"/>
          <table:table-cell table:formula="of:=[.B452]/[.A452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55" calcext:value-type="float">
            <text:p>3055</text:p>
          </table:table-cell>
          <table:table-cell table:number-columns-repeated="6"/>
          <table:table-cell table:formula="of:=[.B453]/[.A453]" office:value-type="float" office:value="78.3333333333333" calcext:value-type="float">
            <text:p>78.3333333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586" calcext:value-type="float">
            <text:p>8586</text:p>
          </table:table-cell>
          <table:table-cell table:number-columns-repeated="6"/>
          <table:table-cell table:formula="of:=[.B454]/[.A454]" office:value-type="float" office:value="78.0545454545455" calcext:value-type="float">
            <text:p>78.05454545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82" calcext:value-type="float">
            <text:p>3582</text:p>
          </table:table-cell>
          <table:table-cell table:number-columns-repeated="6"/>
          <table:table-cell table:formula="of:=[.B455]/[.A455]" office:value-type="float" office:value="77.8695652173913" calcext:value-type="float">
            <text:p>77.86956521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46" calcext:value-type="float">
            <text:p>9446</text:p>
          </table:table-cell>
          <table:table-cell table:number-columns-repeated="6"/>
          <table:table-cell table:formula="of:=[.B456]/[.A456]" office:value-type="float" office:value="78.7166666666667" calcext:value-type="float">
            <text:p>78.7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34" calcext:value-type="float">
            <text:p>2434</text:p>
          </table:table-cell>
          <table:table-cell table:number-columns-repeated="6"/>
          <table:table-cell table:formula="of:=[.B457]/[.A457]" office:value-type="float" office:value="78.5161290322581" calcext:value-type="float">
            <text:p>78.51612903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930" calcext:value-type="float">
            <text:p>8930</text:p>
          </table:table-cell>
          <table:table-cell table:number-columns-repeated="6"/>
          <table:table-cell table:formula="of:=[.B458]/[.A458]" office:value-type="float" office:value="78.3333333333333" calcext:value-type="float">
            <text:p>78.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98" calcext:value-type="float">
            <text:p>2998</text:p>
          </table:table-cell>
          <table:table-cell table:number-columns-repeated="6"/>
          <table:table-cell table:formula="of:=[.B459]/[.A459]" office:value-type="float" office:value="78.8947368421053" calcext:value-type="float">
            <text:p>78.89473684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56" calcext:value-type="float">
            <text:p>1656</text:p>
          </table:table-cell>
          <table:table-cell table:number-columns-repeated="6"/>
          <table:table-cell table:formula="of:=[.B460]/[.A460]" office:value-type="float" office:value="78.8571428571429" calcext:value-type="float">
            <text:p>78.85714285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140" calcext:value-type="float">
            <text:p>11140</text:p>
          </table:table-cell>
          <table:table-cell table:number-columns-repeated="6"/>
          <table:table-cell table:formula="of:=[.B461]/[.A461]" office:value-type="float" office:value="78.4507042253521" calcext:value-type="float">
            <text:p>78.45070422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98" calcext:value-type="float">
            <text:p>3098</text:p>
          </table:table-cell>
          <table:table-cell table:number-columns-repeated="6"/>
          <table:table-cell table:formula="of:=[.B462]/[.A462]"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953" calcext:value-type="float">
            <text:p>16953</text:p>
          </table:table-cell>
          <table:table-cell table:number-columns-repeated="6"/>
          <table:table-cell table:formula="of:=[.B463]/[.A463]" office:value-type="float" office:value="78.1244239631336" calcext:value-type="float">
            <text:p>78.12442396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table:number-columns-repeated="6"/>
          <table:table-cell table:formula="of:=[.B464]/[.A464]"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60" calcext:value-type="float">
            <text:p>4560</text:p>
          </table:table-cell>
          <table:table-cell table:number-columns-repeated="6"/>
          <table:table-cell table:formula="of:=[.B465]/[.A465]" office:value-type="float" office:value="78.6206896551724" calcext:value-type="float">
            <text:p>78.62068965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123" calcext:value-type="float">
            <text:p>6123</text:p>
          </table:table-cell>
          <table:table-cell table:number-columns-repeated="6"/>
          <table:table-cell table:formula="of:=[.B466]/[.A466]"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058" calcext:value-type="float">
            <text:p>12058</text:p>
          </table:table-cell>
          <table:table-cell table:number-columns-repeated="6"/>
          <table:table-cell table:formula="of:=[.B467]/[.A467]" office:value-type="float" office:value="78.8104575163399" calcext:value-type="float">
            <text:p>78.81045751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43" calcext:value-type="float">
            <text:p>3043</text:p>
          </table:table-cell>
          <table:table-cell table:number-columns-repeated="6"/>
          <table:table-cell table:formula="of:=[.B468]/[.A468]" office:value-type="float" office:value="78.025641025641" calcext:value-type="float">
            <text:p>78.025641025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54" calcext:value-type="float">
            <text:p>9154</text:p>
          </table:table-cell>
          <table:table-cell table:number-columns-repeated="6"/>
          <table:table-cell table:formula="of:=[.B469]/[.A469]" office:value-type="float" office:value="78.2393162393162" calcext:value-type="float">
            <text:p>78.23931623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90" calcext:value-type="float">
            <text:p>2790</text:p>
          </table:table-cell>
          <table:table-cell table:number-columns-repeated="6"/>
          <table:table-cell table:formula="of:=[.B470]/[.A470]"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01" calcext:value-type="float">
            <text:p>5901</text:p>
          </table:table-cell>
          <table:table-cell table:number-columns-repeated="6"/>
          <table:table-cell table:formula="of:=[.B471]/[.A471]" office:value-type="float" office:value="78.68" calcext:value-type="float">
            <text:p>78.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333" calcext:value-type="float">
            <text:p>12333</text:p>
          </table:table-cell>
          <table:table-cell table:number-columns-repeated="6"/>
          <table:table-cell table:formula="of:=[.B472]/[.A472]" office:value-type="float" office:value="78.5541401273885" calcext:value-type="float">
            <text:p>78.55414012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821" calcext:value-type="float">
            <text:p>9821</text:p>
          </table:table-cell>
          <table:table-cell table:number-columns-repeated="6"/>
          <table:table-cell table:formula="of:=[.B473]/[.A473]" office:value-type="float" office:value="77.3307086614173" calcext:value-type="float">
            <text:p>77.33070866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71" calcext:value-type="float">
            <text:p>9271</text:p>
          </table:table-cell>
          <table:table-cell table:number-columns-repeated="6"/>
          <table:table-cell table:formula="of:=[.B474]/[.A474]" office:value-type="float" office:value="78.5677966101695" calcext:value-type="float">
            <text:p>78.56779661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546" calcext:value-type="float">
            <text:p>6546</text:p>
          </table:table-cell>
          <table:table-cell table:number-columns-repeated="6"/>
          <table:table-cell table:formula="of:=[.B475]/[.A475]" office:value-type="float" office:value="78.8674698795181" calcext:value-type="float">
            <text:p>78.867469879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6888" calcext:value-type="float">
            <text:p>26888</text:p>
          </table:table-cell>
          <table:table-cell table:number-columns-repeated="6"/>
          <table:table-cell table:formula="of:=[.B476]/[.A476]" office:value-type="float" office:value="78.8504398826979" calcext:value-type="float">
            <text:p>78.85043988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82" calcext:value-type="float">
            <text:p>1882</text:p>
          </table:table-cell>
          <table:table-cell table:number-columns-repeated="6"/>
          <table:table-cell table:formula="of:=[.B477]/[.A477]" office:value-type="float" office:value="78.4166666666667" calcext:value-type="float">
            <text:p>78.41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49" calcext:value-type="float">
            <text:p>2949</text:p>
          </table:table-cell>
          <table:table-cell table:number-columns-repeated="6"/>
          <table:table-cell table:formula="of:=[.B478]/[.A478]" office:value-type="float" office:value="77.6052631578947" calcext:value-type="float">
            <text:p>77.60526315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783" calcext:value-type="float">
            <text:p>12783</text:p>
          </table:table-cell>
          <table:table-cell table:number-columns-repeated="6"/>
          <table:table-cell table:formula="of:=[.B479]/[.A479]" office:value-type="float" office:value="78.4233128834356" calcext:value-type="float">
            <text:p>78.42331288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937" calcext:value-type="float">
            <text:p>8937</text:p>
          </table:table-cell>
          <table:table-cell table:number-columns-repeated="6"/>
          <table:table-cell table:formula="of:=[.B480]/[.A480]" office:value-type="float" office:value="79.0884955752212" calcext:value-type="float">
            <text:p>79.08849557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table:number-columns-repeated="6"/>
          <table:table-cell table:formula="of:=[.B481]/[.A481]"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3" calcext:value-type="float">
            <text:p>473</text:p>
          </table:table-cell>
          <table:table-cell table:number-columns-repeated="6"/>
          <table:table-cell table:formula="of:=[.B482]/[.A482]" office:value-type="float" office:value="78.8333333333333" calcext:value-type="float">
            <text:p>78.83333333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71" calcext:value-type="float">
            <text:p>6071</text:p>
          </table:table-cell>
          <table:table-cell table:number-columns-repeated="6"/>
          <table:table-cell table:formula="of:=[.B483]/[.A483]" office:value-type="float" office:value="77.8333333333333" calcext:value-type="float">
            <text:p>77.8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51" calcext:value-type="float">
            <text:p>1351</text:p>
          </table:table-cell>
          <table:table-cell table:number-columns-repeated="6"/>
          <table:table-cell table:formula="of:=[.B484]/[.A484]" office:value-type="float" office:value="79.4705882352941" calcext:value-type="float">
            <text:p>79.47058823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65" calcext:value-type="float">
            <text:p>4165</text:p>
          </table:table-cell>
          <table:table-cell table:number-columns-repeated="6"/>
          <table:table-cell table:formula="of:=[.B485]/[.A485]" office:value-type="float" office:value="78.5849056603774" calcext:value-type="float">
            <text:p>78.58490566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218" calcext:value-type="float">
            <text:p>6218</text:p>
          </table:table-cell>
          <table:table-cell table:number-columns-repeated="6"/>
          <table:table-cell table:formula="of:=[.B486]/[.A486]" office:value-type="float" office:value="78.7088607594937" calcext:value-type="float">
            <text:p>78.70886075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77" calcext:value-type="float">
            <text:p>1177</text:p>
          </table:table-cell>
          <table:table-cell table:number-columns-repeated="6"/>
          <table:table-cell table:formula="of:=[.B487]/[.A487]" office:value-type="float" office:value="78.4666666666667" calcext:value-type="float">
            <text:p>78.4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13" calcext:value-type="float">
            <text:p>2513</text:p>
          </table:table-cell>
          <table:table-cell table:number-columns-repeated="6"/>
          <table:table-cell table:formula="of:=[.B488]/[.A488]" office:value-type="float" office:value="78.53125" calcext:value-type="float">
            <text:p>78.531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200" calcext:value-type="float">
            <text:p>9200</text:p>
          </table:table-cell>
          <table:table-cell table:number-columns-repeated="6"/>
          <table:table-cell table:formula="of:=[.B489]/[.A489]" office:value-type="float" office:value="78.6324786324786" calcext:value-type="float">
            <text:p>78.63247863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43" calcext:value-type="float">
            <text:p>4143</text:p>
          </table:table-cell>
          <table:table-cell table:number-columns-repeated="6"/>
          <table:table-cell table:formula="of:=[.B490]/[.A490]" office:value-type="float" office:value="79.6730769230769" calcext:value-type="float">
            <text:p>79.67307692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83" calcext:value-type="float">
            <text:p>5183</text:p>
          </table:table-cell>
          <table:table-cell table:number-columns-repeated="6"/>
          <table:table-cell table:formula="of:=[.B491]/[.A491]" office:value-type="float" office:value="78.530303030303" calcext:value-type="float">
            <text:p>78.530303030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792" calcext:value-type="float">
            <text:p>20792</text:p>
          </table:table-cell>
          <table:table-cell table:number-columns-repeated="6"/>
          <table:table-cell table:formula="of:=[.B492]/[.A492]" office:value-type="float" office:value="77.87265917603" calcext:value-type="float">
            <text:p>77.87265917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568" calcext:value-type="float">
            <text:p>18568</text:p>
          </table:table-cell>
          <table:table-cell table:number-columns-repeated="6"/>
          <table:table-cell table:formula="of:=[.B493]/[.A493]" office:value-type="float" office:value="78.3459915611814" calcext:value-type="float">
            <text:p>78.34599156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93" calcext:value-type="float">
            <text:p>4193</text:p>
          </table:table-cell>
          <table:table-cell table:number-columns-repeated="6"/>
          <table:table-cell table:formula="of:=[.B494]/[.A494]" office:value-type="float" office:value="79.1132075471698" calcext:value-type="float">
            <text:p>79.11320754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4" calcext:value-type="float">
            <text:p>624</text:p>
          </table:table-cell>
          <table:table-cell table:number-columns-repeated="6"/>
          <table:table-cell table:formula="of:=[.B495]/[.A495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9" calcext:value-type="float">
            <text:p>719</text:p>
          </table:table-cell>
          <table:table-cell table:number-columns-repeated="6"/>
          <table:table-cell table:formula="of:=[.B496]/[.A496]" office:value-type="float" office:value="79.8888888888889" calcext:value-type="float">
            <text:p>79.88888888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78" calcext:value-type="float">
            <text:p>10978</text:p>
          </table:table-cell>
          <table:table-cell table:number-columns-repeated="6"/>
          <table:table-cell table:formula="of:=[.B497]/[.A497]" office:value-type="float" office:value="78.4142857142857" calcext:value-type="float">
            <text:p>78.4142857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75" calcext:value-type="float">
            <text:p>1575</text:p>
          </table:table-cell>
          <table:table-cell table:number-columns-repeated="6"/>
          <table:table-cell table:formula="of:=[.B498]/[.A498]"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359" calcext:value-type="float">
            <text:p>12359</text:p>
          </table:table-cell>
          <table:table-cell table:number-columns-repeated="6"/>
          <table:table-cell table:formula="of:=[.B499]/[.A499]" office:value-type="float" office:value="78.7197452229299" calcext:value-type="float">
            <text:p>78.71974522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587" calcext:value-type="float">
            <text:p>10587</text:p>
          </table:table-cell>
          <table:table-cell table:number-columns-repeated="6"/>
          <table:table-cell table:formula="of:=[.B500]/[.A500]" office:value-type="float" office:value="78.4222222222222" calcext:value-type="float">
            <text:p>78.42222222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97" calcext:value-type="float">
            <text:p>4797</text:p>
          </table:table-cell>
          <table:table-cell table:number-columns-repeated="6"/>
          <table:table-cell table:formula="of:=[.B501]/[.A501]" office:value-type="float" office:value="78.6393442622951" calcext:value-type="float">
            <text:p>78.63934426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41" calcext:value-type="float">
            <text:p>4041</text:p>
          </table:table-cell>
          <table:table-cell table:number-columns-repeated="6"/>
          <table:table-cell table:formula="of:=[.B502]/[.A502]" office:value-type="float" office:value="77.7115384615385" calcext:value-type="float">
            <text:p>77.71153846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94" calcext:value-type="float">
            <text:p>3494</text:p>
          </table:table-cell>
          <table:table-cell table:number-columns-repeated="6"/>
          <table:table-cell table:formula="of:=[.B503]/[.A503]" office:value-type="float" office:value="77.6444444444445" calcext:value-type="float">
            <text:p>77.64444444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60" calcext:value-type="float">
            <text:p>2560</text:p>
          </table:table-cell>
          <table:table-cell table:number-columns-repeated="6"/>
          <table:table-cell table:formula="of:=[.B504]/[.A504]" office:value-type="float" office:value="77.5757575757576" calcext:value-type="float">
            <text:p>77.57575757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35" calcext:value-type="float">
            <text:p>2035</text:p>
          </table:table-cell>
          <table:table-cell table:number-columns-repeated="6"/>
          <table:table-cell table:formula="of:=[.B505]/[.A505]" office:value-type="float" office:value="78.2692307692308" calcext:value-type="float">
            <text:p>78.269230769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093" calcext:value-type="float">
            <text:p>8093</text:p>
          </table:table-cell>
          <table:table-cell table:number-columns-repeated="6"/>
          <table:table-cell table:formula="of:=[.B506]/[.A506]" office:value-type="float" office:value="78.5728155339806" calcext:value-type="float">
            <text:p>78.5728155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63" calcext:value-type="float">
            <text:p>5763</text:p>
          </table:table-cell>
          <table:table-cell table:number-columns-repeated="6"/>
          <table:table-cell table:formula="of:=[.B507]/[.A507]" office:value-type="float" office:value="78.9452054794521" calcext:value-type="float">
            <text:p>78.94520547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31" calcext:value-type="float">
            <text:p>3831</text:p>
          </table:table-cell>
          <table:table-cell table:number-columns-repeated="6"/>
          <table:table-cell table:formula="of:=[.B508]/[.A508]" office:value-type="float" office:value="78.1836734693878" calcext:value-type="float">
            <text:p>78.183673469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519" calcext:value-type="float">
            <text:p>11519</text:p>
          </table:table-cell>
          <table:table-cell table:number-columns-repeated="6"/>
          <table:table-cell table:formula="of:=[.B509]/[.A509]" office:value-type="float" office:value="78.8972602739726" calcext:value-type="float">
            <text:p>78.89726027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360" calcext:value-type="float">
            <text:p>11360</text:p>
          </table:table-cell>
          <table:table-cell table:number-columns-repeated="6"/>
          <table:table-cell table:formula="of:=[.B510]/[.A510]" office:value-type="float" office:value="78.8888888888889" calcext:value-type="float">
            <text:p>78.88888888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46" calcext:value-type="float">
            <text:p>5046</text:p>
          </table:table-cell>
          <table:table-cell table:number-columns-repeated="6"/>
          <table:table-cell table:formula="of:=[.B511]/[.A511]" office:value-type="float" office:value="78.84375" calcext:value-type="float">
            <text:p>78.843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674" calcext:value-type="float">
            <text:p>10674</text:p>
          </table:table-cell>
          <table:table-cell table:number-columns-repeated="6"/>
          <table:table-cell table:formula="of:=[.B512]/[.A512]" office:value-type="float" office:value="78.4852941176471" calcext:value-type="float">
            <text:p>78.48529411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98" calcext:value-type="float">
            <text:p>2998</text:p>
          </table:table-cell>
          <table:table-cell table:number-columns-repeated="6"/>
          <table:table-cell table:formula="of:=[.B513]/[.A513]" office:value-type="float" office:value="78.8947368421053" calcext:value-type="float">
            <text:p>78.894736842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7499" calcext:value-type="float">
            <text:p>37499</text:p>
          </table:table-cell>
          <table:table-cell table:number-columns-repeated="6"/>
          <table:table-cell table:formula="of:=[.B514]/[.A514]" office:value-type="float" office:value="78.4497907949791" calcext:value-type="float">
            <text:p>78.4497907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574" calcext:value-type="float">
            <text:p>8574</text:p>
          </table:table-cell>
          <table:table-cell table:number-columns-repeated="6"/>
          <table:table-cell table:formula="of:=[.B515]/[.A515]" office:value-type="float" office:value="77.9454545454546" calcext:value-type="float">
            <text:p>77.94545454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6"/>
          <table:table-cell table:formula="of:=[.B516]/[.A516]" office:value-type="float" office:value="77.3333333333333" calcext:value-type="float">
            <text:p>77.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09" calcext:value-type="float">
            <text:p>3009</text:p>
          </table:table-cell>
          <table:table-cell table:number-columns-repeated="6"/>
          <table:table-cell table:formula="of:=[.B517]/[.A517]" office:value-type="float" office:value="79.1842105263158" calcext:value-type="float">
            <text:p>79.184210526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181" calcext:value-type="float">
            <text:p>19181</text:p>
          </table:table-cell>
          <table:table-cell table:number-columns-repeated="6"/>
          <table:table-cell table:formula="of:=[.B518]/[.A518]" office:value-type="float" office:value="78.2897959183673" calcext:value-type="float">
            <text:p>78.28979591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554" calcext:value-type="float">
            <text:p>6554</text:p>
          </table:table-cell>
          <table:table-cell table:number-columns-repeated="6"/>
          <table:table-cell table:formula="of:=[.B519]/[.A519]" office:value-type="float" office:value="78.9638554216868" calcext:value-type="float">
            <text:p>78.96385542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8" calcext:value-type="float">
            <text:p>558</text:p>
          </table:table-cell>
          <table:table-cell table:number-columns-repeated="6"/>
          <table:table-cell table:formula="of:=[.B520]/[.A520]" office:value-type="float" office:value="79.7142857142857" calcext:value-type="float">
            <text:p>79.71428571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639" calcext:value-type="float">
            <text:p>15639</text:p>
          </table:table-cell>
          <table:table-cell table:number-columns-repeated="6"/>
          <table:table-cell table:formula="of:=[.B521]/[.A521]" office:value-type="float" office:value="78.195" calcext:value-type="float">
            <text:p>78.19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31" calcext:value-type="float">
            <text:p>9231</text:p>
          </table:table-cell>
          <table:table-cell table:number-columns-repeated="6"/>
          <table:table-cell table:formula="of:=[.B522]/[.A522]" office:value-type="float" office:value="78.228813559322" calcext:value-type="float">
            <text:p>78.22881355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number-columns-repeated="6"/>
          <table:table-cell table:formula="of:=[.B523]/[.A523]" office:value-type="float" office:value="79.4444444444444" calcext:value-type="float">
            <text:p>79.44444444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860" calcext:value-type="float">
            <text:p>12860</text:p>
          </table:table-cell>
          <table:table-cell table:number-columns-repeated="6"/>
          <table:table-cell table:formula="of:=[.B524]/[.A524]" office:value-type="float" office:value="78.8957055214724" calcext:value-type="float">
            <text:p>78.89570552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75" calcext:value-type="float">
            <text:p>2875</text:p>
          </table:table-cell>
          <table:table-cell table:number-columns-repeated="6"/>
          <table:table-cell table:formula="of:=[.B525]/[.A525]" office:value-type="float" office:value="77.7027027027027" calcext:value-type="float">
            <text:p>77.70270270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011" calcext:value-type="float">
            <text:p>7011</text:p>
          </table:table-cell>
          <table:table-cell table:number-columns-repeated="6"/>
          <table:table-cell table:formula="of:=[.B526]/[.A526]" office:value-type="float" office:value="78.7752808988764" calcext:value-type="float">
            <text:p>78.775280898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518" calcext:value-type="float">
            <text:p>13518</text:p>
          </table:table-cell>
          <table:table-cell table:number-columns-repeated="6"/>
          <table:table-cell table:formula="of:=[.B527]/[.A527]" office:value-type="float" office:value="78.5930232558139" calcext:value-type="float">
            <text:p>78.593023255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233" calcext:value-type="float">
            <text:p>11233</text:p>
          </table:table-cell>
          <table:table-cell table:number-columns-repeated="6"/>
          <table:table-cell table:formula="of:=[.B528]/[.A528]" office:value-type="float" office:value="78.0069444444444" calcext:value-type="float">
            <text:p>78.00694444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646" calcext:value-type="float">
            <text:p>6646</text:p>
          </table:table-cell>
          <table:table-cell table:number-columns-repeated="6"/>
          <table:table-cell table:formula="of:=[.B529]/[.A529]" office:value-type="float" office:value="78.1882352941176" calcext:value-type="float">
            <text:p>78.18823529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94" calcext:value-type="float">
            <text:p>2894</text:p>
          </table:table-cell>
          <table:table-cell table:number-columns-repeated="6"/>
          <table:table-cell table:formula="of:=[.B530]/[.A530]" office:value-type="float" office:value="78.2162162162162" calcext:value-type="float">
            <text:p>78.21621621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90" calcext:value-type="float">
            <text:p>4090</text:p>
          </table:table-cell>
          <table:table-cell table:number-columns-repeated="6"/>
          <table:table-cell table:formula="of:=[.B531]/[.A531]" office:value-type="float" office:value="78.6538461538462" calcext:value-type="float">
            <text:p>78.65384615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31" calcext:value-type="float">
            <text:p>1031</text:p>
          </table:table-cell>
          <table:table-cell table:number-columns-repeated="6"/>
          <table:table-cell table:formula="of:=[.B532]/[.A532]" office:value-type="float" office:value="79.3076923076923" calcext:value-type="float">
            <text:p>79.307692307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70" calcext:value-type="float">
            <text:p>9370</text:p>
          </table:table-cell>
          <table:table-cell table:number-columns-repeated="6"/>
          <table:table-cell table:formula="of:=[.B533]/[.A533]" office:value-type="float" office:value="78.7394957983193" calcext:value-type="float">
            <text:p>78.73949579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93" calcext:value-type="float">
            <text:p>1193</text:p>
          </table:table-cell>
          <table:table-cell table:number-columns-repeated="6"/>
          <table:table-cell table:formula="of:=[.B534]/[.A534]" office:value-type="float" office:value="79.5333333333333" calcext:value-type="float">
            <text:p>79.533333333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3459" calcext:value-type="float">
            <text:p>23459</text:p>
          </table:table-cell>
          <table:table-cell table:number-columns-repeated="6"/>
          <table:table-cell table:formula="of:=[.B535]/[.A535]" office:value-type="float" office:value="77.6788079470199" calcext:value-type="float">
            <text:p>77.6788079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6" calcext:value-type="float">
            <text:p>956</text:p>
          </table:table-cell>
          <table:table-cell table:number-columns-repeated="6"/>
          <table:table-cell table:formula="of:=[.B536]/[.A536]" office:value-type="float" office:value="79.6666666666667" calcext:value-type="float">
            <text:p>79.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table:number-columns-repeated="6"/>
          <table:table-cell table:formula="of:=[.B537]/[.A537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formula="of:=[.B538]/[.A538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46" calcext:value-type="float">
            <text:p>1346</text:p>
          </table:table-cell>
          <table:table-cell table:number-columns-repeated="6"/>
          <table:table-cell table:formula="of:=[.B539]/[.A539]" office:value-type="float" office:value="79.1764705882353" calcext:value-type="float">
            <text:p>79.1764705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2" calcext:value-type="float">
            <text:p>482</text:p>
          </table:table-cell>
          <table:table-cell table:number-columns-repeated="6"/>
          <table:table-cell table:formula="of:=[.B540]/[.A540]" office:value-type="float" office:value="80.3333333333333" calcext:value-type="float">
            <text:p>80.33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241" calcext:value-type="float">
            <text:p>7241</text:p>
          </table:table-cell>
          <table:table-cell table:number-columns-repeated="6"/>
          <table:table-cell table:formula="of:=[.B541]/[.A541]" office:value-type="float" office:value="78.7065217391304" calcext:value-type="float">
            <text:p>78.70652173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27" calcext:value-type="float">
            <text:p>7627</text:p>
          </table:table-cell>
          <table:table-cell table:number-columns-repeated="6"/>
          <table:table-cell table:formula="of:=[.B542]/[.A542]" office:value-type="float" office:value="79.4479166666667" calcext:value-type="float">
            <text:p>79.44791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8" calcext:value-type="float">
            <text:p>1028</text:p>
          </table:table-cell>
          <table:table-cell table:number-columns-repeated="6"/>
          <table:table-cell table:formula="of:=[.B543]/[.A543]" office:value-type="float" office:value="79.0769230769231" calcext:value-type="float">
            <text:p>79.07692307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69" calcext:value-type="float">
            <text:p>4169</text:p>
          </table:table-cell>
          <table:table-cell table:number-columns-repeated="6"/>
          <table:table-cell table:formula="of:=[.B544]/[.A544]" office:value-type="float" office:value="78.6603773584906" calcext:value-type="float">
            <text:p>78.66037735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00" calcext:value-type="float">
            <text:p>3400</text:p>
          </table:table-cell>
          <table:table-cell table:number-columns-repeated="6"/>
          <table:table-cell table:formula="of:=[.B545]/[.A545]" office:value-type="float" office:value="79.0697674418605" calcext:value-type="float">
            <text:p>79.06976744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95" calcext:value-type="float">
            <text:p>4595</text:p>
          </table:table-cell>
          <table:table-cell table:number-columns-repeated="6"/>
          <table:table-cell table:formula="of:=[.B546]/[.A546]" office:value-type="float" office:value="77.8813559322034" calcext:value-type="float">
            <text:p>77.88135593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87" calcext:value-type="float">
            <text:p>1587</text:p>
          </table:table-cell>
          <table:table-cell table:number-columns-repeated="6"/>
          <table:table-cell table:formula="of:=[.B547]/[.A547]" office:value-type="float" office:value="79.35" calcext:value-type="float">
            <text:p>79.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40" calcext:value-type="float">
            <text:p>3440</text:p>
          </table:table-cell>
          <table:table-cell table:number-columns-repeated="6"/>
          <table:table-cell table:formula="of:=[.B548]/[.A548]" office:value-type="float" office:value="76.4444444444444" calcext:value-type="float">
            <text:p>76.44444444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09" calcext:value-type="float">
            <text:p>3809</text:p>
          </table:table-cell>
          <table:table-cell table:number-columns-repeated="6"/>
          <table:table-cell table:formula="of:=[.B549]/[.A549]" office:value-type="float" office:value="77.734693877551" calcext:value-type="float">
            <text:p>77.73469387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32" calcext:value-type="float">
            <text:p>2432</text:p>
          </table:table-cell>
          <table:table-cell table:number-columns-repeated="6"/>
          <table:table-cell table:formula="of:=[.B550]/[.A550]" office:value-type="float" office:value="78.4516129032258" calcext:value-type="float">
            <text:p>78.45161290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26" calcext:value-type="float">
            <text:p>3526</text:p>
          </table:table-cell>
          <table:table-cell table:number-columns-repeated="6"/>
          <table:table-cell table:formula="of:=[.B551]/[.A551]" office:value-type="float" office:value="78.3555555555556" calcext:value-type="float">
            <text:p>78.35555555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55" calcext:value-type="float">
            <text:p>4455</text:p>
          </table:table-cell>
          <table:table-cell table:number-columns-repeated="6"/>
          <table:table-cell table:formula="of:=[.B552]/[.A552]" office:value-type="float" office:value="78.1578947368421" calcext:value-type="float">
            <text:p>78.15789473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585" calcext:value-type="float">
            <text:p>12585</text:p>
          </table:table-cell>
          <table:table-cell table:number-columns-repeated="6"/>
          <table:table-cell table:formula="of:=[.B553]/[.A553]" office:value-type="float" office:value="78.167701863354" calcext:value-type="float">
            <text:p>78.16770186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68" calcext:value-type="float">
            <text:p>1268</text:p>
          </table:table-cell>
          <table:table-cell table:number-columns-repeated="6"/>
          <table:table-cell table:formula="of:=[.B554]/[.A554]" office:value-type="float" office:value="79.25" calcext:value-type="float">
            <text:p>79.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06" calcext:value-type="float">
            <text:p>4306</text:p>
          </table:table-cell>
          <table:table-cell table:number-columns-repeated="6"/>
          <table:table-cell table:formula="of:=[.B555]/[.A555]" office:value-type="float" office:value="78.2909090909091" calcext:value-type="float">
            <text:p>78.290909090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330" calcext:value-type="float">
            <text:p>12330</text:p>
          </table:table-cell>
          <table:table-cell table:number-columns-repeated="6"/>
          <table:table-cell table:formula="of:=[.B556]/[.A556]" office:value-type="float" office:value="78.5350318471338" calcext:value-type="float">
            <text:p>78.53503184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23" calcext:value-type="float">
            <text:p>1723</text:p>
          </table:table-cell>
          <table:table-cell table:number-columns-repeated="6"/>
          <table:table-cell table:formula="of:=[.B557]/[.A557]" office:value-type="float" office:value="78.3181818181818" calcext:value-type="float">
            <text:p>78.318181818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098" calcext:value-type="float">
            <text:p>18098</text:p>
          </table:table-cell>
          <table:table-cell table:number-columns-repeated="6"/>
          <table:table-cell table:formula="of:=[.B558]/[.A558]" office:value-type="float" office:value="78.0086206896552" calcext:value-type="float">
            <text:p>78.00862068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86" calcext:value-type="float">
            <text:p>2186</text:p>
          </table:table-cell>
          <table:table-cell table:number-columns-repeated="6"/>
          <table:table-cell table:formula="of:=[.B559]/[.A559]" office:value-type="float" office:value="78.0714285714286" calcext:value-type="float">
            <text:p>78.07142857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595" calcext:value-type="float">
            <text:p>8595</text:p>
          </table:table-cell>
          <table:table-cell table:number-columns-repeated="6"/>
          <table:table-cell table:formula="of:=[.B560]/[.A560]" office:value-type="float" office:value="78.1363636363636" calcext:value-type="float">
            <text:p>78.136363636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86" calcext:value-type="float">
            <text:p>9386</text:p>
          </table:table-cell>
          <table:table-cell table:number-columns-repeated="6"/>
          <table:table-cell table:formula="of:=[.B561]/[.A561]" office:value-type="float" office:value="78.8739495798319" calcext:value-type="float">
            <text:p>78.87394957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825" calcext:value-type="float">
            <text:p>7825</text:p>
          </table:table-cell>
          <table:table-cell table:number-columns-repeated="6"/>
          <table:table-cell table:formula="of:=[.B562]/[.A562]" office:value-type="float" office:value="79.040404040404" calcext:value-type="float">
            <text:p>79.04040404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07" calcext:value-type="float">
            <text:p>4707</text:p>
          </table:table-cell>
          <table:table-cell table:number-columns-repeated="6"/>
          <table:table-cell table:formula="of:=[.B563]/[.A563]" office:value-type="float" office:value="78.45" calcext:value-type="float">
            <text:p>78.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68" calcext:value-type="float">
            <text:p>3168</text:p>
          </table:table-cell>
          <table:table-cell table:number-columns-repeated="6"/>
          <table:table-cell table:formula="of:=[.B564]/[.A564]" office:value-type="float" office:value="77.2682926829268" calcext:value-type="float">
            <text:p>77.268292682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148" calcext:value-type="float">
            <text:p>15148</text:p>
          </table:table-cell>
          <table:table-cell table:number-columns-repeated="6"/>
          <table:table-cell table:formula="of:=[.B565]/[.A565]" office:value-type="float" office:value="77.6820512820513" calcext:value-type="float">
            <text:p>77.68205128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36" calcext:value-type="float">
            <text:p>4736</text:p>
          </table:table-cell>
          <table:table-cell table:number-columns-repeated="6"/>
          <table:table-cell table:formula="of:=[.B566]/[.A566]" office:value-type="float" office:value="77.6393442622951" calcext:value-type="float">
            <text:p>77.63934426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23" calcext:value-type="float">
            <text:p>4123</text:p>
          </table:table-cell>
          <table:table-cell table:number-columns-repeated="6"/>
          <table:table-cell table:formula="of:=[.B567]/[.A567]" office:value-type="float" office:value="77.7924528301887" calcext:value-type="float">
            <text:p>77.792452830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8805" calcext:value-type="float">
            <text:p>28805</text:p>
          </table:table-cell>
          <table:table-cell table:number-columns-repeated="6"/>
          <table:table-cell table:formula="of:=[.B568]/[.A568]" office:value-type="float" office:value="77.4327956989247" calcext:value-type="float">
            <text:p>77.43279569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472" calcext:value-type="float">
            <text:p>10472</text:p>
          </table:table-cell>
          <table:table-cell table:number-columns-repeated="6"/>
          <table:table-cell table:formula="of:=[.B569]/[.A569]" office:value-type="float" office:value="78.7368421052632" calcext:value-type="float">
            <text:p>78.73684210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10" calcext:value-type="float">
            <text:p>4410</text:p>
          </table:table-cell>
          <table:table-cell table:number-columns-repeated="6"/>
          <table:table-cell table:formula="of:=[.B570]/[.A570]"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20" calcext:value-type="float">
            <text:p>4020</text:p>
          </table:table-cell>
          <table:table-cell table:number-columns-repeated="6"/>
          <table:table-cell table:formula="of:=[.B571]/[.A571]" office:value-type="float" office:value="77.3076923076923" calcext:value-type="float">
            <text:p>77.307692307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625" calcext:value-type="float">
            <text:p>10625</text:p>
          </table:table-cell>
          <table:table-cell table:number-columns-repeated="6"/>
          <table:table-cell table:formula="of:=[.B572]/[.A572]" office:value-type="float" office:value="78.7037037037037" calcext:value-type="float">
            <text:p>78.7037037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formula="of:=[.B573]/[.A573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923" calcext:value-type="float">
            <text:p>13923</text:p>
          </table:table-cell>
          <table:table-cell table:number-columns-repeated="6"/>
          <table:table-cell table:formula="of:=[.B574]/[.A574]" office:value-type="float" office:value="77.7821229050279" calcext:value-type="float">
            <text:p>77.7821229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7" calcext:value-type="float">
            <text:p>627</text:p>
          </table:table-cell>
          <table:table-cell table:number-columns-repeated="6"/>
          <table:table-cell table:formula="of:=[.B575]/[.A575]" office:value-type="float" office:value="78.375" calcext:value-type="float">
            <text:p>78.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7" calcext:value-type="float">
            <text:p>1467</text:p>
          </table:table-cell>
          <table:table-cell table:number-columns-repeated="6"/>
          <table:table-cell table:formula="of:=[.B576]/[.A576]" office:value-type="float" office:value="77.2105263157895" calcext:value-type="float">
            <text:p>77.21052631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04" calcext:value-type="float">
            <text:p>2704</text:p>
          </table:table-cell>
          <table:table-cell table:number-columns-repeated="6"/>
          <table:table-cell table:formula="of:=[.B577]/[.A577]" office:value-type="float" office:value="79.5294117647059" calcext:value-type="float">
            <text:p>79.52941176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47" calcext:value-type="float">
            <text:p>1347</text:p>
          </table:table-cell>
          <table:table-cell table:number-columns-repeated="6"/>
          <table:table-cell table:formula="of:=[.B578]/[.A578]" office:value-type="float" office:value="79.2352941176471" calcext:value-type="float">
            <text:p>79.23529411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67" calcext:value-type="float">
            <text:p>2667</text:p>
          </table:table-cell>
          <table:table-cell table:number-columns-repeated="6"/>
          <table:table-cell table:formula="of:=[.B579]/[.A579]" office:value-type="float" office:value="78.4411764705882" calcext:value-type="float">
            <text:p>78.44117647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[.B580]/[.A580]" office:value-type="float" office:value="77.8947368421053" calcext:value-type="float">
            <text:p>77.89473684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1" calcext:value-type="float">
            <text:p>1051</text:p>
          </table:table-cell>
          <table:table-cell table:number-columns-repeated="6"/>
          <table:table-cell table:formula="of:=[.B581]/[.A581]" office:value-type="float" office:value="75.0714285714286" calcext:value-type="float">
            <text:p>75.07142857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72" calcext:value-type="float">
            <text:p>2372</text:p>
          </table:table-cell>
          <table:table-cell table:number-columns-repeated="6"/>
          <table:table-cell table:formula="of:=[.B582]/[.A582]" office:value-type="float" office:value="79.0666666666667" calcext:value-type="float">
            <text:p>79.0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32" calcext:value-type="float">
            <text:p>2332</text:p>
          </table:table-cell>
          <table:table-cell table:number-columns-repeated="6"/>
          <table:table-cell table:formula="of:=[.B583]/[.A583]" office:value-type="float" office:value="77.7333333333333" calcext:value-type="float">
            <text:p>77.733333333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896" calcext:value-type="float">
            <text:p>27896</text:p>
          </table:table-cell>
          <table:table-cell table:number-columns-repeated="6"/>
          <table:table-cell table:formula="of:=[.B584]/[.A584]" office:value-type="float" office:value="78.5802816901409" calcext:value-type="float">
            <text:p>78.58028169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61" calcext:value-type="float">
            <text:p>1261</text:p>
          </table:table-cell>
          <table:table-cell table:number-columns-repeated="6"/>
          <table:table-cell table:formula="of:=[.B585]/[.A585]" office:value-type="float" office:value="78.8125" calcext:value-type="float">
            <text:p>78.81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928" calcext:value-type="float">
            <text:p>12928</text:p>
          </table:table-cell>
          <table:table-cell table:number-columns-repeated="6"/>
          <table:table-cell table:formula="of:=[.B586]/[.A586]" office:value-type="float" office:value="78.3515151515151" calcext:value-type="float">
            <text:p>78.35151515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75" calcext:value-type="float">
            <text:p>3075</text:p>
          </table:table-cell>
          <table:table-cell table:number-columns-repeated="6"/>
          <table:table-cell table:formula="of:=[.B587]/[.A587]" office:value-type="float" office:value="78.8461538461538" calcext:value-type="float">
            <text:p>78.84615384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37" calcext:value-type="float">
            <text:p>2737</text:p>
          </table:table-cell>
          <table:table-cell table:number-columns-repeated="6"/>
          <table:table-cell table:formula="of:=[.B588]/[.A588]"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89" calcext:value-type="float">
            <text:p>4389</text:p>
          </table:table-cell>
          <table:table-cell table:number-columns-repeated="6"/>
          <table:table-cell table:formula="of:=[.B589]/[.A589]" office:value-type="float" office:value="78.375" calcext:value-type="float">
            <text:p>78.3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25" calcext:value-type="float">
            <text:p>2725</text:p>
          </table:table-cell>
          <table:table-cell table:number-columns-repeated="6"/>
          <table:table-cell table:formula="of:=[.B590]/[.A590]" office:value-type="float" office:value="77.8571428571429" calcext:value-type="float">
            <text:p>77.857142857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161" calcext:value-type="float">
            <text:p>13161</text:p>
          </table:table-cell>
          <table:table-cell table:number-columns-repeated="6"/>
          <table:table-cell table:formula="of:=[.B591]/[.A591]" office:value-type="float" office:value="78.3392857142857" calcext:value-type="float">
            <text:p>78.33928571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906" calcext:value-type="float">
            <text:p>9906</text:p>
          </table:table-cell>
          <table:table-cell table:number-columns-repeated="6"/>
          <table:table-cell table:formula="of:=[.B592]/[.A592]" office:value-type="float" office:value="78.6190476190476" calcext:value-type="float">
            <text:p>78.6190476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519" calcext:value-type="float">
            <text:p>13519</text:p>
          </table:table-cell>
          <table:table-cell table:number-columns-repeated="6"/>
          <table:table-cell table:formula="of:=[.B593]/[.A593]" office:value-type="float" office:value="78.5988372093023" calcext:value-type="float">
            <text:p>78.598837209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59" calcext:value-type="float">
            <text:p>9259</text:p>
          </table:table-cell>
          <table:table-cell table:number-columns-repeated="6"/>
          <table:table-cell table:formula="of:=[.B594]/[.A594]" office:value-type="float" office:value="78.4661016949153" calcext:value-type="float">
            <text:p>78.46610169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2" calcext:value-type="float">
            <text:p>1402</text:p>
          </table:table-cell>
          <table:table-cell table:number-columns-repeated="6"/>
          <table:table-cell table:formula="of:=[.B595]/[.A595]" office:value-type="float" office:value="77.8888888888889" calcext:value-type="float">
            <text:p>77.88888888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0" calcext:value-type="float">
            <text:p>1870</text:p>
          </table:table-cell>
          <table:table-cell table:number-columns-repeated="6"/>
          <table:table-cell table:formula="of:=[.B596]/[.A596]" office:value-type="float" office:value="77.9166666666667" calcext:value-type="float">
            <text:p>77.916666666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272" calcext:value-type="float">
            <text:p>15272</text:p>
          </table:table-cell>
          <table:table-cell table:number-columns-repeated="6"/>
          <table:table-cell table:formula="of:=[.B597]/[.A597]" office:value-type="float" office:value="77.9183673469388" calcext:value-type="float">
            <text:p>77.91836734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table:number-columns-repeated="6"/>
          <table:table-cell table:formula="of:=[.B598]/[.A598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728" calcext:value-type="float">
            <text:p>12728</text:p>
          </table:table-cell>
          <table:table-cell table:number-columns-repeated="6"/>
          <table:table-cell table:formula="of:=[.B599]/[.A599]" office:value-type="float" office:value="78.0858895705521" calcext:value-type="float">
            <text:p>78.08588957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46" calcext:value-type="float">
            <text:p>9246</text:p>
          </table:table-cell>
          <table:table-cell table:number-columns-repeated="6"/>
          <table:table-cell table:formula="of:=[.B600]/[.A600]" office:value-type="float" office:value="78.3559322033898" calcext:value-type="float">
            <text:p>78.35593220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33" calcext:value-type="float">
            <text:p>2833</text:p>
          </table:table-cell>
          <table:table-cell table:number-columns-repeated="6"/>
          <table:table-cell table:formula="of:=[.B601]/[.A601]" office:value-type="float" office:value="78.6944444444444" calcext:value-type="float">
            <text:p>78.69444444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80" calcext:value-type="float">
            <text:p>3580</text:p>
          </table:table-cell>
          <table:table-cell table:number-columns-repeated="6"/>
          <table:table-cell table:formula="of:=[.B602]/[.A602]" office:value-type="float" office:value="77.8260869565217" calcext:value-type="float">
            <text:p>77.82608695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667" calcext:value-type="float">
            <text:p>8667</text:p>
          </table:table-cell>
          <table:table-cell table:number-columns-repeated="6"/>
          <table:table-cell table:formula="of:=[.B603]/[.A603]" office:value-type="float" office:value="76.6991150442478" calcext:value-type="float">
            <text:p>76.69911504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180" calcext:value-type="float">
            <text:p>10180</text:p>
          </table:table-cell>
          <table:table-cell table:number-columns-repeated="6"/>
          <table:table-cell table:formula="of:=[.B604]/[.A604]" office:value-type="float" office:value="78.9147286821706" calcext:value-type="float">
            <text:p>78.91472868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519" calcext:value-type="float">
            <text:p>10519</text:p>
          </table:table-cell>
          <table:table-cell table:number-columns-repeated="6"/>
          <table:table-cell table:formula="of:=[.B605]/[.A605]"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707" calcext:value-type="float">
            <text:p>11707</text:p>
          </table:table-cell>
          <table:table-cell table:number-columns-repeated="6"/>
          <table:table-cell table:formula="of:=[.B606]/[.A606]" office:value-type="float" office:value="78.0466666666667" calcext:value-type="float">
            <text:p>78.04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19" calcext:value-type="float">
            <text:p>3419</text:p>
          </table:table-cell>
          <table:table-cell table:number-columns-repeated="6"/>
          <table:table-cell table:formula="of:=[.B607]/[.A607]" office:value-type="float" office:value="77.7045454545455" calcext:value-type="float">
            <text:p>77.704545454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117" calcext:value-type="float">
            <text:p>22117</text:p>
          </table:table-cell>
          <table:table-cell table:number-columns-repeated="6"/>
          <table:table-cell table:formula="of:=[.B608]/[.A608]" office:value-type="float" office:value="78.1519434628975" calcext:value-type="float">
            <text:p>78.151943462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936" calcext:value-type="float">
            <text:p>10936</text:p>
          </table:table-cell>
          <table:table-cell table:number-columns-repeated="6"/>
          <table:table-cell table:formula="of:=[.B609]/[.A609]" office:value-type="float" office:value="78.6762589928058" calcext:value-type="float">
            <text:p>78.67625899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5" calcext:value-type="float">
            <text:p>865</text:p>
          </table:table-cell>
          <table:table-cell table:number-columns-repeated="6"/>
          <table:table-cell table:formula="of:=[.B610]/[.A610]" office:value-type="float" office:value="78.6363636363636" calcext:value-type="float">
            <text:p>78.63636363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68" calcext:value-type="float">
            <text:p>2268</text:p>
          </table:table-cell>
          <table:table-cell table:number-columns-repeated="6"/>
          <table:table-cell table:formula="of:=[.B611]/[.A611]" office:value-type="float" office:value="78.2068965517241" calcext:value-type="float">
            <text:p>78.206896551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126" calcext:value-type="float">
            <text:p>12126</text:p>
          </table:table-cell>
          <table:table-cell table:number-columns-repeated="6"/>
          <table:table-cell table:formula="of:=[.B612]/[.A612]" office:value-type="float" office:value="78.2322580645161" calcext:value-type="float">
            <text:p>78.23225806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982" calcext:value-type="float">
            <text:p>9982</text:p>
          </table:table-cell>
          <table:table-cell table:number-columns-repeated="6"/>
          <table:table-cell table:formula="of:=[.B613]/[.A613]" office:value-type="float" office:value="77.984375" calcext:value-type="float">
            <text:p>77.984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74" calcext:value-type="float">
            <text:p>1174</text:p>
          </table:table-cell>
          <table:table-cell table:number-columns-repeated="6"/>
          <table:table-cell table:formula="of:=[.B614]/[.A614]" office:value-type="float" office:value="78.2666666666667" calcext:value-type="float">
            <text:p>78.2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34" calcext:value-type="float">
            <text:p>1334</text:p>
          </table:table-cell>
          <table:table-cell table:number-columns-repeated="6"/>
          <table:table-cell table:formula="of:=[.B615]/[.A615]" office:value-type="float" office:value="78.4705882352941" calcext:value-type="float">
            <text:p>78.47058823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82" calcext:value-type="float">
            <text:p>5582</text:p>
          </table:table-cell>
          <table:table-cell table:number-columns-repeated="6"/>
          <table:table-cell table:formula="of:=[.B616]/[.A616]" office:value-type="float" office:value="78.6197183098592" calcext:value-type="float">
            <text:p>78.61971830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03" calcext:value-type="float">
            <text:p>2103</text:p>
          </table:table-cell>
          <table:table-cell table:number-columns-repeated="6"/>
          <table:table-cell table:formula="of:=[.B617]/[.A617]" office:value-type="float" office:value="77.8888888888889" calcext:value-type="float">
            <text:p>77.88888888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580" calcext:value-type="float">
            <text:p>7580</text:p>
          </table:table-cell>
          <table:table-cell table:number-columns-repeated="6"/>
          <table:table-cell table:formula="of:=[.B618]/[.A618]" office:value-type="float" office:value="77.3469387755102" calcext:value-type="float">
            <text:p>77.34693877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61" calcext:value-type="float">
            <text:p>3061</text:p>
          </table:table-cell>
          <table:table-cell table:number-columns-repeated="6"/>
          <table:table-cell table:formula="of:=[.B619]/[.A619]" office:value-type="float" office:value="78.4871794871795" calcext:value-type="float">
            <text:p>78.48717948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71" calcext:value-type="float">
            <text:p>5171</text:p>
          </table:table-cell>
          <table:table-cell table:number-columns-repeated="6"/>
          <table:table-cell table:formula="of:=[.B620]/[.A620]" office:value-type="float" office:value="78.3484848484848" calcext:value-type="float">
            <text:p>78.34848484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511" calcext:value-type="float">
            <text:p>13511</text:p>
          </table:table-cell>
          <table:table-cell table:number-columns-repeated="6"/>
          <table:table-cell table:formula="of:=[.B621]/[.A621]" office:value-type="float" office:value="78.0982658959538" calcext:value-type="float">
            <text:p>78.0982658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343" calcext:value-type="float">
            <text:p>15343</text:p>
          </table:table-cell>
          <table:table-cell table:number-columns-repeated="6"/>
          <table:table-cell table:formula="of:=[.B622]/[.A622]" office:value-type="float" office:value="78.6820512820513" calcext:value-type="float">
            <text:p>78.68205128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92" calcext:value-type="float">
            <text:p>6292</text:p>
          </table:table-cell>
          <table:table-cell table:number-columns-repeated="6"/>
          <table:table-cell table:formula="of:=[.B623]/[.A623]" office:value-type="float" office:value="78.65" calcext:value-type="float">
            <text:p>78.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93" calcext:value-type="float">
            <text:p>3393</text:p>
          </table:table-cell>
          <table:table-cell table:number-columns-repeated="6"/>
          <table:table-cell table:formula="of:=[.B624]/[.A624]" office:value-type="float" office:value="78.9069767441861" calcext:value-type="float">
            <text:p>78.906976744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447" calcext:value-type="float">
            <text:p>13447</text:p>
          </table:table-cell>
          <table:table-cell table:number-columns-repeated="6"/>
          <table:table-cell table:formula="of:=[.B625]/[.A625]" office:value-type="float" office:value="79.1" calcext:value-type="float">
            <text:p>79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44" calcext:value-type="float">
            <text:p>5544</text:p>
          </table:table-cell>
          <table:table-cell table:number-columns-repeated="6"/>
          <table:table-cell table:formula="of:=[.B626]/[.A626]"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174" calcext:value-type="float">
            <text:p>6174</text:p>
          </table:table-cell>
          <table:table-cell table:number-columns-repeated="6"/>
          <table:table-cell table:formula="of:=[.B627]/[.A627]" office:value-type="float" office:value="79.1538461538462" calcext:value-type="float">
            <text:p>79.15384615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43" calcext:value-type="float">
            <text:p>7443</text:p>
          </table:table-cell>
          <table:table-cell table:number-columns-repeated="6"/>
          <table:table-cell table:formula="of:=[.B628]/[.A628]" office:value-type="float" office:value="78.3473684210526" calcext:value-type="float">
            <text:p>78.34736842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635" calcext:value-type="float">
            <text:p>4635</text:p>
          </table:table-cell>
          <table:table-cell table:number-columns-repeated="6"/>
          <table:table-cell table:formula="of:=[.B629]/[.A629]" office:value-type="float" office:value="78.5593220338983" calcext:value-type="float">
            <text:p>78.559322033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3975" calcext:value-type="float">
            <text:p>23975</text:p>
          </table:table-cell>
          <table:table-cell table:number-columns-repeated="6"/>
          <table:table-cell table:formula="of:=[.B630]/[.A630]" office:value-type="float" office:value="78.8651315789474" calcext:value-type="float">
            <text:p>78.86513157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135" calcext:value-type="float">
            <text:p>8135</text:p>
          </table:table-cell>
          <table:table-cell table:number-columns-repeated="6"/>
          <table:table-cell table:formula="of:=[.B631]/[.A631]" office:value-type="float" office:value="78.9805825242718" calcext:value-type="float">
            <text:p>78.98058252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5" calcext:value-type="float">
            <text:p>1165</text:p>
          </table:table-cell>
          <table:table-cell table:number-columns-repeated="6"/>
          <table:table-cell table:formula="of:=[.B632]/[.A632]" office:value-type="float" office:value="77.6666666666667" calcext:value-type="float">
            <text:p>77.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51" calcext:value-type="float">
            <text:p>2851</text:p>
          </table:table-cell>
          <table:table-cell table:number-columns-repeated="6"/>
          <table:table-cell table:formula="of:=[.B633]/[.A633]" office:value-type="float" office:value="79.1944444444444" calcext:value-type="float">
            <text:p>79.19444444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78" calcext:value-type="float">
            <text:p>5678</text:p>
          </table:table-cell>
          <table:table-cell table:number-columns-repeated="6"/>
          <table:table-cell table:formula="of:=[.B634]/[.A634]" office:value-type="float" office:value="78.8611111111111" calcext:value-type="float">
            <text:p>78.86111111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69" calcext:value-type="float">
            <text:p>3869</text:p>
          </table:table-cell>
          <table:table-cell table:number-columns-repeated="6"/>
          <table:table-cell table:formula="of:=[.B635]/[.A635]" office:value-type="float" office:value="78.9591836734694" calcext:value-type="float">
            <text:p>78.95918367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243" calcext:value-type="float">
            <text:p>7243</text:p>
          </table:table-cell>
          <table:table-cell table:number-columns-repeated="6"/>
          <table:table-cell table:formula="of:=[.B636]/[.A636]" office:value-type="float" office:value="78.7282608695652" calcext:value-type="float">
            <text:p>78.728260869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019" calcext:value-type="float">
            <text:p>16019</text:p>
          </table:table-cell>
          <table:table-cell table:number-columns-repeated="6"/>
          <table:table-cell table:formula="of:=[.B637]/[.A637]" office:value-type="float" office:value="77.7621359223301" calcext:value-type="float">
            <text:p>77.762135922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558" calcext:value-type="float">
            <text:p>10558</text:p>
          </table:table-cell>
          <table:table-cell table:number-columns-repeated="6"/>
          <table:table-cell table:formula="of:=[.B638]/[.A638]" office:value-type="float" office:value="78.7910447761194" calcext:value-type="float">
            <text:p>78.79104477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92" calcext:value-type="float">
            <text:p>1392</text:p>
          </table:table-cell>
          <table:table-cell table:number-columns-repeated="6"/>
          <table:table-cell table:formula="of:=[.B639]/[.A639]" office:value-type="float" office:value="77.3333333333333" calcext:value-type="float">
            <text:p>77.33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47" calcext:value-type="float">
            <text:p>3047</text:p>
          </table:table-cell>
          <table:table-cell table:number-columns-repeated="6"/>
          <table:table-cell table:formula="of:=[.B640]/[.A640]" office:value-type="float" office:value="78.1282051282051" calcext:value-type="float">
            <text:p>78.12820512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41" calcext:value-type="float">
            <text:p>2041</text:p>
          </table:table-cell>
          <table:table-cell table:number-columns-repeated="6"/>
          <table:table-cell table:formula="of:=[.B641]/[.A641]"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38" calcext:value-type="float">
            <text:p>2438</text:p>
          </table:table-cell>
          <table:table-cell table:number-columns-repeated="6"/>
          <table:table-cell table:formula="of:=[.B642]/[.A642]" office:value-type="float" office:value="78.6451612903226" calcext:value-type="float">
            <text:p>78.64516129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029" calcext:value-type="float">
            <text:p>8029</text:p>
          </table:table-cell>
          <table:table-cell table:number-columns-repeated="6"/>
          <table:table-cell table:formula="of:=[.B643]/[.A643]" office:value-type="float" office:value="78.7156862745098" calcext:value-type="float">
            <text:p>78.71568627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48" calcext:value-type="float">
            <text:p>5648</text:p>
          </table:table-cell>
          <table:table-cell table:number-columns-repeated="6"/>
          <table:table-cell table:formula="of:=[.B644]/[.A644]" office:value-type="float" office:value="78.4444444444444" calcext:value-type="float">
            <text:p>78.44444444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7" calcext:value-type="float">
            <text:p>937</text:p>
          </table:table-cell>
          <table:table-cell table:number-columns-repeated="6"/>
          <table:table-cell table:formula="of:=[.B645]/[.A645]" office:value-type="float" office:value="78.0833333333333" calcext:value-type="float">
            <text:p>78.08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26" calcext:value-type="float">
            <text:p>2126</text:p>
          </table:table-cell>
          <table:table-cell table:number-columns-repeated="6"/>
          <table:table-cell table:formula="of:=[.B646]/[.A646]" office:value-type="float" office:value="78.7407407407408" calcext:value-type="float">
            <text:p>78.74074074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25" calcext:value-type="float">
            <text:p>3225</text:p>
          </table:table-cell>
          <table:table-cell table:number-columns-repeated="6"/>
          <table:table-cell table:formula="of:=[.B647]/[.A647]" office:value-type="float" office:value="78.6585365853659" calcext:value-type="float">
            <text:p>78.65853658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43" calcext:value-type="float">
            <text:p>4043</text:p>
          </table:table-cell>
          <table:table-cell table:number-columns-repeated="6"/>
          <table:table-cell table:formula="of:=[.B648]/[.A648]" office:value-type="float" office:value="77.75" calcext:value-type="float">
            <text:p>77.7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73" calcext:value-type="float">
            <text:p>14473</text:p>
          </table:table-cell>
          <table:table-cell table:number-columns-repeated="6"/>
          <table:table-cell table:formula="of:=[.B649]/[.A649]" office:value-type="float" office:value="78.6576086956522" calcext:value-type="float">
            <text:p>78.65760869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88" calcext:value-type="float">
            <text:p>2288</text:p>
          </table:table-cell>
          <table:table-cell table:number-columns-repeated="6"/>
          <table:table-cell table:formula="of:=[.B650]/[.A650]" office:value-type="float" office:value="78.8965517241379" calcext:value-type="float">
            <text:p>78.89655172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47" calcext:value-type="float">
            <text:p>2247</text:p>
          </table:table-cell>
          <table:table-cell table:number-columns-repeated="6"/>
          <table:table-cell table:formula="of:=[.B651]/[.A651]" office:value-type="float" office:value="77.4827586206897" calcext:value-type="float">
            <text:p>77.48275862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977" calcext:value-type="float">
            <text:p>8977</text:p>
          </table:table-cell>
          <table:table-cell table:number-columns-repeated="6"/>
          <table:table-cell table:formula="of:=[.B652]/[.A652]" office:value-type="float" office:value="78.7456140350877" calcext:value-type="float">
            <text:p>78.74561403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44" calcext:value-type="float">
            <text:p>7844</text:p>
          </table:table-cell>
          <table:table-cell table:number-columns-repeated="6"/>
          <table:table-cell table:formula="of:=[.B653]/[.A653]" office:value-type="float" office:value="78.44" calcext:value-type="float">
            <text:p>78.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99" calcext:value-type="float">
            <text:p>10099</text:p>
          </table:table-cell>
          <table:table-cell table:number-columns-repeated="6"/>
          <table:table-cell table:formula="of:=[.B654]/[.A654]" office:value-type="float" office:value="77.6846153846154" calcext:value-type="float">
            <text:p>77.68461538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83" calcext:value-type="float">
            <text:p>7083</text:p>
          </table:table-cell>
          <table:table-cell table:number-columns-repeated="6"/>
          <table:table-cell table:formula="of:=[.B655]/[.A655]" office:value-type="float" office:value="78.7" calcext:value-type="float">
            <text:p>78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29" calcext:value-type="float">
            <text:p>2729</text:p>
          </table:table-cell>
          <table:table-cell table:number-columns-repeated="6"/>
          <table:table-cell table:formula="of:=[.B656]/[.A656]" office:value-type="float" office:value="77.9714285714286" calcext:value-type="float">
            <text:p>77.97142857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06" calcext:value-type="float">
            <text:p>5606</text:p>
          </table:table-cell>
          <table:table-cell table:number-columns-repeated="6"/>
          <table:table-cell table:formula="of:=[.B657]/[.A657]" office:value-type="float" office:value="78.9577464788732" calcext:value-type="float">
            <text:p>78.95774647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504" calcext:value-type="float">
            <text:p>10504</text:p>
          </table:table-cell>
          <table:table-cell table:number-columns-repeated="6"/>
          <table:table-cell table:formula="of:=[.B658]/[.A658]" office:value-type="float" office:value="78.3880597014925" calcext:value-type="float">
            <text:p>78.38805970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94" calcext:value-type="float">
            <text:p>7394</text:p>
          </table:table-cell>
          <table:table-cell table:number-columns-repeated="6"/>
          <table:table-cell table:formula="of:=[.B659]/[.A659]" office:value-type="float" office:value="78.6595744680851" calcext:value-type="float">
            <text:p>78.65957446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59" calcext:value-type="float">
            <text:p>2959</text:p>
          </table:table-cell>
          <table:table-cell table:number-columns-repeated="6"/>
          <table:table-cell table:formula="of:=[.B660]/[.A660]" office:value-type="float" office:value="77.8684210526316" calcext:value-type="float">
            <text:p>77.86842105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900" calcext:value-type="float">
            <text:p>8900</text:p>
          </table:table-cell>
          <table:table-cell table:number-columns-repeated="6"/>
          <table:table-cell table:formula="of:=[.B661]/[.A661]" office:value-type="float" office:value="78.7610619469027" calcext:value-type="float">
            <text:p>78.76106194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6" calcext:value-type="float">
            <text:p>786</text:p>
          </table:table-cell>
          <table:table-cell table:number-columns-repeated="6"/>
          <table:table-cell table:formula="of:=[.B662]/[.A662]"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5299" calcext:value-type="float">
            <text:p>45299</text:p>
          </table:table-cell>
          <table:table-cell table:number-columns-repeated="6"/>
          <table:table-cell table:formula="of:=[.B663]/[.A663]" office:value-type="float" office:value="78.3719723183391" calcext:value-type="float">
            <text:p>78.371972318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429" calcext:value-type="float">
            <text:p>11429</text:p>
          </table:table-cell>
          <table:table-cell table:number-columns-repeated="6"/>
          <table:table-cell table:formula="of:=[.B664]/[.A664]" office:value-type="float" office:value="78.8206896551724" calcext:value-type="float">
            <text:p>78.82068965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8" calcext:value-type="float">
            <text:p>1018</text:p>
          </table:table-cell>
          <table:table-cell table:number-columns-repeated="6"/>
          <table:table-cell table:formula="of:=[.B665]/[.A665]" office:value-type="float" office:value="78.3076923076923" calcext:value-type="float">
            <text:p>78.30769230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74" calcext:value-type="float">
            <text:p>2674</text:p>
          </table:table-cell>
          <table:table-cell table:number-columns-repeated="6"/>
          <table:table-cell table:formula="of:=[.B666]/[.A666]" office:value-type="float" office:value="78.6470588235294" calcext:value-type="float">
            <text:p>78.64705882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95" calcext:value-type="float">
            <text:p>1795</text:p>
          </table:table-cell>
          <table:table-cell table:number-columns-repeated="6"/>
          <table:table-cell table:formula="of:=[.B667]/[.A667]" office:value-type="float" office:value="78.0434782608696" calcext:value-type="float">
            <text:p>78.04347826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477" calcext:value-type="float">
            <text:p>7477</text:p>
          </table:table-cell>
          <table:table-cell table:number-columns-repeated="6"/>
          <table:table-cell table:formula="of:=[.B668]/[.A668]" office:value-type="float" office:value="77.8854166666667" calcext:value-type="float">
            <text:p>77.885416666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102" calcext:value-type="float">
            <text:p>12102</text:p>
          </table:table-cell>
          <table:table-cell table:number-columns-repeated="6"/>
          <table:table-cell table:formula="of:=[.B669]/[.A669]" office:value-type="float" office:value="78.5844155844156" calcext:value-type="float">
            <text:p>78.58441558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93" calcext:value-type="float">
            <text:p>3293</text:p>
          </table:table-cell>
          <table:table-cell table:number-columns-repeated="6"/>
          <table:table-cell table:formula="of:=[.B670]/[.A670]" office:value-type="float" office:value="78.4047619047619" calcext:value-type="float">
            <text:p>78.40476190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183" calcext:value-type="float">
            <text:p>7183</text:p>
          </table:table-cell>
          <table:table-cell table:number-columns-repeated="6"/>
          <table:table-cell table:formula="of:=[.B671]/[.A671]" office:value-type="float" office:value="78.9340659340659" calcext:value-type="float">
            <text:p>78.934065934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3894" calcext:value-type="float">
            <text:p>53894</text:p>
          </table:table-cell>
          <table:table-cell table:number-columns-repeated="6"/>
          <table:table-cell table:formula="of:=[.B672]/[.A672]" office:value-type="float" office:value="78.448326055313" calcext:value-type="float">
            <text:p>78.448326055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9186" calcext:value-type="float">
            <text:p>19186</text:p>
          </table:table-cell>
          <table:table-cell table:number-columns-repeated="6"/>
          <table:table-cell table:formula="of:=[.B673]/[.A673]" office:value-type="float" office:value="77.9918699186992" calcext:value-type="float">
            <text:p>77.99186991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69" calcext:value-type="float">
            <text:p>4769</text:p>
          </table:table-cell>
          <table:table-cell table:number-columns-repeated="6"/>
          <table:table-cell table:formula="of:=[.B674]/[.A674]" office:value-type="float" office:value="78.1803278688525" calcext:value-type="float">
            <text:p>78.18032786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21" calcext:value-type="float">
            <text:p>1621</text:p>
          </table:table-cell>
          <table:table-cell table:number-columns-repeated="6"/>
          <table:table-cell table:formula="of:=[.B675]/[.A675]" office:value-type="float" office:value="77.1904761904762" calcext:value-type="float">
            <text:p>77.19047619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57" calcext:value-type="float">
            <text:p>8357</text:p>
          </table:table-cell>
          <table:table-cell table:number-columns-repeated="6"/>
          <table:table-cell table:formula="of:=[.B676]/[.A676]" office:value-type="float" office:value="78.1028037383178" calcext:value-type="float">
            <text:p>78.10280373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formula="of:=[.B677]/[.A677]" office:value-type="float" office:value="79.1818181818182" calcext:value-type="float">
            <text:p>79.18181818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65" calcext:value-type="float">
            <text:p>2765</text:p>
          </table:table-cell>
          <table:table-cell table:number-columns-repeated="6"/>
          <table:table-cell table:formula="of:=[.B678]/[.A678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54" calcext:value-type="float">
            <text:p>5154</text:p>
          </table:table-cell>
          <table:table-cell table:number-columns-repeated="6"/>
          <table:table-cell table:formula="of:=[.B679]/[.A679]" office:value-type="float" office:value="79.2923076923077" calcext:value-type="float">
            <text:p>79.292307692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4830" calcext:value-type="float">
            <text:p>34830</text:p>
          </table:table-cell>
          <table:table-cell table:number-columns-repeated="6"/>
          <table:table-cell table:formula="of:=[.B680]/[.A680]" office:value-type="float" office:value="78.2696629213483" calcext:value-type="float">
            <text:p>78.26966292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6" calcext:value-type="float">
            <text:p>796</text:p>
          </table:table-cell>
          <table:table-cell table:number-columns-repeated="6"/>
          <table:table-cell table:formula="of:=[.B681]/[.A681]"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3" calcext:value-type="float">
            <text:p>863</text:p>
          </table:table-cell>
          <table:table-cell table:number-columns-repeated="6"/>
          <table:table-cell table:formula="of:=[.B682]/[.A682]" office:value-type="float" office:value="78.4545454545455" calcext:value-type="float">
            <text:p>78.45454545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58" calcext:value-type="float">
            <text:p>1958</text:p>
          </table:table-cell>
          <table:table-cell table:number-columns-repeated="6"/>
          <table:table-cell table:formula="of:=[.B683]/[.A683]" office:value-type="float" office:value="78.32" calcext:value-type="float">
            <text:p>78.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12" calcext:value-type="float">
            <text:p>5012</text:p>
          </table:table-cell>
          <table:table-cell table:number-columns-repeated="6"/>
          <table:table-cell table:formula="of:=[.B684]/[.A684]" office:value-type="float" office:value="77.1076923076923" calcext:value-type="float">
            <text:p>77.10769230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78" calcext:value-type="float">
            <text:p>4078</text:p>
          </table:table-cell>
          <table:table-cell table:number-columns-repeated="6"/>
          <table:table-cell table:formula="of:=[.B685]/[.A685]" office:value-type="float" office:value="78.4230769230769" calcext:value-type="float">
            <text:p>78.4230769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179</text:p>
          </table:table-cell>
          <table:table-cell table:number-columns-repeated="6"/>
          <table:table-cell table:formula="of:=[.B686]/[.A686]"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50" calcext:value-type="float">
            <text:p>4150</text:p>
          </table:table-cell>
          <table:table-cell table:number-columns-repeated="6"/>
          <table:table-cell table:formula="of:=[.B687]/[.A687]" office:value-type="float" office:value="78.3018867924528" calcext:value-type="float">
            <text:p>78.30188679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86" calcext:value-type="float">
            <text:p>2186</text:p>
          </table:table-cell>
          <table:table-cell table:number-columns-repeated="6"/>
          <table:table-cell table:formula="of:=[.B688]/[.A688]" office:value-type="float" office:value="78.0714285714286" calcext:value-type="float">
            <text:p>78.07142857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97" calcext:value-type="float">
            <text:p>6197</text:p>
          </table:table-cell>
          <table:table-cell table:number-columns-repeated="6"/>
          <table:table-cell table:formula="of:=[.B689]/[.A689]" office:value-type="float" office:value="78.4430379746835" calcext:value-type="float">
            <text:p>78.44303797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699" calcext:value-type="float">
            <text:p>7699</text:p>
          </table:table-cell>
          <table:table-cell table:number-columns-repeated="6"/>
          <table:table-cell table:formula="of:=[.B690]/[.A690]" office:value-type="float" office:value="78.5612244897959" calcext:value-type="float">
            <text:p>78.56122448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5" calcext:value-type="float">
            <text:p>865</text:p>
          </table:table-cell>
          <table:table-cell table:number-columns-repeated="6"/>
          <table:table-cell table:formula="of:=[.B691]/[.A691]" office:value-type="float" office:value="78.6363636363636" calcext:value-type="float">
            <text:p>78.63636363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89" calcext:value-type="float">
            <text:p>2589</text:p>
          </table:table-cell>
          <table:table-cell table:number-columns-repeated="6"/>
          <table:table-cell table:formula="of:=[.B692]/[.A692]" office:value-type="float" office:value="78.4545454545455" calcext:value-type="float">
            <text:p>78.45454545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188" calcext:value-type="float">
            <text:p>14188</text:p>
          </table:table-cell>
          <table:table-cell table:number-columns-repeated="6"/>
          <table:table-cell table:formula="of:=[.B693]/[.A693]" office:value-type="float" office:value="78.8222222222222" calcext:value-type="float">
            <text:p>78.82222222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08" calcext:value-type="float">
            <text:p>4208</text:p>
          </table:table-cell>
          <table:table-cell table:number-columns-repeated="6"/>
          <table:table-cell table:formula="of:=[.B694]/[.A694]" office:value-type="float" office:value="77.9259259259259" calcext:value-type="float">
            <text:p>77.925925925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545" calcext:value-type="float">
            <text:p>10545</text:p>
          </table:table-cell>
          <table:table-cell table:number-columns-repeated="6"/>
          <table:table-cell table:formula="of:=[.B695]/[.A695]" office:value-type="float" office:value="78.6940298507463" calcext:value-type="float">
            <text:p>78.6940298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formula="of:=[.B696]/[.A696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43" calcext:value-type="float">
            <text:p>1643</text:p>
          </table:table-cell>
          <table:table-cell table:number-columns-repeated="6"/>
          <table:table-cell table:formula="of:=[.B697]/[.A697]" office:value-type="float" office:value="78.2380952380952" calcext:value-type="float">
            <text:p>78.23809523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86" calcext:value-type="float">
            <text:p>4586</text:p>
          </table:table-cell>
          <table:table-cell table:number-columns-repeated="6"/>
          <table:table-cell table:formula="of:=[.B698]/[.A698]" office:value-type="float" office:value="77.728813559322" calcext:value-type="float">
            <text:p>77.72881355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93" calcext:value-type="float">
            <text:p>7493</text:p>
          </table:table-cell>
          <table:table-cell table:number-columns-repeated="6"/>
          <table:table-cell table:formula="of:=[.B699]/[.A699]" office:value-type="float" office:value="78.8736842105263" calcext:value-type="float">
            <text:p>78.87368421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16" calcext:value-type="float">
            <text:p>4316</text:p>
          </table:table-cell>
          <table:table-cell table:number-columns-repeated="6"/>
          <table:table-cell table:formula="of:=[.B700]/[.A700]" office:value-type="float" office:value="78.4727272727273" calcext:value-type="float">
            <text:p>78.47272727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42" calcext:value-type="float">
            <text:p>3442</text:p>
          </table:table-cell>
          <table:table-cell table:number-columns-repeated="6"/>
          <table:table-cell table:formula="of:=[.B701]/[.A701]" office:value-type="float" office:value="78.2272727272727" calcext:value-type="float">
            <text:p>78.22727272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08" calcext:value-type="float">
            <text:p>6808</text:p>
          </table:table-cell>
          <table:table-cell table:number-columns-repeated="6"/>
          <table:table-cell table:formula="of:=[.B702]/[.A702]" office:value-type="float" office:value="78.2528735632184" calcext:value-type="float">
            <text:p>78.25287356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23" calcext:value-type="float">
            <text:p>6723</text:p>
          </table:table-cell>
          <table:table-cell table:number-columns-repeated="6"/>
          <table:table-cell table:formula="of:=[.B703]/[.A703]" office:value-type="float" office:value="78.1744186046512" calcext:value-type="float">
            <text:p>78.17441860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9" calcext:value-type="float">
            <text:p>1099</text:p>
          </table:table-cell>
          <table:table-cell table:number-columns-repeated="6"/>
          <table:table-cell table:formula="of:=[.B704]/[.A704]"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046" calcext:value-type="float">
            <text:p>13046</text:p>
          </table:table-cell>
          <table:table-cell table:number-columns-repeated="6"/>
          <table:table-cell table:formula="of:=[.B705]/[.A705]" office:value-type="float" office:value="78.1197604790419" calcext:value-type="float">
            <text:p>78.1197604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8" calcext:value-type="float">
            <text:p>1098</text:p>
          </table:table-cell>
          <table:table-cell table:number-columns-repeated="6"/>
          <table:table-cell table:formula="of:=[.B706]/[.A706]" office:value-type="float" office:value="78.4285714285714" calcext:value-type="float">
            <text:p>78.42857142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18" calcext:value-type="float">
            <text:p>4418</text:p>
          </table:table-cell>
          <table:table-cell table:number-columns-repeated="6"/>
          <table:table-cell table:formula="of:=[.B707]/[.A707]" office:value-type="float" office:value="77.5087719298246" calcext:value-type="float">
            <text:p>77.50877192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6"/>
          <table:table-cell table:formula="of:=[.B708]/[.A708]" office:value-type="float" office:value="78.7692307692308" calcext:value-type="float">
            <text:p>78.76923076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4" calcext:value-type="float">
            <text:p>864</text:p>
          </table:table-cell>
          <table:table-cell table:number-columns-repeated="6"/>
          <table:table-cell table:formula="of:=[.B709]/[.A709]" office:value-type="float" office:value="78.5454545454545" calcext:value-type="float">
            <text:p>78.54545454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68" calcext:value-type="float">
            <text:p>1968</text:p>
          </table:table-cell>
          <table:table-cell table:number-columns-repeated="6"/>
          <table:table-cell table:formula="of:=[.B710]/[.A710]" office:value-type="float" office:value="78.72" calcext:value-type="float">
            <text:p>78.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714" calcext:value-type="float">
            <text:p>13714</text:p>
          </table:table-cell>
          <table:table-cell table:number-columns-repeated="6"/>
          <table:table-cell table:formula="of:=[.B711]/[.A711]" office:value-type="float" office:value="78.3657142857143" calcext:value-type="float">
            <text:p>78.36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table:formula="of:=[.B712]/[.A712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746" calcext:value-type="float">
            <text:p>5746</text:p>
          </table:table-cell>
          <table:table-cell table:number-columns-repeated="6"/>
          <table:table-cell table:formula="of:=[.B713]/[.A713]" office:value-type="float" office:value="77.6486486486486" calcext:value-type="float">
            <text:p>77.648648648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6948" calcext:value-type="float">
            <text:p>36948</text:p>
          </table:table-cell>
          <table:table-cell table:number-columns-repeated="6"/>
          <table:table-cell table:formula="of:=[.B714]/[.A714]" office:value-type="float" office:value="78.6127659574468" calcext:value-type="float">
            <text:p>78.61276595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65" calcext:value-type="float">
            <text:p>4165</text:p>
          </table:table-cell>
          <table:table-cell table:number-columns-repeated="6"/>
          <table:table-cell table:formula="of:=[.B715]/[.A715]" office:value-type="float" office:value="78.5849056603774" calcext:value-type="float">
            <text:p>78.58490566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72" calcext:value-type="float">
            <text:p>6372</text:p>
          </table:table-cell>
          <table:table-cell table:number-columns-repeated="6"/>
          <table:table-cell table:formula="of:=[.B716]/[.A716]" office:value-type="float" office:value="78.6666666666667" calcext:value-type="float">
            <text:p>78.66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14" calcext:value-type="float">
            <text:p>4414</text:p>
          </table:table-cell>
          <table:table-cell table:number-columns-repeated="6"/>
          <table:table-cell table:formula="of:=[.B717]/[.A717]" office:value-type="float" office:value="78.8214285714286" calcext:value-type="float">
            <text:p>78.82142857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77" calcext:value-type="float">
            <text:p>2777</text:p>
          </table:table-cell>
          <table:table-cell table:number-columns-repeated="6"/>
          <table:table-cell table:formula="of:=[.B718]/[.A718]" office:value-type="float" office:value="77.1388888888889" calcext:value-type="float">
            <text:p>77.13888888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24" calcext:value-type="float">
            <text:p>2524</text:p>
          </table:table-cell>
          <table:table-cell table:number-columns-repeated="6"/>
          <table:table-cell table:formula="of:=[.B719]/[.A719]" office:value-type="float" office:value="76.4848484848485" calcext:value-type="float">
            <text:p>76.48484848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381" calcext:value-type="float">
            <text:p>7381</text:p>
          </table:table-cell>
          <table:table-cell table:number-columns-repeated="6"/>
          <table:table-cell table:formula="of:=[.B720]/[.A720]" office:value-type="float" office:value="77.6947368421053" calcext:value-type="float">
            <text:p>77.69473684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1" calcext:value-type="float">
            <text:p>1281</text:p>
          </table:table-cell>
          <table:table-cell table:number-columns-repeated="6"/>
          <table:table-cell table:formula="of:=[.B721]/[.A721]" office:value-type="float" office:value="80.0625" calcext:value-type="float">
            <text:p>80.06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11" calcext:value-type="float">
            <text:p>3011</text:p>
          </table:table-cell>
          <table:table-cell table:number-columns-repeated="6"/>
          <table:table-cell table:formula="of:=[.B722]/[.A722]" office:value-type="float" office:value="79.2368421052632" calcext:value-type="float">
            <text:p>79.236842105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420" calcext:value-type="float">
            <text:p>25420</text:p>
          </table:table-cell>
          <table:table-cell table:number-columns-repeated="6"/>
          <table:table-cell table:formula="of:=[.B723]/[.A723]" office:value-type="float" office:value="78.4567901234568" calcext:value-type="float">
            <text:p>78.45679012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46" calcext:value-type="float">
            <text:p>1946</text:p>
          </table:table-cell>
          <table:table-cell table:number-columns-repeated="6"/>
          <table:table-cell table:formula="of:=[.B724]/[.A724]" office:value-type="float" office:value="77.84" calcext:value-type="float">
            <text:p>77.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466" calcext:value-type="float">
            <text:p>12466</text:p>
          </table:table-cell>
          <table:table-cell table:number-columns-repeated="6"/>
          <table:table-cell table:formula="of:=[.B725]/[.A725]" office:value-type="float" office:value="77.9125" calcext:value-type="float">
            <text:p>77.9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table:number-columns-repeated="6"/>
          <table:table-cell table:formula="of:=[.B726]/[.A726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10" calcext:value-type="float">
            <text:p>5910</text:p>
          </table:table-cell>
          <table:table-cell table:number-columns-repeated="6"/>
          <table:table-cell table:formula="of:=[.B727]/[.A727]" office:value-type="float" office:value="78.8" calcext:value-type="float">
            <text:p>78.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27" calcext:value-type="float">
            <text:p>4327</text:p>
          </table:table-cell>
          <table:table-cell table:number-columns-repeated="6"/>
          <table:table-cell table:formula="of:=[.B728]/[.A728]" office:value-type="float" office:value="78.6727272727273" calcext:value-type="float">
            <text:p>78.67272727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78" calcext:value-type="float">
            <text:p>1478</text:p>
          </table:table-cell>
          <table:table-cell table:number-columns-repeated="6"/>
          <table:table-cell table:formula="of:=[.B729]/[.A729]" office:value-type="float" office:value="77.7894736842105" calcext:value-type="float">
            <text:p>77.789473684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475" calcext:value-type="float">
            <text:p>7475</text:p>
          </table:table-cell>
          <table:table-cell table:number-columns-repeated="6"/>
          <table:table-cell table:formula="of:=[.B730]/[.A730]" office:value-type="float" office:value="79.5212765957447" calcext:value-type="float">
            <text:p>79.52127659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6" calcext:value-type="float">
            <text:p>946</text:p>
          </table:table-cell>
          <table:table-cell table:number-columns-repeated="6"/>
          <table:table-cell table:formula="of:=[.B731]/[.A731]" office:value-type="float" office:value="78.8333333333333" calcext:value-type="float">
            <text:p>78.83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96" calcext:value-type="float">
            <text:p>4796</text:p>
          </table:table-cell>
          <table:table-cell table:number-columns-repeated="6"/>
          <table:table-cell table:formula="of:=[.B732]/[.A732]" office:value-type="float" office:value="78.6229508196721" calcext:value-type="float">
            <text:p>78.62295081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formula="of:=[.B733]/[.A733]" office:value-type="float" office:value="78.3214285714286" calcext:value-type="float">
            <text:p>78.32142857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623" calcext:value-type="float">
            <text:p>6623</text:p>
          </table:table-cell>
          <table:table-cell table:number-columns-repeated="6"/>
          <table:table-cell table:formula="of:=[.B734]/[.A734]" office:value-type="float" office:value="78.8452380952381" calcext:value-type="float">
            <text:p>78.84523809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026" calcext:value-type="float">
            <text:p>7026</text:p>
          </table:table-cell>
          <table:table-cell table:number-columns-repeated="6"/>
          <table:table-cell table:formula="of:=[.B735]/[.A735]" office:value-type="float" office:value="78.9438202247191" calcext:value-type="float">
            <text:p>78.94382022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04" calcext:value-type="float">
            <text:p>5104</text:p>
          </table:table-cell>
          <table:table-cell table:number-columns-repeated="6"/>
          <table:table-cell table:formula="of:=[.B736]/[.A736]" office:value-type="float" office:value="78.5230769230769" calcext:value-type="float">
            <text:p>78.52307692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1" calcext:value-type="float">
            <text:p>1061</text:p>
          </table:table-cell>
          <table:table-cell table:number-columns-repeated="6"/>
          <table:table-cell table:formula="of:=[.B737]/[.A737]" office:value-type="float" office:value="75.7857142857143" calcext:value-type="float">
            <text:p>75.78571428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67" calcext:value-type="float">
            <text:p>4867</text:p>
          </table:table-cell>
          <table:table-cell table:number-columns-repeated="6"/>
          <table:table-cell table:formula="of:=[.B738]/[.A738]"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780" calcext:value-type="float">
            <text:p>6780</text:p>
          </table:table-cell>
          <table:table-cell table:number-columns-repeated="6"/>
          <table:table-cell table:formula="of:=[.B739]/[.A739]" office:value-type="float" office:value="77.9310344827586" calcext:value-type="float">
            <text:p>77.93103448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table:number-columns-repeated="6"/>
          <table:table-cell table:formula="of:=[.B740]/[.A740]" office:value-type="float" office:value="79.0666666666667" calcext:value-type="float">
            <text:p>79.06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04" calcext:value-type="float">
            <text:p>2904</text:p>
          </table:table-cell>
          <table:table-cell table:number-columns-repeated="6"/>
          <table:table-cell table:formula="of:=[.B741]/[.A741]" office:value-type="float" office:value="78.4864864864865" calcext:value-type="float">
            <text:p>78.48648648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30" calcext:value-type="float">
            <text:p>1430</text:p>
          </table:table-cell>
          <table:table-cell table:number-columns-repeated="6"/>
          <table:table-cell table:formula="of:=[.B742]/[.A742]" office:value-type="float" office:value="79.4444444444444" calcext:value-type="float">
            <text:p>79.44444444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86" calcext:value-type="float">
            <text:p>1486</text:p>
          </table:table-cell>
          <table:table-cell table:number-columns-repeated="6"/>
          <table:table-cell table:formula="of:=[.B743]/[.A743]" office:value-type="float" office:value="78.2105263157895" calcext:value-type="float">
            <text:p>78.210526315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7661" calcext:value-type="float">
            <text:p>17661</text:p>
          </table:table-cell>
          <table:table-cell table:number-columns-repeated="6"/>
          <table:table-cell table:formula="of:=[.B744]/[.A744]" office:value-type="float" office:value="78.1460176991151" calcext:value-type="float">
            <text:p>78.14601769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03" calcext:value-type="float">
            <text:p>7403</text:p>
          </table:table-cell>
          <table:table-cell table:number-columns-repeated="6"/>
          <table:table-cell table:formula="of:=[.B745]/[.A745]" office:value-type="float" office:value="77.9263157894737" calcext:value-type="float">
            <text:p>77.92631578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96" calcext:value-type="float">
            <text:p>7096</text:p>
          </table:table-cell>
          <table:table-cell table:number-columns-repeated="6"/>
          <table:table-cell table:formula="of:=[.B746]/[.A746]" office:value-type="float" office:value="78.8444444444445" calcext:value-type="float">
            <text:p>78.84444444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52" calcext:value-type="float">
            <text:p>7052</text:p>
          </table:table-cell>
          <table:table-cell table:number-columns-repeated="6"/>
          <table:table-cell table:formula="of:=[.B747]/[.A747]" office:value-type="float" office:value="78.3555555555556" calcext:value-type="float">
            <text:p>78.35555555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234" calcext:value-type="float">
            <text:p>8234</text:p>
          </table:table-cell>
          <table:table-cell table:number-columns-repeated="6"/>
          <table:table-cell table:formula="of:=[.B748]/[.A748]" office:value-type="float" office:value="78.4190476190476" calcext:value-type="float">
            <text:p>78.4190476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5" calcext:value-type="float">
            <text:p>625</text:p>
          </table:table-cell>
          <table:table-cell table:number-columns-repeated="6"/>
          <table:table-cell table:formula="of:=[.B749]/[.A749]" office:value-type="float" office:value="78.125" calcext:value-type="float">
            <text:p>78.1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46" calcext:value-type="float">
            <text:p>6546</text:p>
          </table:table-cell>
          <table:table-cell table:number-columns-repeated="6"/>
          <table:table-cell table:formula="of:=[.B750]/[.A750]" office:value-type="float" office:value="77.9285714285714" calcext:value-type="float">
            <text:p>77.92857142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984" calcext:value-type="float">
            <text:p>6984</text:p>
          </table:table-cell>
          <table:table-cell table:number-columns-repeated="6"/>
          <table:table-cell table:formula="of:=[.B751]/[.A751]" office:value-type="float" office:value="78.4719101123596" calcext:value-type="float">
            <text:p>78.47191011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788" calcext:value-type="float">
            <text:p>7788</text:p>
          </table:table-cell>
          <table:table-cell table:number-columns-repeated="6"/>
          <table:table-cell table:formula="of:=[.B752]/[.A752]" office:value-type="float" office:value="78.6666666666667" calcext:value-type="float">
            <text:p>78.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2" calcext:value-type="float">
            <text:p>1542</text:p>
          </table:table-cell>
          <table:table-cell table:number-columns-repeated="6"/>
          <table:table-cell table:formula="of:=[.B753]/[.A753]" office:value-type="float" office:value="77.1" calcext:value-type="float">
            <text:p>77.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89" calcext:value-type="float">
            <text:p>5989</text:p>
          </table:table-cell>
          <table:table-cell table:number-columns-repeated="6"/>
          <table:table-cell table:formula="of:=[.B754]/[.A754]" office:value-type="float" office:value="78.8026315789474" calcext:value-type="float">
            <text:p>78.80263157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48" calcext:value-type="float">
            <text:p>3148</text:p>
          </table:table-cell>
          <table:table-cell table:number-columns-repeated="6"/>
          <table:table-cell table:formula="of:=[.B755]/[.A755]" office:value-type="float" office:value="78.7" calcext:value-type="float">
            <text:p>78.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9619" calcext:value-type="float">
            <text:p>39619</text:p>
          </table:table-cell>
          <table:table-cell table:number-columns-repeated="6"/>
          <table:table-cell table:formula="of:=[.B756]/[.A756]" office:value-type="float" office:value="78.765407554672" calcext:value-type="float">
            <text:p>78.76540755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90" calcext:value-type="float">
            <text:p>3290</text:p>
          </table:table-cell>
          <table:table-cell table:number-columns-repeated="6"/>
          <table:table-cell table:formula="of:=[.B757]/[.A757]" office:value-type="float" office:value="78.3333333333333" calcext:value-type="float">
            <text:p>78.3333333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435" calcext:value-type="float">
            <text:p>5435</text:p>
          </table:table-cell>
          <table:table-cell table:number-columns-repeated="6"/>
          <table:table-cell table:formula="of:=[.B758]/[.A758]" office:value-type="float" office:value="78.768115942029" calcext:value-type="float">
            <text:p>78.7681159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40" calcext:value-type="float">
            <text:p>2140</text:p>
          </table:table-cell>
          <table:table-cell table:number-columns-repeated="6"/>
          <table:table-cell table:formula="of:=[.B759]/[.A759]" office:value-type="float" office:value="79.2592592592593" calcext:value-type="float">
            <text:p>79.25925925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table:number-columns-repeated="6"/>
          <table:table-cell table:formula="of:=[.B760]/[.A760]"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77" calcext:value-type="float">
            <text:p>5077</text:p>
          </table:table-cell>
          <table:table-cell table:number-columns-repeated="6"/>
          <table:table-cell table:formula="of:=[.B761]/[.A761]" office:value-type="float" office:value="78.1076923076923" calcext:value-type="float">
            <text:p>78.107692307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6989" calcext:value-type="float">
            <text:p>16989</text:p>
          </table:table-cell>
          <table:table-cell table:number-columns-repeated="6"/>
          <table:table-cell table:formula="of:=[.B762]/[.A762]" office:value-type="float" office:value="78.6527777777778" calcext:value-type="float">
            <text:p>78.65277777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59" calcext:value-type="float">
            <text:p>4459</text:p>
          </table:table-cell>
          <table:table-cell table:number-columns-repeated="6"/>
          <table:table-cell table:formula="of:=[.B763]/[.A763]" office:value-type="float" office:value="78.2280701754386" calcext:value-type="float">
            <text:p>78.22807017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985" calcext:value-type="float">
            <text:p>15985</text:p>
          </table:table-cell>
          <table:table-cell table:number-columns-repeated="6"/>
          <table:table-cell table:formula="of:=[.B764]/[.A764]" office:value-type="float" office:value="78.743842364532" calcext:value-type="float">
            <text:p>78.74384236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685" calcext:value-type="float">
            <text:p>10685</text:p>
          </table:table-cell>
          <table:table-cell table:number-columns-repeated="6"/>
          <table:table-cell table:formula="of:=[.B765]/[.A765]" office:value-type="float" office:value="79.1481481481482" calcext:value-type="float">
            <text:p>79.14814814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91" calcext:value-type="float">
            <text:p>1191</text:p>
          </table:table-cell>
          <table:table-cell table:number-columns-repeated="6"/>
          <table:table-cell table:formula="of:=[.B766]/[.A766]"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2" calcext:value-type="float">
            <text:p>1102</text:p>
          </table:table-cell>
          <table:table-cell table:number-columns-repeated="6"/>
          <table:table-cell table:formula="of:=[.B767]/[.A767]" office:value-type="float" office:value="78.7142857142857" calcext:value-type="float">
            <text:p>78.71428571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table:formula="of:=[.B768]/[.A768]" office:value-type="float" office:value="77.7307692307692" calcext:value-type="float">
            <text:p>77.730769230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1959" calcext:value-type="float">
            <text:p>21959</text:p>
          </table:table-cell>
          <table:table-cell table:number-columns-repeated="6"/>
          <table:table-cell table:formula="of:=[.B769]/[.A769]" office:value-type="float" office:value="78.7060931899642" calcext:value-type="float">
            <text:p>78.7060931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3331" calcext:value-type="float">
            <text:p>33331</text:p>
          </table:table-cell>
          <table:table-cell table:number-columns-repeated="6"/>
          <table:table-cell table:formula="of:=[.B770]/[.A770]" office:value-type="float" office:value="78.6108490566038" calcext:value-type="float">
            <text:p>78.61084905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676" calcext:value-type="float">
            <text:p>19676</text:p>
          </table:table-cell>
          <table:table-cell table:number-columns-repeated="6"/>
          <table:table-cell table:formula="of:=[.B771]/[.A771]" office:value-type="float" office:value="78.704" calcext:value-type="float">
            <text:p>78.70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272" calcext:value-type="float">
            <text:p>25272</text:p>
          </table:table-cell>
          <table:table-cell table:number-columns-repeated="6"/>
          <table:table-cell table:formula="of:=[.B772]/[.A772]" office:value-type="float" office:value="78.4844720496894" calcext:value-type="float">
            <text:p>78.48447204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554" calcext:value-type="float">
            <text:p>10554</text:p>
          </table:table-cell>
          <table:table-cell table:number-columns-repeated="6"/>
          <table:table-cell table:formula="of:=[.B773]/[.A773]" office:value-type="float" office:value="78.7611940298507" calcext:value-type="float">
            <text:p>78.76119402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table:formula="of:=[.B774]/[.A774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92" calcext:value-type="float">
            <text:p>2192</text:p>
          </table:table-cell>
          <table:table-cell table:number-columns-repeated="6"/>
          <table:table-cell table:formula="of:=[.B775]/[.A775]" office:value-type="float" office:value="78.2857142857143" calcext:value-type="float">
            <text:p>78.28571428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7" calcext:value-type="float">
            <text:p>2507</text:p>
          </table:table-cell>
          <table:table-cell table:number-columns-repeated="6"/>
          <table:table-cell table:formula="of:=[.B776]/[.A776]" office:value-type="float" office:value="78.34375" calcext:value-type="float">
            <text:p>78.343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226" calcext:value-type="float">
            <text:p>19226</text:p>
          </table:table-cell>
          <table:table-cell table:number-columns-repeated="6"/>
          <table:table-cell table:formula="of:=[.B777]/[.A777]" office:value-type="float" office:value="78.4734693877551" calcext:value-type="float">
            <text:p>78.47346938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33" calcext:value-type="float">
            <text:p>1033</text:p>
          </table:table-cell>
          <table:table-cell table:number-columns-repeated="6"/>
          <table:table-cell table:formula="of:=[.B778]/[.A778]" office:value-type="float" office:value="79.4615384615385" calcext:value-type="float">
            <text:p>79.46153846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35" calcext:value-type="float">
            <text:p>2035</text:p>
          </table:table-cell>
          <table:table-cell table:number-columns-repeated="6"/>
          <table:table-cell table:formula="of:=[.B779]/[.A779]" office:value-type="float" office:value="78.2692307692308" calcext:value-type="float">
            <text:p>78.26923076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3" calcext:value-type="float">
            <text:p>783</text:p>
          </table:table-cell>
          <table:table-cell table:number-columns-repeated="6"/>
          <table:table-cell table:formula="of:=[.B780]/[.A780]"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615" calcext:value-type="float">
            <text:p>19615</text:p>
          </table:table-cell>
          <table:table-cell table:number-columns-repeated="6"/>
          <table:table-cell table:formula="of:=[.B781]/[.A781]" office:value-type="float" office:value="78.46" calcext:value-type="float">
            <text:p>78.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33" calcext:value-type="float">
            <text:p>6733</text:p>
          </table:table-cell>
          <table:table-cell table:number-columns-repeated="6"/>
          <table:table-cell table:formula="of:=[.B782]/[.A782]" office:value-type="float" office:value="78.2906976744186" calcext:value-type="float">
            <text:p>78.290697674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913" calcext:value-type="float">
            <text:p>16913</text:p>
          </table:table-cell>
          <table:table-cell table:number-columns-repeated="6"/>
          <table:table-cell table:formula="of:=[.B783]/[.A783]" office:value-type="float" office:value="77.9400921658986" calcext:value-type="float">
            <text:p>77.94009216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8" calcext:value-type="float">
            <text:p>1098</text:p>
          </table:table-cell>
          <table:table-cell table:number-columns-repeated="6"/>
          <table:table-cell table:formula="of:=[.B784]/[.A784]" office:value-type="float" office:value="78.4285714285714" calcext:value-type="float">
            <text:p>78.42857142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65" calcext:value-type="float">
            <text:p>3465</text:p>
          </table:table-cell>
          <table:table-cell table:number-columns-repeated="6"/>
          <table:table-cell table:formula="of:=[.B785]/[.A785]"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10" calcext:value-type="float">
            <text:p>5610</text:p>
          </table:table-cell>
          <table:table-cell table:number-columns-repeated="6"/>
          <table:table-cell table:formula="of:=[.B786]/[.A786]" office:value-type="float" office:value="77.9166666666667" calcext:value-type="float">
            <text:p>77.9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6" calcext:value-type="float">
            <text:p>556</text:p>
          </table:table-cell>
          <table:table-cell table:number-columns-repeated="6"/>
          <table:table-cell table:formula="of:=[.B787]/[.A787]" office:value-type="float" office:value="79.4285714285714" calcext:value-type="float">
            <text:p>79.428571428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9195" calcext:value-type="float">
            <text:p>19195</text:p>
          </table:table-cell>
          <table:table-cell table:number-columns-repeated="6"/>
          <table:table-cell table:formula="of:=[.B788]/[.A788]" office:value-type="float" office:value="78.0284552845528" calcext:value-type="float">
            <text:p>78.02845528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00" calcext:value-type="float">
            <text:p>13300</text:p>
          </table:table-cell>
          <table:table-cell table:number-columns-repeated="6"/>
          <table:table-cell table:formula="of:=[.B789]/[.A789]" office:value-type="float" office:value="78.2352941176471" calcext:value-type="float">
            <text:p>78.23529411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82" calcext:value-type="float">
            <text:p>2482</text:p>
          </table:table-cell>
          <table:table-cell table:number-columns-repeated="6"/>
          <table:table-cell table:formula="of:=[.B790]/[.A790]" office:value-type="float" office:value="77.5625" calcext:value-type="float">
            <text:p>77.56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50" calcext:value-type="float">
            <text:p>3350</text:p>
          </table:table-cell>
          <table:table-cell table:number-columns-repeated="6"/>
          <table:table-cell table:formula="of:=[.B791]/[.A791]" office:value-type="float" office:value="77.9069767441861" calcext:value-type="float">
            <text:p>77.90697674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98" calcext:value-type="float">
            <text:p>3998</text:p>
          </table:table-cell>
          <table:table-cell table:number-columns-repeated="6"/>
          <table:table-cell table:formula="of:=[.B792]/[.A792]" office:value-type="float" office:value="78.3921568627451" calcext:value-type="float">
            <text:p>78.39215686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09" calcext:value-type="float">
            <text:p>3309</text:p>
          </table:table-cell>
          <table:table-cell table:number-columns-repeated="6"/>
          <table:table-cell table:formula="of:=[.B793]/[.A793]" office:value-type="float" office:value="78.7857142857143" calcext:value-type="float">
            <text:p>78.7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4" calcext:value-type="float">
            <text:p>394</text:p>
          </table:table-cell>
          <table:table-cell table:number-columns-repeated="6"/>
          <table:table-cell table:formula="of:=[.B794]/[.A794]" office:value-type="float" office:value="78.8" calcext:value-type="float">
            <text:p>78.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98" calcext:value-type="float">
            <text:p>4498</text:p>
          </table:table-cell>
          <table:table-cell table:number-columns-repeated="6"/>
          <table:table-cell table:formula="of:=[.B795]/[.A795]" office:value-type="float" office:value="77.551724137931" calcext:value-type="float">
            <text:p>77.55172413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0" calcext:value-type="float">
            <text:p>850</text:p>
          </table:table-cell>
          <table:table-cell table:number-columns-repeated="6"/>
          <table:table-cell table:formula="of:=[.B796]/[.A796]" office:value-type="float" office:value="77.2727272727273" calcext:value-type="float">
            <text:p>77.272727272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007" calcext:value-type="float">
            <text:p>9007</text:p>
          </table:table-cell>
          <table:table-cell table:number-columns-repeated="6"/>
          <table:table-cell table:formula="of:=[.B797]/[.A797]" office:value-type="float" office:value="78.3217391304348" calcext:value-type="float">
            <text:p>78.32173913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165" calcext:value-type="float">
            <text:p>8165</text:p>
          </table:table-cell>
          <table:table-cell table:number-columns-repeated="6"/>
          <table:table-cell table:formula="of:=[.B798]/[.A798]" office:value-type="float" office:value="77.7619047619048" calcext:value-type="float">
            <text:p>77.76190476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237" calcext:value-type="float">
            <text:p>14237</text:p>
          </table:table-cell>
          <table:table-cell table:number-columns-repeated="6"/>
          <table:table-cell table:formula="of:=[.B799]/[.A799]" office:value-type="float" office:value="78.2252747252747" calcext:value-type="float">
            <text:p>78.225274725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142" calcext:value-type="float">
            <text:p>7142</text:p>
          </table:table-cell>
          <table:table-cell table:number-columns-repeated="6"/>
          <table:table-cell table:formula="of:=[.B800]/[.A800]" office:value-type="float" office:value="78.4835164835165" calcext:value-type="float">
            <text:p>78.48351648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43" calcext:value-type="float">
            <text:p>5443</text:p>
          </table:table-cell>
          <table:table-cell table:number-columns-repeated="6"/>
          <table:table-cell table:formula="of:=[.B801]/[.A801]" office:value-type="float" office:value="77.7571428571429" calcext:value-type="float">
            <text:p>77.75714285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30" calcext:value-type="float">
            <text:p>3830</text:p>
          </table:table-cell>
          <table:table-cell table:number-columns-repeated="6"/>
          <table:table-cell table:formula="of:=[.B802]/[.A802]" office:value-type="float" office:value="78.1632653061225" calcext:value-type="float">
            <text:p>78.163265306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559" calcext:value-type="float">
            <text:p>11559</text:p>
          </table:table-cell>
          <table:table-cell table:number-columns-repeated="6"/>
          <table:table-cell table:formula="of:=[.B803]/[.A803]" office:value-type="float" office:value="78.1013513513514" calcext:value-type="float">
            <text:p>78.10135135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86" calcext:value-type="float">
            <text:p>1486</text:p>
          </table:table-cell>
          <table:table-cell table:number-columns-repeated="6"/>
          <table:table-cell table:formula="of:=[.B804]/[.A804]" office:value-type="float" office:value="78.2105263157895" calcext:value-type="float">
            <text:p>78.21052631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4" calcext:value-type="float">
            <text:p>944</text:p>
          </table:table-cell>
          <table:table-cell table:number-columns-repeated="6"/>
          <table:table-cell table:formula="of:=[.B805]/[.A805]" office:value-type="float" office:value="78.6666666666667" calcext:value-type="float">
            <text:p>78.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42" calcext:value-type="float">
            <text:p>1342</text:p>
          </table:table-cell>
          <table:table-cell table:number-columns-repeated="6"/>
          <table:table-cell table:formula="of:=[.B806]/[.A806]" office:value-type="float" office:value="78.9411764705882" calcext:value-type="float">
            <text:p>78.94117647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42" calcext:value-type="float">
            <text:p>3942</text:p>
          </table:table-cell>
          <table:table-cell table:number-columns-repeated="6"/>
          <table:table-cell table:formula="of:=[.B807]/[.A807]" office:value-type="float" office:value="78.84" calcext:value-type="float">
            <text:p>78.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97" calcext:value-type="float">
            <text:p>1497</text:p>
          </table:table-cell>
          <table:table-cell table:number-columns-repeated="6"/>
          <table:table-cell table:formula="of:=[.B808]/[.A808]" office:value-type="float" office:value="78.7894736842105" calcext:value-type="float">
            <text:p>78.789473684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861" calcext:value-type="float">
            <text:p>15861</text:p>
          </table:table-cell>
          <table:table-cell table:number-columns-repeated="6"/>
          <table:table-cell table:formula="of:=[.B809]/[.A809]" office:value-type="float" office:value="78.519801980198" calcext:value-type="float">
            <text:p>78.51980198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41" calcext:value-type="float">
            <text:p>3941</text:p>
          </table:table-cell>
          <table:table-cell table:number-columns-repeated="6"/>
          <table:table-cell table:formula="of:=[.B810]/[.A810]" office:value-type="float" office:value="78.82" calcext:value-type="float">
            <text:p>78.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29" calcext:value-type="float">
            <text:p>3829</text:p>
          </table:table-cell>
          <table:table-cell table:number-columns-repeated="6"/>
          <table:table-cell table:formula="of:=[.B811]/[.A811]" office:value-type="float" office:value="78.1428571428571" calcext:value-type="float">
            <text:p>78.14285714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28" calcext:value-type="float">
            <text:p>2128</text:p>
          </table:table-cell>
          <table:table-cell table:number-columns-repeated="6"/>
          <table:table-cell table:formula="of:=[.B812]/[.A812]" office:value-type="float" office:value="78.8148148148148" calcext:value-type="float">
            <text:p>78.81481481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749" calcext:value-type="float">
            <text:p>10749</text:p>
          </table:table-cell>
          <table:table-cell table:number-columns-repeated="6"/>
          <table:table-cell table:formula="of:=[.B813]/[.A813]" office:value-type="float" office:value="78.4598540145985" calcext:value-type="float">
            <text:p>78.459854014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398" calcext:value-type="float">
            <text:p>12398</text:p>
          </table:table-cell>
          <table:table-cell table:number-columns-repeated="6"/>
          <table:table-cell table:formula="of:=[.B814]/[.A814]" office:value-type="float" office:value="78.4683544303798" calcext:value-type="float">
            <text:p>78.46835443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12" calcext:value-type="float">
            <text:p>1812</text:p>
          </table:table-cell>
          <table:table-cell table:number-columns-repeated="6"/>
          <table:table-cell table:formula="of:=[.B815]/[.A815]" office:value-type="float" office:value="78.7826086956522" calcext:value-type="float">
            <text:p>78.78260869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4" calcext:value-type="float">
            <text:p>794</text:p>
          </table:table-cell>
          <table:table-cell table:number-columns-repeated="6"/>
          <table:table-cell table:formula="of:=[.B816]/[.A816]"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300" calcext:value-type="float">
            <text:p>25300</text:p>
          </table:table-cell>
          <table:table-cell table:number-columns-repeated="6"/>
          <table:table-cell table:formula="of:=[.B817]/[.A817]" office:value-type="float" office:value="78.816199376947" calcext:value-type="float">
            <text:p>78.81619937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42" calcext:value-type="float">
            <text:p>6242</text:p>
          </table:table-cell>
          <table:table-cell table:number-columns-repeated="6"/>
          <table:table-cell table:formula="of:=[.B818]/[.A818]" office:value-type="float" office:value="78.025" calcext:value-type="float">
            <text:p>78.0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642" calcext:value-type="float">
            <text:p>4642</text:p>
          </table:table-cell>
          <table:table-cell table:number-columns-repeated="6"/>
          <table:table-cell table:formula="of:=[.B819]/[.A819]" office:value-type="float" office:value="78.6779661016949" calcext:value-type="float">
            <text:p>78.67796610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42" calcext:value-type="float">
            <text:p>3942</text:p>
          </table:table-cell>
          <table:table-cell table:number-columns-repeated="6"/>
          <table:table-cell table:formula="of:=[.B820]/[.A820]" office:value-type="float" office:value="78.84" calcext:value-type="float">
            <text:p>78.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695" calcext:value-type="float">
            <text:p>8695</text:p>
          </table:table-cell>
          <table:table-cell table:number-columns-repeated="6"/>
          <table:table-cell table:formula="of:=[.B821]/[.A821]" office:value-type="float" office:value="79.0454545454545" calcext:value-type="float">
            <text:p>79.04545454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236" calcext:value-type="float">
            <text:p>6236</text:p>
          </table:table-cell>
          <table:table-cell table:number-columns-repeated="6"/>
          <table:table-cell table:formula="of:=[.B822]/[.A822]" office:value-type="float" office:value="78.9367088607595" calcext:value-type="float">
            <text:p>78.93670886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677" calcext:value-type="float">
            <text:p>6677</text:p>
          </table:table-cell>
          <table:table-cell table:number-columns-repeated="6"/>
          <table:table-cell table:formula="of:=[.B823]/[.A823]" office:value-type="float" office:value="78.5529411764706" calcext:value-type="float">
            <text:p>78.55294117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964" calcext:value-type="float">
            <text:p>13964</text:p>
          </table:table-cell>
          <table:table-cell table:number-columns-repeated="6"/>
          <table:table-cell table:formula="of:=[.B824]/[.A824]" office:value-type="float" office:value="78.4494382022472" calcext:value-type="float">
            <text:p>78.449438202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1445" calcext:value-type="float">
            <text:p>21445</text:p>
          </table:table-cell>
          <table:table-cell table:number-columns-repeated="6"/>
          <table:table-cell table:formula="of:=[.B825]/[.A825]" office:value-type="float" office:value="78.5531135531136" calcext:value-type="float">
            <text:p>78.553113553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231" calcext:value-type="float">
            <text:p>16231</text:p>
          </table:table-cell>
          <table:table-cell table:number-columns-repeated="6"/>
          <table:table-cell table:formula="of:=[.B826]/[.A826]" office:value-type="float" office:value="78.0336538461538" calcext:value-type="float">
            <text:p>78.03365384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505" calcext:value-type="float">
            <text:p>6505</text:p>
          </table:table-cell>
          <table:table-cell table:number-columns-repeated="6"/>
          <table:table-cell table:formula="of:=[.B827]/[.A827]" office:value-type="float" office:value="78.3734939759036" calcext:value-type="float">
            <text:p>78.37349397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90" calcext:value-type="float">
            <text:p>3790</text:p>
          </table:table-cell>
          <table:table-cell table:number-columns-repeated="6"/>
          <table:table-cell table:formula="of:=[.B828]/[.A828]" office:value-type="float" office:value="77.3469387755102" calcext:value-type="float">
            <text:p>77.34693877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85" calcext:value-type="float">
            <text:p>2985</text:p>
          </table:table-cell>
          <table:table-cell table:number-columns-repeated="6"/>
          <table:table-cell table:formula="of:=[.B829]/[.A829]" office:value-type="float" office:value="76.5384615384615" calcext:value-type="float">
            <text:p>76.53846153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956" calcext:value-type="float">
            <text:p>6956</text:p>
          </table:table-cell>
          <table:table-cell table:number-columns-repeated="6"/>
          <table:table-cell table:formula="of:=[.B830]/[.A830]" office:value-type="float" office:value="79.0454545454545" calcext:value-type="float">
            <text:p>79.04545454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20" calcext:value-type="float">
            <text:p>4820</text:p>
          </table:table-cell>
          <table:table-cell table:number-columns-repeated="6"/>
          <table:table-cell table:formula="of:=[.B831]/[.A831]" office:value-type="float" office:value="77.741935483871" calcext:value-type="float">
            <text:p>77.741935483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288" calcext:value-type="float">
            <text:p>12288</text:p>
          </table:table-cell>
          <table:table-cell table:number-columns-repeated="6"/>
          <table:table-cell table:formula="of:=[.B832]/[.A832]" office:value-type="float" office:value="78.2675159235669" calcext:value-type="float">
            <text:p>78.267515923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34" calcext:value-type="float">
            <text:p>14534</text:p>
          </table:table-cell>
          <table:table-cell table:number-columns-repeated="6"/>
          <table:table-cell table:formula="of:=[.B833]/[.A833]" office:value-type="float" office:value="78.5621621621622" calcext:value-type="float">
            <text:p>78.56216216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52" calcext:value-type="float">
            <text:p>1652</text:p>
          </table:table-cell>
          <table:table-cell table:number-columns-repeated="6"/>
          <table:table-cell table:formula="of:=[.B834]/[.A834]" office:value-type="float" office:value="78.6666666666667" calcext:value-type="float">
            <text:p>78.666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90" calcext:value-type="float">
            <text:p>6390</text:p>
          </table:table-cell>
          <table:table-cell table:number-columns-repeated="6"/>
          <table:table-cell table:formula="of:=[.B835]/[.A835]" office:value-type="float" office:value="77.9268292682927" calcext:value-type="float">
            <text:p>77.92682926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39" calcext:value-type="float">
            <text:p>12539</text:p>
          </table:table-cell>
          <table:table-cell table:number-columns-repeated="6"/>
          <table:table-cell table:formula="of:=[.B836]/[.A836]" office:value-type="float" office:value="78.36875" calcext:value-type="float">
            <text:p>78.368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870" calcext:value-type="float">
            <text:p>11870</text:p>
          </table:table-cell>
          <table:table-cell table:number-columns-repeated="6"/>
          <table:table-cell table:formula="of:=[.B837]/[.A837]" office:value-type="float" office:value="78.0921052631579" calcext:value-type="float">
            <text:p>78.09210526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969" calcext:value-type="float">
            <text:p>11969</text:p>
          </table:table-cell>
          <table:table-cell table:number-columns-repeated="6"/>
          <table:table-cell table:formula="of:=[.B838]/[.A838]" office:value-type="float" office:value="78.2287581699346" calcext:value-type="float">
            <text:p>78.22875816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19" calcext:value-type="float">
            <text:p>3819</text:p>
          </table:table-cell>
          <table:table-cell table:number-columns-repeated="6"/>
          <table:table-cell table:formula="of:=[.B839]/[.A839]" office:value-type="float" office:value="77.9387755102041" calcext:value-type="float">
            <text:p>77.93877551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55" calcext:value-type="float">
            <text:p>9255</text:p>
          </table:table-cell>
          <table:table-cell table:number-columns-repeated="6"/>
          <table:table-cell table:formula="of:=[.B840]/[.A840]" office:value-type="float" office:value="78.4322033898305" calcext:value-type="float">
            <text:p>78.43220338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05" calcext:value-type="float">
            <text:p>4105</text:p>
          </table:table-cell>
          <table:table-cell table:number-columns-repeated="6"/>
          <table:table-cell table:formula="of:=[.B841]/[.A841]" office:value-type="float" office:value="78.9423076923077" calcext:value-type="float">
            <text:p>78.94230769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303" calcext:value-type="float">
            <text:p>14303</text:p>
          </table:table-cell>
          <table:table-cell table:number-columns-repeated="6"/>
          <table:table-cell table:formula="of:=[.B842]/[.A842]" office:value-type="float" office:value="78.1584699453552" calcext:value-type="float">
            <text:p>78.15846994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288" calcext:value-type="float">
            <text:p>7288</text:p>
          </table:table-cell>
          <table:table-cell table:number-columns-repeated="6"/>
          <table:table-cell table:formula="of:=[.B843]/[.A843]" office:value-type="float" office:value="78.3655913978495" calcext:value-type="float">
            <text:p>78.36559139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74" calcext:value-type="float">
            <text:p>2774</text:p>
          </table:table-cell>
          <table:table-cell table:number-columns-repeated="6"/>
          <table:table-cell table:formula="of:=[.B844]/[.A844]" office:value-type="float" office:value="79.2571428571429" calcext:value-type="float">
            <text:p>79.25714285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12" calcext:value-type="float">
            <text:p>3612</text:p>
          </table:table-cell>
          <table:table-cell table:number-columns-repeated="6"/>
          <table:table-cell table:formula="of:=[.B845]/[.A845]" office:value-type="float" office:value="78.5217391304348" calcext:value-type="float">
            <text:p>78.52173913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table:number-columns-repeated="6"/>
          <table:table-cell table:formula="of:=[.B846]/[.A846]"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27" calcext:value-type="float">
            <text:p>3627</text:p>
          </table:table-cell>
          <table:table-cell table:number-columns-repeated="6"/>
          <table:table-cell table:formula="of:=[.B847]/[.A847]" office:value-type="float" office:value="78.8478260869565" calcext:value-type="float">
            <text:p>78.8478260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05" calcext:value-type="float">
            <text:p>1805</text:p>
          </table:table-cell>
          <table:table-cell table:number-columns-repeated="6"/>
          <table:table-cell table:formula="of:=[.B848]/[.A848]" office:value-type="float" office:value="78.4782608695652" calcext:value-type="float">
            <text:p>78.4782608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table:number-columns-repeated="6"/>
          <table:table-cell table:formula="of:=[.B849]/[.A849]"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67" calcext:value-type="float">
            <text:p>4267</text:p>
          </table:table-cell>
          <table:table-cell table:number-columns-repeated="6"/>
          <table:table-cell table:formula="of:=[.B850]/[.A850]" office:value-type="float" office:value="77.5818181818182" calcext:value-type="float">
            <text:p>77.58181818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700" calcext:value-type="float">
            <text:p>14700</text:p>
          </table:table-cell>
          <table:table-cell table:number-columns-repeated="6"/>
          <table:table-cell table:formula="of:=[.B851]/[.A851]" office:value-type="float" office:value="79.0322580645161" calcext:value-type="float">
            <text:p>79.03225806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39" calcext:value-type="float">
            <text:p>1039</text:p>
          </table:table-cell>
          <table:table-cell table:number-columns-repeated="6"/>
          <table:table-cell table:formula="of:=[.B852]/[.A852]" office:value-type="float" office:value="79.9230769230769" calcext:value-type="float">
            <text:p>79.92307692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20" calcext:value-type="float">
            <text:p>1820</text:p>
          </table:table-cell>
          <table:table-cell table:number-columns-repeated="6"/>
          <table:table-cell table:formula="of:=[.B853]/[.A853]" office:value-type="float" office:value="79.1304347826087" calcext:value-type="float">
            <text:p>79.13043478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155" calcext:value-type="float">
            <text:p>10155</text:p>
          </table:table-cell>
          <table:table-cell table:number-columns-repeated="6"/>
          <table:table-cell table:formula="of:=[.B854]/[.A854]" office:value-type="float" office:value="77.5190839694657" calcext:value-type="float">
            <text:p>77.51908396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table:number-columns-repeated="6"/>
          <table:table-cell table:formula="of:=[.B855]/[.A855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383" calcext:value-type="float">
            <text:p>14383</text:p>
          </table:table-cell>
          <table:table-cell table:number-columns-repeated="6"/>
          <table:table-cell table:formula="of:=[.B856]/[.A856]" office:value-type="float" office:value="78.5956284153006" calcext:value-type="float">
            <text:p>78.59562841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33" calcext:value-type="float">
            <text:p>7033</text:p>
          </table:table-cell>
          <table:table-cell table:number-columns-repeated="6"/>
          <table:table-cell table:formula="of:=[.B857]/[.A857]" office:value-type="float" office:value="78.1444444444445" calcext:value-type="float">
            <text:p>78.14444444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8" calcext:value-type="float">
            <text:p>1168</text:p>
          </table:table-cell>
          <table:table-cell table:number-columns-repeated="6"/>
          <table:table-cell table:formula="of:=[.B858]/[.A858]" office:value-type="float" office:value="77.8666666666667" calcext:value-type="float">
            <text:p>77.866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92" calcext:value-type="float">
            <text:p>6392</text:p>
          </table:table-cell>
          <table:table-cell table:number-columns-repeated="6"/>
          <table:table-cell table:formula="of:=[.B859]/[.A859]" office:value-type="float" office:value="77.9512195121951" calcext:value-type="float">
            <text:p>77.95121951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04" calcext:value-type="float">
            <text:p>1804</text:p>
          </table:table-cell>
          <table:table-cell table:number-columns-repeated="6"/>
          <table:table-cell table:formula="of:=[.B860]/[.A860]" office:value-type="float" office:value="78.4347826086957" calcext:value-type="float">
            <text:p>78.43478260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table:number-columns-repeated="6"/>
          <table:table-cell table:formula="of:=[.B861]/[.A861]" office:value-type="float" office:value="81.6666666666667" calcext:value-type="float">
            <text:p>81.6666666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43" calcext:value-type="float">
            <text:p>4143</text:p>
          </table:table-cell>
          <table:table-cell table:number-columns-repeated="6"/>
          <table:table-cell table:formula="of:=[.B862]/[.A862]" office:value-type="float" office:value="78.1698113207547" calcext:value-type="float">
            <text:p>78.16981132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030" calcext:value-type="float">
            <text:p>8030</text:p>
          </table:table-cell>
          <table:table-cell table:number-columns-repeated="6"/>
          <table:table-cell table:formula="of:=[.B863]/[.A863]" office:value-type="float" office:value="77.9611650485437" calcext:value-type="float">
            <text:p>77.961165048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107" calcext:value-type="float">
            <text:p>17107</text:p>
          </table:table-cell>
          <table:table-cell table:number-columns-repeated="6"/>
          <table:table-cell table:formula="of:=[.B864]/[.A864]" office:value-type="float" office:value="78.4724770642202" calcext:value-type="float">
            <text:p>78.47247706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72" calcext:value-type="float">
            <text:p>2372</text:p>
          </table:table-cell>
          <table:table-cell table:number-columns-repeated="6"/>
          <table:table-cell table:formula="of:=[.B865]/[.A865]" office:value-type="float" office:value="79.0666666666667" calcext:value-type="float">
            <text:p>79.06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08" calcext:value-type="float">
            <text:p>4408</text:p>
          </table:table-cell>
          <table:table-cell table:number-columns-repeated="6"/>
          <table:table-cell table:formula="of:=[.B866]/[.A866]" office:value-type="float" office:value="78.7142857142857" calcext:value-type="float">
            <text:p>78.714285714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916" calcext:value-type="float">
            <text:p>11916</text:p>
          </table:table-cell>
          <table:table-cell table:number-columns-repeated="6"/>
          <table:table-cell table:formula="of:=[.B867]/[.A867]" office:value-type="float" office:value="78.3947368421053" calcext:value-type="float">
            <text:p>78.39473684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055" calcext:value-type="float">
            <text:p>8055</text:p>
          </table:table-cell>
          <table:table-cell table:number-columns-repeated="6"/>
          <table:table-cell table:formula="of:=[.B868]/[.A868]" office:value-type="float" office:value="78.9705882352941" calcext:value-type="float">
            <text:p>78.97058823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03" calcext:value-type="float">
            <text:p>4303</text:p>
          </table:table-cell>
          <table:table-cell table:number-columns-repeated="6"/>
          <table:table-cell table:formula="of:=[.B869]/[.A869]" office:value-type="float" office:value="78.2363636363636" calcext:value-type="float">
            <text:p>78.23636363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41" calcext:value-type="float">
            <text:p>6541</text:p>
          </table:table-cell>
          <table:table-cell table:number-columns-repeated="6"/>
          <table:table-cell table:formula="of:=[.B870]/[.A870]" office:value-type="float" office:value="77.8690476190476" calcext:value-type="float">
            <text:p>77.8690476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2" calcext:value-type="float">
            <text:p>1022</text:p>
          </table:table-cell>
          <table:table-cell table:number-columns-repeated="6"/>
          <table:table-cell table:formula="of:=[.B871]/[.A871]" office:value-type="float" office:value="78.6153846153846" calcext:value-type="float">
            <text:p>78.6153846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5" calcext:value-type="float">
            <text:p>1015</text:p>
          </table:table-cell>
          <table:table-cell table:number-columns-repeated="6"/>
          <table:table-cell table:formula="of:=[.B872]/[.A872]" office:value-type="float" office:value="78.0769230769231" calcext:value-type="float">
            <text:p>78.07692307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77" calcext:value-type="float">
            <text:p>2177</text:p>
          </table:table-cell>
          <table:table-cell table:number-columns-repeated="6"/>
          <table:table-cell table:formula="of:=[.B873]/[.A873]" office:value-type="float" office:value="77.75" calcext:value-type="float">
            <text:p>77.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866" calcext:value-type="float">
            <text:p>10866</text:p>
          </table:table-cell>
          <table:table-cell table:number-columns-repeated="6"/>
          <table:table-cell table:formula="of:=[.B874]/[.A874]" office:value-type="float" office:value="78.1726618705036" calcext:value-type="float">
            <text:p>78.17266187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67" calcext:value-type="float">
            <text:p>2467</text:p>
          </table:table-cell>
          <table:table-cell table:number-columns-repeated="6"/>
          <table:table-cell table:formula="of:=[.B875]/[.A875]" office:value-type="float" office:value="79.5806451612903" calcext:value-type="float">
            <text:p>79.58064516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99" calcext:value-type="float">
            <text:p>3999</text:p>
          </table:table-cell>
          <table:table-cell table:number-columns-repeated="6"/>
          <table:table-cell table:formula="of:=[.B876]/[.A876]" office:value-type="float" office:value="78.4117647058824" calcext:value-type="float">
            <text:p>78.411764705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140" calcext:value-type="float">
            <text:p>21140</text:p>
          </table:table-cell>
          <table:table-cell table:number-columns-repeated="6"/>
          <table:table-cell table:formula="of:=[.B877]/[.A877]" office:value-type="float" office:value="78.2962962962963" calcext:value-type="float">
            <text:p>78.2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9" calcext:value-type="float">
            <text:p>829</text:p>
          </table:table-cell>
          <table:table-cell table:number-columns-repeated="6"/>
          <table:table-cell table:formula="of:=[.B878]/[.A878]" office:value-type="float" office:value="75.3636363636364" calcext:value-type="float">
            <text:p>75.36363636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71" calcext:value-type="float">
            <text:p>3171</text:p>
          </table:table-cell>
          <table:table-cell table:number-columns-repeated="6"/>
          <table:table-cell table:formula="of:=[.B879]/[.A879]" office:value-type="float" office:value="79.275" calcext:value-type="float">
            <text:p>79.2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73" calcext:value-type="float">
            <text:p>7873</text:p>
          </table:table-cell>
          <table:table-cell table:number-columns-repeated="6"/>
          <table:table-cell table:formula="of:=[.B880]/[.A880]" office:value-type="float" office:value="78.73" calcext:value-type="float">
            <text:p>78.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936" calcext:value-type="float">
            <text:p>7936</text:p>
          </table:table-cell>
          <table:table-cell table:number-columns-repeated="6"/>
          <table:table-cell table:formula="of:=[.B881]/[.A881]" office:value-type="float" office:value="78.5742574257426" calcext:value-type="float">
            <text:p>78.57425742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63" calcext:value-type="float">
            <text:p>1263</text:p>
          </table:table-cell>
          <table:table-cell table:number-columns-repeated="6"/>
          <table:table-cell table:formula="of:=[.B882]/[.A882]" office:value-type="float" office:value="78.9375" calcext:value-type="float">
            <text:p>78.93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23" calcext:value-type="float">
            <text:p>3823</text:p>
          </table:table-cell>
          <table:table-cell table:number-columns-repeated="6"/>
          <table:table-cell table:formula="of:=[.B883]/[.A883]" office:value-type="float" office:value="78.0204081632653" calcext:value-type="float">
            <text:p>78.02040816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171" calcext:value-type="float">
            <text:p>11171</text:p>
          </table:table-cell>
          <table:table-cell table:number-columns-repeated="6"/>
          <table:table-cell table:formula="of:=[.B884]/[.A884]" office:value-type="float" office:value="78.669014084507" calcext:value-type="float">
            <text:p>78.66901408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50" calcext:value-type="float">
            <text:p>7850</text:p>
          </table:table-cell>
          <table:table-cell table:number-columns-repeated="6"/>
          <table:table-cell table:formula="of:=[.B885]/[.A885]"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229" calcext:value-type="float">
            <text:p>17229</text:p>
          </table:table-cell>
          <table:table-cell table:number-columns-repeated="6"/>
          <table:table-cell table:formula="of:=[.B886]/[.A886]" office:value-type="float" office:value="78.6712328767123" calcext:value-type="float">
            <text:p>78.67123287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41" calcext:value-type="float">
            <text:p>1341</text:p>
          </table:table-cell>
          <table:table-cell table:number-columns-repeated="6"/>
          <table:table-cell table:formula="of:=[.B887]/[.A887]" office:value-type="float" office:value="78.8823529411765" calcext:value-type="float">
            <text:p>78.88235294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89" calcext:value-type="float">
            <text:p>4989</text:p>
          </table:table-cell>
          <table:table-cell table:number-columns-repeated="6"/>
          <table:table-cell table:formula="of:=[.B888]/[.A888]" office:value-type="float" office:value="79.1904761904762" calcext:value-type="float">
            <text:p>79.19047619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27" calcext:value-type="float">
            <text:p>3227</text:p>
          </table:table-cell>
          <table:table-cell table:number-columns-repeated="6"/>
          <table:table-cell table:formula="of:=[.B889]/[.A889]" office:value-type="float" office:value="78.7073170731707" calcext:value-type="float">
            <text:p>78.70731707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0" calcext:value-type="float">
            <text:p>1010</text:p>
          </table:table-cell>
          <table:table-cell table:number-columns-repeated="6"/>
          <table:table-cell table:formula="of:=[.B890]/[.A890]" office:value-type="float" office:value="77.6923076923077" calcext:value-type="float">
            <text:p>77.69230769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table:number-columns-repeated="6"/>
          <table:table-cell table:formula="of:=[.B891]/[.A891]"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3" calcext:value-type="float">
            <text:p>703</text:p>
          </table:table-cell>
          <table:table-cell table:number-columns-repeated="6"/>
          <table:table-cell table:formula="of:=[.B892]/[.A892]" office:value-type="float" office:value="78.1111111111111" calcext:value-type="float">
            <text:p>78.11111111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57" calcext:value-type="float">
            <text:p>4157</text:p>
          </table:table-cell>
          <table:table-cell table:number-columns-repeated="6"/>
          <table:table-cell table:formula="of:=[.B893]/[.A893]" office:value-type="float" office:value="78.433962264151" calcext:value-type="float">
            <text:p>78.43396226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26" calcext:value-type="float">
            <text:p>7426</text:p>
          </table:table-cell>
          <table:table-cell table:number-columns-repeated="6"/>
          <table:table-cell table:formula="of:=[.B894]/[.A894]" office:value-type="float" office:value="78.1684210526316" calcext:value-type="float">
            <text:p>78.16842105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6254" calcext:value-type="float">
            <text:p>16254</text:p>
          </table:table-cell>
          <table:table-cell table:number-columns-repeated="6"/>
          <table:table-cell table:formula="of:=[.B895]/[.A895]" office:value-type="float" office:value="78.5217391304348" calcext:value-type="float">
            <text:p>78.521739130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561" calcext:value-type="float">
            <text:p>21561</text:p>
          </table:table-cell>
          <table:table-cell table:number-columns-repeated="6"/>
          <table:table-cell table:formula="of:=[.B896]/[.A896]" office:value-type="float" office:value="78.1195652173913" calcext:value-type="float">
            <text:p>78.119565217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849" calcext:value-type="float">
            <text:p>10849</text:p>
          </table:table-cell>
          <table:table-cell table:number-columns-repeated="6"/>
          <table:table-cell table:formula="of:=[.B897]/[.A897]" office:value-type="float" office:value="78.0503597122302" calcext:value-type="float">
            <text:p>78.05035971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71" calcext:value-type="float">
            <text:p>2971</text:p>
          </table:table-cell>
          <table:table-cell table:number-columns-repeated="6"/>
          <table:table-cell table:formula="of:=[.B898]/[.A898]" office:value-type="float" office:value="78.1842105263158" calcext:value-type="float">
            <text:p>78.18421052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39" calcext:value-type="float">
            <text:p>3539</text:p>
          </table:table-cell>
          <table:table-cell table:number-columns-repeated="6"/>
          <table:table-cell table:formula="of:=[.B899]/[.A899]" office:value-type="float" office:value="78.6444444444444" calcext:value-type="float">
            <text:p>78.64444444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908" calcext:value-type="float">
            <text:p>7908</text:p>
          </table:table-cell>
          <table:table-cell table:number-columns-repeated="6"/>
          <table:table-cell table:formula="of:=[.B900]/[.A900]" office:value-type="float" office:value="77.5294117647059" calcext:value-type="float">
            <text:p>77.52941176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table:formula="of:=[.B901]/[.A901]" office:value-type="float" office:value="78.5714285714286" calcext:value-type="float">
            <text:p>78.57142857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593" calcext:value-type="float">
            <text:p>8593</text:p>
          </table:table-cell>
          <table:table-cell table:number-columns-repeated="6"/>
          <table:table-cell table:formula="of:=[.B902]/[.A902]" office:value-type="float" office:value="78.1181818181818" calcext:value-type="float">
            <text:p>78.11818181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73" calcext:value-type="float">
            <text:p>3073</text:p>
          </table:table-cell>
          <table:table-cell table:number-columns-repeated="6"/>
          <table:table-cell table:formula="of:=[.B903]/[.A903]" office:value-type="float" office:value="78.7948717948718" calcext:value-type="float">
            <text:p>78.794871794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9773" calcext:value-type="float">
            <text:p>19773</text:p>
          </table:table-cell>
          <table:table-cell table:number-columns-repeated="6"/>
          <table:table-cell table:formula="of:=[.B904]/[.A904]" office:value-type="float" office:value="78.1541501976285" calcext:value-type="float">
            <text:p>78.15415019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14" calcext:value-type="float">
            <text:p>1414</text:p>
          </table:table-cell>
          <table:table-cell table:number-columns-repeated="6"/>
          <table:table-cell table:formula="of:=[.B905]/[.A905]" office:value-type="float" office:value="78.5555555555556" calcext:value-type="float">
            <text:p>78.555555555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125" calcext:value-type="float">
            <text:p>19125</text:p>
          </table:table-cell>
          <table:table-cell table:number-columns-repeated="6"/>
          <table:table-cell table:formula="of:=[.B906]/[.A906]" office:value-type="float" office:value="78.7037037037037" calcext:value-type="float">
            <text:p>78.70370370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96" calcext:value-type="float">
            <text:p>2996</text:p>
          </table:table-cell>
          <table:table-cell table:number-columns-repeated="6"/>
          <table:table-cell table:formula="of:=[.B907]/[.A907]" office:value-type="float" office:value="78.8421052631579" calcext:value-type="float">
            <text:p>78.842105263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000" calcext:value-type="float">
            <text:p>9000</text:p>
          </table:table-cell>
          <table:table-cell table:number-columns-repeated="6"/>
          <table:table-cell table:formula="of:=[.B908]/[.A908]" office:value-type="float" office:value="78.9473684210526" calcext:value-type="float">
            <text:p>78.94736842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43" calcext:value-type="float">
            <text:p>4943</text:p>
          </table:table-cell>
          <table:table-cell table:number-columns-repeated="6"/>
          <table:table-cell table:formula="of:=[.B909]/[.A909]" office:value-type="float" office:value="77.234375" calcext:value-type="float">
            <text:p>77.23437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8999" calcext:value-type="float">
            <text:p>58999</text:p>
          </table:table-cell>
          <table:table-cell table:number-columns-repeated="6"/>
          <table:table-cell table:formula="of:=[.B910]/[.A910]" office:value-type="float" office:value="78.560585885486" calcext:value-type="float">
            <text:p>78.56058588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82" calcext:value-type="float">
            <text:p>4482</text:p>
          </table:table-cell>
          <table:table-cell table:number-columns-repeated="6"/>
          <table:table-cell table:formula="of:=[.B911]/[.A911]" office:value-type="float" office:value="78.6315789473684" calcext:value-type="float">
            <text:p>78.63157894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020" calcext:value-type="float">
            <text:p>18020</text:p>
          </table:table-cell>
          <table:table-cell table:number-columns-repeated="6"/>
          <table:table-cell table:formula="of:=[.B912]/[.A912]" office:value-type="float" office:value="78.6899563318777" calcext:value-type="float">
            <text:p>78.68995633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94" calcext:value-type="float">
            <text:p>5194</text:p>
          </table:table-cell>
          <table:table-cell table:number-columns-repeated="6"/>
          <table:table-cell table:formula="of:=[.B913]/[.A913]" office:value-type="float" office:value="78.6969696969697" calcext:value-type="float">
            <text:p>78.69696969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427" calcext:value-type="float">
            <text:p>8427</text:p>
          </table:table-cell>
          <table:table-cell table:number-columns-repeated="6"/>
          <table:table-cell table:formula="of:=[.B914]/[.A914]" office:value-type="float" office:value="78.0277777777778" calcext:value-type="float">
            <text:p>78.02777777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21" calcext:value-type="float">
            <text:p>5121</text:p>
          </table:table-cell>
          <table:table-cell table:number-columns-repeated="6"/>
          <table:table-cell table:formula="of:=[.B915]/[.A915]" office:value-type="float" office:value="78.7846153846154" calcext:value-type="float">
            <text:p>78.78461538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365" calcext:value-type="float">
            <text:p>5365</text:p>
          </table:table-cell>
          <table:table-cell table:number-columns-repeated="6"/>
          <table:table-cell table:formula="of:=[.B916]/[.A916]" office:value-type="float" office:value="77.7536231884058" calcext:value-type="float">
            <text:p>77.75362318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49" calcext:value-type="float">
            <text:p>3749</text:p>
          </table:table-cell>
          <table:table-cell table:number-columns-repeated="6"/>
          <table:table-cell table:formula="of:=[.B917]/[.A917]" office:value-type="float" office:value="78.1041666666667" calcext:value-type="float">
            <text:p>78.1041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95" calcext:value-type="float">
            <text:p>5095</text:p>
          </table:table-cell>
          <table:table-cell table:number-columns-repeated="6"/>
          <table:table-cell table:formula="of:=[.B918]/[.A918]" office:value-type="float" office:value="78.3846153846154" calcext:value-type="float">
            <text:p>78.38461538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653" calcext:value-type="float">
            <text:p>10653</text:p>
          </table:table-cell>
          <table:table-cell table:number-columns-repeated="6"/>
          <table:table-cell table:formula="of:=[.B919]/[.A919]" office:value-type="float" office:value="78.9111111111111" calcext:value-type="float">
            <text:p>78.91111111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65" calcext:value-type="float">
            <text:p>1665</text:p>
          </table:table-cell>
          <table:table-cell table:number-columns-repeated="6"/>
          <table:table-cell table:formula="of:=[.B920]/[.A920]" office:value-type="float" office:value="79.2857142857143" calcext:value-type="float">
            <text:p>79.28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table:formula="of:=[.B921]/[.A921]"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989" calcext:value-type="float">
            <text:p>14989</text:p>
          </table:table-cell>
          <table:table-cell table:number-columns-repeated="6"/>
          <table:table-cell table:formula="of:=[.B922]/[.A922]" office:value-type="float" office:value="78.8894736842105" calcext:value-type="float">
            <text:p>78.88947368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28" calcext:value-type="float">
            <text:p>2428</text:p>
          </table:table-cell>
          <table:table-cell table:number-columns-repeated="6"/>
          <table:table-cell table:formula="of:=[.B923]/[.A923]" office:value-type="float" office:value="78.3225806451613" calcext:value-type="float">
            <text:p>78.32258064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43" calcext:value-type="float">
            <text:p>1643</text:p>
          </table:table-cell>
          <table:table-cell table:number-columns-repeated="6"/>
          <table:table-cell table:formula="of:=[.B924]/[.A924]" office:value-type="float" office:value="78.2380952380952" calcext:value-type="float">
            <text:p>78.23809523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708" calcext:value-type="float">
            <text:p>7708</text:p>
          </table:table-cell>
          <table:table-cell table:number-columns-repeated="6"/>
          <table:table-cell table:formula="of:=[.B925]/[.A925]" office:value-type="float" office:value="78.6530612244898" calcext:value-type="float">
            <text:p>78.65306122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12" calcext:value-type="float">
            <text:p>2212</text:p>
          </table:table-cell>
          <table:table-cell table:number-columns-repeated="6"/>
          <table:table-cell table:formula="of:=[.B926]/[.A926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03" calcext:value-type="float">
            <text:p>2703</text:p>
          </table:table-cell>
          <table:table-cell table:number-columns-repeated="6"/>
          <table:table-cell table:formula="of:=[.B927]/[.A927]"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450" calcext:value-type="float">
            <text:p>10450</text:p>
          </table:table-cell>
          <table:table-cell table:number-columns-repeated="6"/>
          <table:table-cell table:formula="of:=[.B928]/[.A928]" office:value-type="float" office:value="78.5714285714286" calcext:value-type="float">
            <text:p>78.5714285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6" calcext:value-type="float">
            <text:p>786</text:p>
          </table:table-cell>
          <table:table-cell table:number-columns-repeated="6"/>
          <table:table-cell table:formula="of:=[.B929]/[.A929]"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75" calcext:value-type="float">
            <text:p>6175</text:p>
          </table:table-cell>
          <table:table-cell table:number-columns-repeated="6"/>
          <table:table-cell table:formula="of:=[.B930]/[.A930]" office:value-type="float" office:value="78.1645569620253" calcext:value-type="float">
            <text:p>78.1645569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60" calcext:value-type="float">
            <text:p>1960</text:p>
          </table:table-cell>
          <table:table-cell table:number-columns-repeated="6"/>
          <table:table-cell table:formula="of:=[.B931]/[.A931]" office:value-type="float" office:value="78.4" calcext:value-type="float">
            <text:p>78.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501" calcext:value-type="float">
            <text:p>7501</text:p>
          </table:table-cell>
          <table:table-cell table:number-columns-repeated="6"/>
          <table:table-cell table:formula="of:=[.B932]/[.A932]" office:value-type="float" office:value="78.9578947368421" calcext:value-type="float">
            <text:p>78.957894736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464" calcext:value-type="float">
            <text:p>11464</text:p>
          </table:table-cell>
          <table:table-cell table:number-columns-repeated="6"/>
          <table:table-cell table:formula="of:=[.B933]/[.A933]" office:value-type="float" office:value="77.9863945578231" calcext:value-type="float">
            <text:p>77.98639455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790" calcext:value-type="float">
            <text:p>6790</text:p>
          </table:table-cell>
          <table:table-cell table:number-columns-repeated="6"/>
          <table:table-cell table:formula="of:=[.B934]/[.A934]" office:value-type="float" office:value="78.0459770114943" calcext:value-type="float">
            <text:p>78.04597701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525" calcext:value-type="float">
            <text:p>11525</text:p>
          </table:table-cell>
          <table:table-cell table:number-columns-repeated="6"/>
          <table:table-cell table:formula="of:=[.B935]/[.A935]" office:value-type="float" office:value="78.4013605442177" calcext:value-type="float">
            <text:p>78.40136054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2" calcext:value-type="float">
            <text:p>552</text:p>
          </table:table-cell>
          <table:table-cell table:number-columns-repeated="6"/>
          <table:table-cell table:formula="of:=[.B936]/[.A936]" office:value-type="float" office:value="78.8571428571429" calcext:value-type="float">
            <text:p>78.85714285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925" calcext:value-type="float">
            <text:p>15925</text:p>
          </table:table-cell>
          <table:table-cell table:number-columns-repeated="6"/>
          <table:table-cell table:formula="of:=[.B937]/[.A937]" office:value-type="float" office:value="78.448275862069" calcext:value-type="float">
            <text:p>78.44827586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12" calcext:value-type="float">
            <text:p>5612</text:p>
          </table:table-cell>
          <table:table-cell table:number-columns-repeated="6"/>
          <table:table-cell table:formula="of:=[.B938]/[.A938]" office:value-type="float" office:value="77.9444444444444" calcext:value-type="float">
            <text:p>77.944444444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346" calcext:value-type="float">
            <text:p>35346</text:p>
          </table:table-cell>
          <table:table-cell table:number-columns-repeated="6"/>
          <table:table-cell table:formula="of:=[.B939]/[.A939]" office:value-type="float" office:value="78.5466666666667" calcext:value-type="float">
            <text:p>78.54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55" calcext:value-type="float">
            <text:p>1255</text:p>
          </table:table-cell>
          <table:table-cell table:number-columns-repeated="6"/>
          <table:table-cell table:formula="of:=[.B940]/[.A940]" office:value-type="float" office:value="78.4375" calcext:value-type="float">
            <text:p>78.43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59" calcext:value-type="float">
            <text:p>4759</text:p>
          </table:table-cell>
          <table:table-cell table:number-columns-repeated="6"/>
          <table:table-cell table:formula="of:=[.B941]/[.A941]" office:value-type="float" office:value="79.3166666666667" calcext:value-type="float">
            <text:p>79.31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34" calcext:value-type="float">
            <text:p>1334</text:p>
          </table:table-cell>
          <table:table-cell table:number-columns-repeated="6"/>
          <table:table-cell table:formula="of:=[.B942]/[.A942]" office:value-type="float" office:value="78.4705882352941" calcext:value-type="float">
            <text:p>78.47058823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78" calcext:value-type="float">
            <text:p>2378</text:p>
          </table:table-cell>
          <table:table-cell table:number-columns-repeated="6"/>
          <table:table-cell table:formula="of:=[.B943]/[.A943]" office:value-type="float" office:value="79.2666666666667" calcext:value-type="float">
            <text:p>79.266666666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915" calcext:value-type="float">
            <text:p>11915</text:p>
          </table:table-cell>
          <table:table-cell table:number-columns-repeated="6"/>
          <table:table-cell table:formula="of:=[.B944]/[.A944]" office:value-type="float" office:value="78.3881578947368" calcext:value-type="float">
            <text:p>78.38815789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193" calcext:value-type="float">
            <text:p>9193</text:p>
          </table:table-cell>
          <table:table-cell table:number-columns-repeated="6"/>
          <table:table-cell table:formula="of:=[.B945]/[.A945]" office:value-type="float" office:value="77.906779661017" calcext:value-type="float">
            <text:p>77.90677966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1571" calcext:value-type="float">
            <text:p>21571</text:p>
          </table:table-cell>
          <table:table-cell table:number-columns-repeated="6"/>
          <table:table-cell table:formula="of:=[.B946]/[.A946]" office:value-type="float" office:value="78.7262773722628" calcext:value-type="float">
            <text:p>78.72627737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057" calcext:value-type="float">
            <text:p>6057</text:p>
          </table:table-cell>
          <table:table-cell table:number-columns-repeated="6"/>
          <table:table-cell table:formula="of:=[.B947]/[.A947]" office:value-type="float" office:value="78.6623376623377" calcext:value-type="float">
            <text:p>78.66233766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17" calcext:value-type="float">
            <text:p>3217</text:p>
          </table:table-cell>
          <table:table-cell table:number-columns-repeated="6"/>
          <table:table-cell table:formula="of:=[.B948]/[.A948]" office:value-type="float" office:value="78.4634146341463" calcext:value-type="float">
            <text:p>78.46341463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924" calcext:value-type="float">
            <text:p>14924</text:p>
          </table:table-cell>
          <table:table-cell table:number-columns-repeated="6"/>
          <table:table-cell table:formula="of:=[.B949]/[.A949]" office:value-type="float" office:value="78.5473684210526" calcext:value-type="float">
            <text:p>78.54736842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18" calcext:value-type="float">
            <text:p>3918</text:p>
          </table:table-cell>
          <table:table-cell table:number-columns-repeated="6"/>
          <table:table-cell table:formula="of:=[.B950]/[.A950]" office:value-type="float" office:value="78.36" calcext:value-type="float">
            <text:p>78.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32" calcext:value-type="float">
            <text:p>5932</text:p>
          </table:table-cell>
          <table:table-cell table:number-columns-repeated="6"/>
          <table:table-cell table:formula="of:=[.B951]/[.A951]" office:value-type="float" office:value="79.0933333333333" calcext:value-type="float">
            <text:p>79.09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675" calcext:value-type="float">
            <text:p>6675</text:p>
          </table:table-cell>
          <table:table-cell table:number-columns-repeated="6"/>
          <table:table-cell table:formula="of:=[.B952]/[.A952]" office:value-type="float" office:value="78.5294117647059" calcext:value-type="float">
            <text:p>78.52941176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97" calcext:value-type="float">
            <text:p>1897</text:p>
          </table:table-cell>
          <table:table-cell table:number-columns-repeated="6"/>
          <table:table-cell table:formula="of:=[.B953]/[.A953]" office:value-type="float" office:value="79.0416666666667" calcext:value-type="float">
            <text:p>79.041666666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9533" calcext:value-type="float">
            <text:p>39533</text:p>
          </table:table-cell>
          <table:table-cell table:number-columns-repeated="6"/>
          <table:table-cell table:formula="of:=[.B954]/[.A954]" office:value-type="float" office:value="78.5944333996024" calcext:value-type="float">
            <text:p>78.59443339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081" calcext:value-type="float">
            <text:p>8081</text:p>
          </table:table-cell>
          <table:table-cell table:number-columns-repeated="6"/>
          <table:table-cell table:formula="of:=[.B955]/[.A955]" office:value-type="float" office:value="78.4563106796117" calcext:value-type="float">
            <text:p>78.45631067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307" calcext:value-type="float">
            <text:p>20307</text:p>
          </table:table-cell>
          <table:table-cell table:number-columns-repeated="6"/>
          <table:table-cell table:formula="of:=[.B956]/[.A956]" office:value-type="float" office:value="78.4054054054054" calcext:value-type="float">
            <text:p>78.40540540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63" calcext:value-type="float">
            <text:p>2363</text:p>
          </table:table-cell>
          <table:table-cell table:number-columns-repeated="6"/>
          <table:table-cell table:formula="of:=[.B957]/[.A957]" office:value-type="float" office:value="78.7666666666667" calcext:value-type="float">
            <text:p>78.766666666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1819" calcext:value-type="float">
            <text:p>51819</text:p>
          </table:table-cell>
          <table:table-cell table:number-columns-repeated="6"/>
          <table:table-cell table:formula="of:=[.B958]/[.A958]" office:value-type="float" office:value="78.6327769347496" calcext:value-type="float">
            <text:p>78.63277693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710" calcext:value-type="float">
            <text:p>10710</text:p>
          </table:table-cell>
          <table:table-cell table:number-columns-repeated="6"/>
          <table:table-cell table:formula="of:=[.B959]/[.A959]" office:value-type="float" office:value="78.1751824817518" calcext:value-type="float">
            <text:p>78.17518248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083" calcext:value-type="float">
            <text:p>14083</text:p>
          </table:table-cell>
          <table:table-cell table:number-columns-repeated="6"/>
          <table:table-cell table:formula="of:=[.B960]/[.A960]" office:value-type="float" office:value="78.6759776536313" calcext:value-type="float">
            <text:p>78.67597765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8" calcext:value-type="float">
            <text:p>538</text:p>
          </table:table-cell>
          <table:table-cell table:number-columns-repeated="6"/>
          <table:table-cell table:formula="of:=[.B961]/[.A961]" office:value-type="float" office:value="76.8571428571429" calcext:value-type="float">
            <text:p>76.857142857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654" calcext:value-type="float">
            <text:p>12654</text:p>
          </table:table-cell>
          <table:table-cell table:number-columns-repeated="6"/>
          <table:table-cell table:formula="of:=[.B962]/[.A962]" office:value-type="float" office:value="78.5962732919255" calcext:value-type="float">
            <text:p>78.59627329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18" calcext:value-type="float">
            <text:p>4818</text:p>
          </table:table-cell>
          <table:table-cell table:number-columns-repeated="6"/>
          <table:table-cell table:formula="of:=[.B963]/[.A963]" office:value-type="float" office:value="78.983606557377" calcext:value-type="float">
            <text:p>78.98360655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6"/>
          <table:table-cell table:formula="of:=[.B964]/[.A964]" office:value-type="float" office:value="77.3333333333333" calcext:value-type="float">
            <text:p>77.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77" calcext:value-type="float">
            <text:p>4377</text:p>
          </table:table-cell>
          <table:table-cell table:number-columns-repeated="6"/>
          <table:table-cell table:formula="of:=[.B965]/[.A965]" office:value-type="float" office:value="78.1607142857143" calcext:value-type="float">
            <text:p>78.16071428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67" calcext:value-type="float">
            <text:p>6767</text:p>
          </table:table-cell>
          <table:table-cell table:number-columns-repeated="6"/>
          <table:table-cell table:formula="of:=[.B966]/[.A966]" office:value-type="float" office:value="78.6860465116279" calcext:value-type="float">
            <text:p>78.68604651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988" calcext:value-type="float">
            <text:p>6988</text:p>
          </table:table-cell>
          <table:table-cell table:number-columns-repeated="6"/>
          <table:table-cell table:formula="of:=[.B967]/[.A967]" office:value-type="float" office:value="78.5168539325843" calcext:value-type="float">
            <text:p>78.51685393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017" calcext:value-type="float">
            <text:p>7017</text:p>
          </table:table-cell>
          <table:table-cell table:number-columns-repeated="6"/>
          <table:table-cell table:formula="of:=[.B968]/[.A968]" office:value-type="float" office:value="78.8426966292135" calcext:value-type="float">
            <text:p>78.842696629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758" calcext:value-type="float">
            <text:p>9758</text:p>
          </table:table-cell>
          <table:table-cell table:number-columns-repeated="6"/>
          <table:table-cell table:formula="of:=[.B969]/[.A969]" office:value-type="float" office:value="78.064" calcext:value-type="float">
            <text:p>78.0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08" calcext:value-type="float">
            <text:p>6708</text:p>
          </table:table-cell>
          <table:table-cell table:number-columns-repeated="6"/>
          <table:table-cell table:formula="of:=[.B970]/[.A970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54" calcext:value-type="float">
            <text:p>2054</text:p>
          </table:table-cell>
          <table:table-cell table:number-columns-repeated="6"/>
          <table:table-cell table:formula="of:=[.B971]/[.A971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74" calcext:value-type="float">
            <text:p>5774</text:p>
          </table:table-cell>
          <table:table-cell table:number-columns-repeated="6"/>
          <table:table-cell table:formula="of:=[.B972]/[.A972]" office:value-type="float" office:value="79.0958904109589" calcext:value-type="float">
            <text:p>79.09589041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6280" calcext:value-type="float">
            <text:p>36280</text:p>
          </table:table-cell>
          <table:table-cell table:number-columns-repeated="6"/>
          <table:table-cell table:formula="of:=[.B973]/[.A973]" office:value-type="float" office:value="79.2139737991266" calcext:value-type="float">
            <text:p>79.21397379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49" calcext:value-type="float">
            <text:p>3149</text:p>
          </table:table-cell>
          <table:table-cell table:number-columns-repeated="6"/>
          <table:table-cell table:formula="of:=[.B974]/[.A974]" office:value-type="float" office:value="78.725" calcext:value-type="float">
            <text:p>78.7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2" calcext:value-type="float">
            <text:p>952</text:p>
          </table:table-cell>
          <table:table-cell table:number-columns-repeated="6"/>
          <table:table-cell table:formula="of:=[.B975]/[.A975]" office:value-type="float" office:value="79.3333333333333" calcext:value-type="float">
            <text:p>79.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93" calcext:value-type="float">
            <text:p>2193</text:p>
          </table:table-cell>
          <table:table-cell table:number-columns-repeated="6"/>
          <table:table-cell table:formula="of:=[.B976]/[.A976]" office:value-type="float" office:value="78.3214285714286" calcext:value-type="float">
            <text:p>78.32142857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0" calcext:value-type="float">
            <text:p>1870</text:p>
          </table:table-cell>
          <table:table-cell table:number-columns-repeated="6"/>
          <table:table-cell table:formula="of:=[.B977]/[.A977]" office:value-type="float" office:value="77.9166666666667" calcext:value-type="float">
            <text:p>77.9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table:number-columns-repeated="6"/>
          <table:table-cell table:formula="of:=[.B978]/[.A978]" office:value-type="float" office:value="79.3333333333333" calcext:value-type="float">
            <text:p>79.333333333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323" calcext:value-type="float">
            <text:p>16323</text:p>
          </table:table-cell>
          <table:table-cell table:number-columns-repeated="6"/>
          <table:table-cell table:formula="of:=[.B979]/[.A979]" office:value-type="float" office:value="78.4759615384615" calcext:value-type="float">
            <text:p>78.47596153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72" calcext:value-type="float">
            <text:p>6372</text:p>
          </table:table-cell>
          <table:table-cell table:number-columns-repeated="6"/>
          <table:table-cell table:formula="of:=[.B980]/[.A980]" office:value-type="float" office:value="78.6666666666667" calcext:value-type="float">
            <text:p>78.66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40" calcext:value-type="float">
            <text:p>6340</text:p>
          </table:table-cell>
          <table:table-cell table:number-columns-repeated="6"/>
          <table:table-cell table:formula="of:=[.B981]/[.A981]" office:value-type="float" office:value="78.2716049382716" calcext:value-type="float">
            <text:p>78.271604938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633" calcext:value-type="float">
            <text:p>14633</text:p>
          </table:table-cell>
          <table:table-cell table:number-columns-repeated="6"/>
          <table:table-cell table:formula="of:=[.B982]/[.A982]" office:value-type="float" office:value="78.2513368983957" calcext:value-type="float">
            <text:p>78.25133689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number-columns-repeated="6"/>
          <table:table-cell table:formula="of:=[.B983]/[.A983]" office:value-type="float" office:value="77.8333333333333" calcext:value-type="float">
            <text:p>77.8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8" calcext:value-type="float">
            <text:p>998</text:p>
          </table:table-cell>
          <table:table-cell table:number-columns-repeated="6"/>
          <table:table-cell table:formula="of:=[.B984]/[.A984]" office:value-type="float" office:value="76.7692307692308" calcext:value-type="float">
            <text:p>76.76923076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20" calcext:value-type="float">
            <text:p>2820</text:p>
          </table:table-cell>
          <table:table-cell table:number-columns-repeated="6"/>
          <table:table-cell table:formula="of:=[.B985]/[.A985]" office:value-type="float" office:value="78.3333333333333" calcext:value-type="float">
            <text:p>78.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21" calcext:value-type="float">
            <text:p>3621</text:p>
          </table:table-cell>
          <table:table-cell table:number-columns-repeated="6"/>
          <table:table-cell table:formula="of:=[.B986]/[.A986]" office:value-type="float" office:value="78.7173913043478" calcext:value-type="float">
            <text:p>78.71739130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2" calcext:value-type="float">
            <text:p>552</text:p>
          </table:table-cell>
          <table:table-cell table:number-columns-repeated="6"/>
          <table:table-cell table:formula="of:=[.B987]/[.A987]" office:value-type="float" office:value="78.8571428571429" calcext:value-type="float">
            <text:p>78.857142857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398" calcext:value-type="float">
            <text:p>16398</text:p>
          </table:table-cell>
          <table:table-cell table:number-columns-repeated="6"/>
          <table:table-cell table:formula="of:=[.B988]/[.A988]" office:value-type="float" office:value="78.8365384615385" calcext:value-type="float">
            <text:p>78.83653846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427" calcext:value-type="float">
            <text:p>12427</text:p>
          </table:table-cell>
          <table:table-cell table:number-columns-repeated="6"/>
          <table:table-cell table:formula="of:=[.B989]/[.A989]" office:value-type="float" office:value="78.1572327044025" calcext:value-type="float">
            <text:p>78.157232704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9324" calcext:value-type="float">
            <text:p>19324</text:p>
          </table:table-cell>
          <table:table-cell table:number-columns-repeated="6"/>
          <table:table-cell table:formula="of:=[.B990]/[.A990]" office:value-type="float" office:value="78.5528455284553" calcext:value-type="float">
            <text:p>78.552845528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965" calcext:value-type="float">
            <text:p>12965</text:p>
          </table:table-cell>
          <table:table-cell table:number-columns-repeated="6"/>
          <table:table-cell table:formula="of:=[.B991]/[.A991]" office:value-type="float" office:value="78.5757575757576" calcext:value-type="float">
            <text:p>78.57575757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4" calcext:value-type="float">
            <text:p>954</text:p>
          </table:table-cell>
          <table:table-cell table:number-columns-repeated="6"/>
          <table:table-cell table:formula="of:=[.B992]/[.A992]"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1" calcext:value-type="float">
            <text:p>1241</text:p>
          </table:table-cell>
          <table:table-cell table:number-columns-repeated="6"/>
          <table:table-cell table:formula="of:=[.B993]/[.A993]" office:value-type="float" office:value="77.5625" calcext:value-type="float">
            <text:p>77.56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510" calcext:value-type="float">
            <text:p>10510</text:p>
          </table:table-cell>
          <table:table-cell table:number-columns-repeated="6"/>
          <table:table-cell table:formula="of:=[.B994]/[.A994]" office:value-type="float" office:value="77.8518518518519" calcext:value-type="float">
            <text:p>77.85185185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54" calcext:value-type="float">
            <text:p>1954</text:p>
          </table:table-cell>
          <table:table-cell table:number-columns-repeated="6"/>
          <table:table-cell table:formula="of:=[.B995]/[.A995]" office:value-type="float" office:value="78.16" calcext:value-type="float">
            <text:p>78.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17" calcext:value-type="float">
            <text:p>5617</text:p>
          </table:table-cell>
          <table:table-cell table:number-columns-repeated="6"/>
          <table:table-cell table:formula="of:=[.B996]/[.A996]" office:value-type="float" office:value="76.9452054794521" calcext:value-type="float">
            <text:p>76.945205479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696" calcext:value-type="float">
            <text:p>20696</text:p>
          </table:table-cell>
          <table:table-cell table:number-columns-repeated="6"/>
          <table:table-cell table:formula="of:=[.B997]/[.A997]" office:value-type="float" office:value="78.3939393939394" calcext:value-type="float">
            <text:p>78.39393939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10" calcext:value-type="float">
            <text:p>2910</text:p>
          </table:table-cell>
          <table:table-cell table:number-columns-repeated="6"/>
          <table:table-cell table:formula="of:=[.B998]/[.A998]" office:value-type="float" office:value="78.6486486486487" calcext:value-type="float">
            <text:p>78.64864864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610" calcext:value-type="float">
            <text:p>4610</text:p>
          </table:table-cell>
          <table:table-cell table:number-columns-repeated="6"/>
          <table:table-cell table:formula="of:=[.B999]/[.A999]" office:value-type="float" office:value="78.135593220339" calcext:value-type="float">
            <text:p>78.13559322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8" calcext:value-type="float">
            <text:p>808</text:p>
          </table:table-cell>
          <table:table-cell table:number-columns-repeated="6"/>
          <table:table-cell table:formula="of:=[.B1000]/[.A1000]" office:value-type="float" office:value="80.8" calcext:value-type="float">
            <text:p>8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7:18:57.821769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nshi Geng</meta:initial-creator>
    <meta:creation-date>2016-03-29T15:51:14.906089698</meta:creation-date>
    <dc:date>2016-03-29T17:21:13.131046929</dc:date>
    <dc:creator>Runshi Geng</dc:creator>
    <meta:editing-duration>PT3M47S</meta:editing-duration>
    <meta:editing-cycles>3</meta:editing-cycles>
    <meta:generator>LibreOffice/4.2.8.2$Linux_X86_64 LibreOffice_project/420m0$Build-2</meta:generator>
    <meta:document-statistic meta:table-count="1" meta:cell-count="3003" meta:object-count="0"/>
  </office:meta>
</office:document-meta>
</file>